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en" fo:country="US"/>
    </style:style>
    <style:style style:name="P2" style:family="paragraph" style:parent-style-name="Footnote">
      <style:paragraph-properties fo:margin-left="0in" fo:margin-right="0in" fo:text-indent="0in" style:auto-text-indent="false"/>
    </style:style>
    <style:style style:name="P3" style:family="paragraph" style:parent-style-name="Footnote">
      <style:paragraph-properties fo:margin-left="0in" fo:margin-right="0in" fo:text-indent="0in" style:auto-text-indent="false"/>
      <style:text-properties fo:language="en" fo:country="US"/>
    </style:style>
    <style:style style:name="P4" style:family="paragraph" style:parent-style-name="Text_20_body">
      <style:text-properties fo:font-size="10pt" fo:language="en" fo:country="US" fo:font-style="normal" style:font-size-asian="10pt" style:font-style-asian="normal" style:font-size-complex="10pt" style:font-style-complex="normal"/>
    </style:style>
    <style:style style:name="P5" style:family="paragraph" style:parent-style-name="Text_20_body">
      <style:paragraph-properties fo:line-height="200%"/>
      <style:text-properties fo:language="en" fo:country="US" fo:font-style="normal" style:font-style-asian="normal" style:font-style-complex="normal"/>
    </style:style>
    <style:style style:name="P6" style:family="paragraph" style:parent-style-name="Text_20_body">
      <style:paragraph-properties fo:line-height="200%"/>
      <style:text-properties fo:language="en" fo:country="US"/>
    </style:style>
    <style:style style:name="P7" style:family="paragraph" style:parent-style-name="Text_20_body">
      <style:paragraph-properties fo:line-height="200%"/>
      <style:text-properties fo:font-size="12pt" fo:language="en" fo:country="US" fo:font-style="normal" style:font-size-asian="12pt" style:font-style-asian="normal" style:font-size-complex="12pt" style:font-style-complex="normal"/>
    </style:style>
    <style:style style:name="P8" style:family="paragraph" style:parent-style-name="Text_20_body">
      <style:paragraph-properties fo:line-height="200%"/>
      <style:text-properties fo:font-size="12pt" fo:language="en" fo:country="US" style:font-size-asian="12pt" style:font-size-complex="12pt"/>
    </style:style>
    <style:style style:name="P9" style:family="paragraph" style:parent-style-name="Text_20_body">
      <style:paragraph-properties fo:line-height="200%"/>
      <style:text-properties fo:font-size="12pt" fo:font-style="normal" style:font-size-asian="12pt" style:font-style-asian="normal" style:font-size-complex="12pt" style:font-style-complex="normal"/>
    </style:style>
    <style:style style:name="P10" style:family="paragraph" style:parent-style-name="Text_20_body">
      <style:paragraph-properties fo:line-height="200%"/>
      <style:text-properties fo:font-size="12pt" style:font-size-asian="12pt" style:font-size-complex="12pt"/>
    </style:style>
    <style:style style:name="P11" style:family="paragraph" style:parent-style-name="Text_20_body">
      <style:paragraph-properties fo:line-height="200%"/>
      <style:text-properties style:font-name="Courier New" fo:font-size="10pt" fo:font-style="normal" style:font-size-asian="10pt" style:font-style-asian="normal" style:font-size-complex="10pt" style:font-style-complex="normal"/>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paragraph-properties fo:line-height="200%"/>
    </style:style>
    <style:style style:name="P14" style:family="paragraph" style:parent-style-name="Standard">
      <style:paragraph-properties fo:break-before="page"/>
      <style:text-properties style:font-name="Times New Roman" fo:font-size="14pt" fo:font-weight="bold" style:font-size-asian="14pt" style:font-weight-asian="bold" style:font-size-complex="14pt" style:font-weight-complex="bold"/>
    </style:style>
    <style:style style:name="P15" style:family="paragraph" style:parent-style-name="Standard">
      <style:text-properties style:font-name="Courier New"/>
    </style:style>
    <style:style style:name="P16" style:family="paragraph" style:parent-style-name="Standard">
      <style:paragraph-properties fo:line-height="200%"/>
      <style:text-properties fo:language="en" fo:country="US"/>
    </style:style>
    <style:style style:name="P17" style:family="paragraph" style:parent-style-name="Subtitle">
      <style:text-properties fo:font-style="normal" style:font-style-asian="normal" style:font-style-complex="normal"/>
    </style:style>
    <style:style style:name="P18" style:family="paragraph" style:parent-style-name="Bibliography_20_1">
      <style:paragraph-properties>
        <style:tab-stops/>
      </style:paragraph-properties>
    </style:style>
    <style:style style:name="P19" style:family="paragraph" style:parent-style-name="Text_20_body" style:list-style-name="L1">
      <style:paragraph-properties fo:line-height="200%"/>
      <style:text-properties fo:language="en" fo:country="US"/>
    </style:style>
    <style:style style:name="P20" style:family="paragraph" style:parent-style-name="Text_20_body" style:list-style-name="L2">
      <style:paragraph-properties fo:line-height="200%"/>
      <style:text-properties fo:language="en" fo:country="US"/>
    </style:style>
    <style:style style:name="P21" style:family="paragraph" style:parent-style-name="Text_20_body" style:list-style-name="L3">
      <style:paragraph-properties fo:line-height="200%"/>
      <style:text-properties fo:language="en" fo:country="US"/>
    </style:style>
    <style:style style:name="P22" style:family="paragraph" style:parent-style-name="Text_20_body" style:list-style-name="L3">
      <style:paragraph-properties fo:line-height="200%"/>
      <style:text-properties fo:language="en" fo:country="US" fo:font-style="normal" style:font-style-asian="normal" style:font-style-complex="normal"/>
    </style:style>
    <style:style style:name="P23" style:family="paragraph" style:parent-style-name="Text_20_body" style:list-style-name="L4">
      <style:paragraph-properties fo:line-height="200%"/>
      <style:text-properties fo:font-size="12pt" style:font-size-asian="12pt" style:font-size-complex="12pt"/>
    </style:style>
    <style:style style:name="P24" style:family="paragraph" style:parent-style-name="Text_20_body" style:list-style-name="L4">
      <style:paragraph-properties fo:line-height="200%"/>
      <style:text-properties fo:font-size="12pt" fo:font-style="normal" style:font-size-asian="12pt" style:font-style-asian="normal" style:font-size-complex="12pt" style:font-style-complex="normal"/>
    </style:style>
    <style:style style:name="P25" style:family="paragraph" style:parent-style-name="Heading_20_1">
      <style:paragraph-properties fo:line-height="200%"/>
      <style:text-properties fo:language="en" fo:country="US"/>
    </style:style>
    <style:style style:name="P26" style:family="paragraph" style:parent-style-name="Heading_20_1">
      <style:paragraph-properties fo:line-height="200%"/>
      <style:text-properties fo:font-size="14pt" fo:font-style="normal" style:font-size-asian="14pt" style:font-style-asian="normal" style:font-size-complex="14pt" style:font-style-complex="normal"/>
    </style:style>
    <style:style style:name="P27" style:family="paragraph" style:parent-style-name="Heading_20_1">
      <style:paragraph-properties fo:line-height="200%"/>
    </style:style>
    <style:style style:name="P28" style:family="paragraph" style:parent-style-name="Heading_20_1">
      <style:paragraph-properties fo:break-before="page"/>
    </style:style>
    <style:style style:name="P29" style:family="paragraph" style:parent-style-name="Heading_20_1">
      <style:paragraph-properties fo:line-height="200%" fo:break-before="page"/>
      <style:text-properties fo:language="en" fo:country="US"/>
    </style:style>
    <style:style style:name="P30" style:family="paragraph" style:parent-style-name="Heading_20_2">
      <style:paragraph-properties fo:line-height="200%"/>
      <style:text-properties fo:language="en" fo:country="US"/>
    </style:style>
    <style:style style:name="P31" style:family="paragraph" style:parent-style-name="Heading_20_2">
      <style:paragraph-properties fo:line-height="200%"/>
      <style:text-properties fo:font-size="12pt" fo:language="en" fo:country="US" style:font-size-asian="12pt" style:font-size-complex="12pt"/>
    </style:style>
    <style:style style:name="P32" style:family="paragraph" style:parent-style-name="Heading_20_2">
      <style:paragraph-properties fo:line-height="200%"/>
      <style:text-properties fo:font-size="12pt" fo:language="en" fo:country="US" fo:font-style="italic" style:font-size-asian="12pt" style:font-style-asian="italic" style:font-size-complex="12pt" style:font-style-complex="italic"/>
    </style:style>
    <style:style style:name="P33" style:family="paragraph" style:parent-style-name="Heading_20_2">
      <style:paragraph-properties fo:line-height="200%"/>
      <style:text-properties fo:font-size="12pt" fo:font-style="normal" style:font-size-asian="12pt" style:font-style-asian="normal" style:font-size-complex="12pt" style:font-style-complex="normal"/>
    </style:style>
    <style:style style:name="P34" style:family="paragraph" style:parent-style-name="Heading_20_2">
      <style:paragraph-properties fo:line-height="200%"/>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normal" style:font-size-asian="12pt" style:font-style-asian="normal" style:font-size-complex="12pt" style:font-style-complex="normal"/>
    </style:style>
    <style:style style:name="T6" style:family="text">
      <style:text-properties style:text-position="super 58%"/>
    </style:style>
    <style:style style:name="T7" style:family="text">
      <style:text-properties fo:language="en" fo:country="US"/>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space" fo:text-indent="-0.25in" fo:margin-left="1.25in"/>
        </style:list-level-properties>
      </text:list-level-style-number>
      <text:list-level-style-bullet text:level="4" text:style-name="Bullet_20_Symbols" text:bullet-char="•">
        <style:list-level-properties text:list-level-position-and-space-mode="label-alignment">
          <style:list-level-label-alignment text:label-followed-by="space"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 Application of Knowledge Representation to eCulture</text:p>
      <text:p text:style-name="P17">Nima Seyedtalebi, University of Kentucky</text:p>
      <text:p text:style-name="P17">Advisor: Dr. V. W. Marek, University of Kentucky</text:p>
      <text:p text:style-name="Text_20_body"/>
      <text:h text:style-name="P29" text:outline-level="1">Introduction</text:h>
      <text:p text:style-name="P6">There are few aspects of modern living that do not involve computers in some form or fashion. <text:s/>They pervade our homes, workplaces, and public spaces. <text:s/>We put them in our pockets, on our wrists, in appliances and toys, and anywhere else they will fit. <text:s/>They are <text:span text:style-name="T1">everywhere</text:span><text:span text:style-name="T2">, and more of them than ever before are connected to the Internet. <text:s/>By 2021, global IP traffic will reach 3.3ZB</text:span><text:span text:style-name="T2"><text:note text:id="ftn1" text:note-class="footnote"><text:note-citation>1</text:note-citation><text:note-body><text:p text:style-name="P4"><text:s/>According to Google's dictionary, <text:s/>about 10^21 bytes (2^70 strictly speaking).</text:p></text:note-body></text:note></text:span><text:span text:style-name="T2"> <text:s/>and the global number of IP-connected devices per capita will be 3.5</text:span><text:span text:style-name="T2"><text:bibliography-mark text:identifier="Cisco_zetta" text:bibliography-type="www" text:author="Cisco Systems" text:title="The Zettabyte Era: Trends and Analysis" text:year="2017">[1]</text:bibliography-mark></text:span><text:span text:style-name="T2">. The applications of computer science are similarly widespread – computer science is a large part of what separates computers from other electrified chunks of metal.</text:span></text:p>
      <text:p text:style-name="P6"><text:span text:style-name="T2">Outside of research, people are usually interested in how a new technology can be used to make money, wage war, or make life easier. There are countless examples of these "obvious" applications for computer science. Applications of computer science to things like painting, music, and theater are perhaps less obvious but equally valuable to the humanities and arguably humankind in general. This is the </text:span><text:span text:style-name="T1">raison d'etre</text:span><text:span text:style-name="T2"> for this project: to apply computer science to the benefit of the wellspring of culture known as the "humanities," or "things that are not useful for making money, war, or life any easier."</text:span><text:span text:style-name="T2"><text:note text:id="ftn2" text:note-class="footnote"><text:note-citation>2</text:note-citation><text:note-body><text:p text:style-name="P3"><text:s/>This is to be understood in jest of course.</text:p></text:note-body></text:note></text:span><text:span text:style-name="T2"> In particular, the goal is to extract information from an existing source about classical music in a form that allows one to combine that information with other resources and answer questions about the data that would be difficult or impossible to answer otherwise.</text:span></text:p>
      <text:p text:style-name="P6"><text:span text:style-name="T2">A prominent example of this is how computer science has contributed to music, both production (e.g. digital instruments and audio editing software) and consumption (e.g. YouTube and Pandora Internet Radio). We currently have access to more music now than ever before in human history, yet g</text:span>reat access necessitates great accessibility. Once again we can apply computer science to provide this. Free-text searching allows people to access this wealth of information quickly and without special training. Tools also exist to put content creation in the hands of the masses. For example, anyone with an internet connection, a computer, and a microphone can record themselves playing <text:soft-page-break/>an instrument or singing. Sites like SoundCloud and BandCamp allow musicians to self-promote and reach a wide audience without a recording contract.</text:p>
      <text:p text:style-name="P6">At first glance it might seem that a classical<text:note text:id="ftn3" text:note-class="footnote"><text:note-citation>3</text:note-citation><text:note-body><text:p text:style-name="P3"><text:s/>In the commonly understood sense of the term "classical" which includes Western art music from the end of the Renaissance through today.</text:p></text:note-body></text:note> musician would have less use for computers than someone who plays or writes popular music. After all, computers did not exist for most of human history. Mozart never saw a Mac, Paganini had no PC, and Liszt knew nothing of Linux. <text:s/>They wrote music for acoustic instruments which had to be performed each time it was enjoyed. How can we apply computer science to such things? The answer is, "creatively, of course." <text:s/>People have already done this in myriad ways. For example, Dr. Brent Seales and the UK VisCenter worked with Everett McCorvey, director of the UK Opera Theatre, to create a system which projects high-resolution images and video for theatrical sets <text:bibliography-mark text:identifier="vis_bkgnd" text:bibliography-type="article" text:author="Tom Eblen" text:publisher="Lexington Herald-Leader" text:title="UK's digital backdrops put it in the theatrical forefront" text:year="2011">[2]</text:bibliography-mark>.</text:p>
      <text:p text:style-name="P6">Another example is the International Music Score Library Project (IMSLP), also known as the Petrucci Music Library. <text:s/>This online library for public domain musical scores was created in <text:s/>in February of 2006 by Edward Guo, a graduate of the New England Conservatory and Harvard Law school. This virtual library is in the form of a wiki, a type of website that can be modified by its users. The idea behind this is similar to open-source software: the wiki is a collaborative instrument that allows a dedicated community of users to create, organize, and curate content. In this particular case, that content is public domain sheet music along with composer information, metadata related to the musical works represented, and commentary. <text:s/>The IMSLP site also includes some free audio recordings of the works contained therein along with links to purchase copyrighted editions of scores and recordings.</text:p>
      <text:p text:style-name="P6">The IMSLP site is of course not the only source of information about classical music on the internet. There are many other sources of information stored as text, audio, and video, or in other forms. One can often obtain more complete information by combining data from multiple sources. When conducting scientific research or writing a research paper, one often consults tens or even hundreds of sources. Even when the research is highly informal, one can usually benefit by <text:soft-page-break/>consulting multiple sources. For example, if a person wants to learn everything she can about Franz Liszt's Hungarian Rhapsodies, she might consult Wikipedia for general information, YouTube for videos of modern virtuosi performing them, IMSLP for sheet music, and Google Earth to look at aerial photos of the places where Liszt lived. This would likely net more information than any one of those sources alone. She may even learn something interesting along the way. Perhaps YouTube suggests some of Chopin's work after her searches for Liszt. Thus, combining information from multiple sources is a worthwhile endeavor.</text:p>
      <text:p text:style-name="P6">The problem is that these sources of information are highly heterogeneous and are often created by different people or groups for different reasons. Combining this information requires some means of knowing what the information means and how it is related to other information that goes beyond the structure of each individual source. <text:s/>A human browsing search results on the web does this without thinking about it explicitly: if Bob searches for information about Liszt, he can decide whether or not a page is talking about the Liszt he am interested in by examining content. <text:s/>Perhaps there is some text in a large font that says "Franz Liszt" with his birth and death dates, or perhaps a bulleted list of musical works with "Hungarian Rhapsody" in the title. Finding ways to "teach" computers to do this (and similar tasks) represents an entire sub field of computer science, but this is not the approach we will take. Another way to solve the problem is to find some way of representing knowledge in a common format. Such a format would have to be open enough to fit a wide variety of use cases but expressive enough to capture all of the details available. The RDF (Resource Description Framework) data model and other Semantic Web technologies do just that. </text:p>
      <text:h text:style-name="P30" text:outline-level="2">An Introduction to the Semantic Web</text:h>
      <text:p text:style-name="P16">The "Semantic Web" is a set of linked datasets that contain machine-readable metadata. It is a technological and conceptual extension of the World Wide Web ("the Web") that uses many familiar Web standards and protocols such as the Hypertext Transfer Protocol (HTTP) and XML (eXtensible Markup Language). The datasets of the Semantic Web are analogous to the HTML documents of <text:soft-page-break/>the "standard" Web, and these datasets can refer to one another or other resources like web pages can. <text:s/>The term "Semantic Web" specifically refers to the Semantic Web envisioned by members of the World Wide Web Consortium (W3C), which provides <text:s/>"standard data exchange formats, models, tools, and guidance..." Their goal in building the Semantic Web is to allow people and organizations to share data as widely as possible in a way that allows others to use or extend the data <text:bibliography-mark text:identifier="W3CDataAct" text:bibliography-type="www" text:title="Building the Web of Data" text:url="https://www.w3.org/2013/data/">[3]</text:bibliography-mark>. To this end, the W3C has produced a number of standards including the Resource Description Framework (RDF), the Web Ontology Language (OWL), and the SPARQL Protocol and RDF Query Language (SPARQL).</text:p>
      <text:p text:style-name="P6"><text:s text:c="4"/>RDF provides a systematic way to "make statements about resources" <text:bibliography-mark text:identifier="RDFPrimer" text:bibliography-type="www" text:author="Guus Schreiber, Yves Raimond,Frank Manola,Eric Miller,Brian McBride" text:publisher="W3C" text:title="RDF 1.1 Primer" text:year="2014" text:url="https://www.w3.org/TR/rdf11-primer/">[4]</text:bibliography-mark>, which can be anything we wish to model. It is an abstraction that defines a data model but not how the data is stored or represented. Resources in RDF are like nouns in natural language: they represent people, places, things, and concepts. Statements in RDF are ordered triples that consist of a subject, predicate, and object. The subject and object are "things" (resources) and the predicate is a relation between them. Together, they encode a claim or assertion about something. For example, the statement "Mozart was born in Austria" could be broken into a subject-predicate-object triple like this: "Mozart,was born in,Austria." Reversing the subject and object yields a new triple "Austria,was born in,Mozart" which is not equivalent to the first triple<text:note text:id="ftn4" text:note-class="footnote"><text:note-citation>4</text:note-citation><text:note-body><text:p text:style-name="P1">It is also invalid because the predicate does not hold true if we interpret "was born in" literally.</text:p></text:note-body></text:note> <text:bibliography-mark text:identifier="RDFPrimer" text:bibliography-type="www" text:author="Guus Schreiber, Yves Raimond,Frank Manola,Eric Miller,Brian McBride" text:publisher="W3C" text:title="RDF 1.1 Primer" text:year="2014" text:url="https://www.w3.org/TR/rdf11-primer/">[4]</text:bibliography-mark>. In RDF, predicates are non-commutative and called "properties."</text:p>
      <text:p text:style-name="P6"><text:s text:c="5"/>The subject, predicate, and object can have different kinds of values. All parts of a triple can contain an Internationalized Resource Identifier (IRI). These are a generalization of <text:s/>Uniform Resource Identifiers (URIs) used to specify globally-unique names for resources and predicates. Given their similar acronyms and the difference between technical and common usage, a more precise description of their relationship helps to appreciate the distinctions. IRIs are the most general and can contain any kind of characters including those that are outside of any known character set. <text:s/>This does not mean that any arbitrary string is a valid IRI – far from it!<text:note text:id="ftn5" text:note-class="footnote"><text:note-citation>5</text:note-citation><text:note-body><text:p text:style-name="P1">In <text:bibliography-mark text:identifier="IRIStandard" text:bibliography-type="www" text:author="M. Duerst, M. Suignard" text:publisher="The Internet Society" text:title="Internationalized Resource Identifiers (IRIs)" text:year="2005" text:url="https://www.ietf.org/rfc/rfc3987.txt" text:custom1="Request for Comments: 3987 ">[5]</text:bibliography-mark><text:s/>there is a grammar to precisely describe IRI syntax.</text:p></text:note-body></text:note> <text:s/>Rather, it <text:soft-page-break/>means that characters outside of the ASCII or Unicode standards can be included. <text:s/>URI (Uniform Resource Identifiers) are a subset of IRIs that use the ASCII character set. <text:s/>IRIs are convertible to URIs by a transformation defined in <text:bibliography-mark text:identifier="IRIStandard" text:bibliography-type="www" text:author="M. Duerst, M. Suignard" text:publisher="The Internet Society" text:title="Internationalized Resource Identifiers (IRIs)" text:year="2005" text:url="https://www.ietf.org/rfc/rfc3987.txt" text:custom1="Request for Comments: 3987 ">[5]</text:bibliography-mark><text:s/>which involves encoding the IRI first as Unicode characters, then encoding these as hexadecimal numerals using ASCII. URLs are a subset of URIs that include information about how to access a resource (its network "location"). <text:s/>URIs in general need not include information about how to access a resource <text:bibliography-mark text:identifier="URIStandard" text:bibliography-type="www" text:author="T. Berners-Lee, R. Fielding, L. Masinter" text:title="Uniform Resource Identifier (URI): Generic Syntax" text:year="2005" text:url="https://tools.ietf.org/html/rfc3986" text:custom1="Request for Comments: 3986  ">[6]</text:bibliography-mark>. To summarize, URLs are a subset of URIs, which are a subset of IRIs. </text:p>
      <text:p text:style-name="P6">Properties must be an IRI, but the subject and object need not be. These can both be "blank nodes," which are resources without a global identifier. Blank nodes are like variables in algebra: they allow us to refer to a thing without explicitly identifying it. For example, we could say "&lt;blank node&gt;,was born in,Austria" to mean "someone/something was born in Austria." The object of an RDF triple can also contain literals which are associated with a datatype. <text:s/>"Mozart," 42, and "2017-10-11" are three different types of literals (string, integer, and date). <text:s/>Other types are possible as specified in "RDF 1.1 Concepts and Abstract Syntax"<text:bibliography-mark text:identifier="RDFConcepts" text:bibliography-type="www" text:title="RDF 1.1 Concepts and Abstract Syntax" text:url="https://www.w3.org/TR/rdf11-concepts/#dfn-iri">[7]</text:bibliography-mark>.</text:p>
      <text:p text:style-name="P6"><text:s text:c="4"/>The subject of a triple can be the object of another triple and vice versa, so a set of triples forms a directed graph. This graph is the conjunction (logical AND) of its triples. This property is crucial as it allows triples to be linked with each other. RDF also allows for graphs to be named using an IRI. The name of a graph may then appear in other triples. Zero or more named graphs and exactly one (possibly empty)"default" graph constitute an RDF dataset. We can refer to the set of all possible IRIs, blank nodes, and literals collectively as (RDF) terms. Furthermore, we must define a few important relationships between RDF graphs. <text:s/>Given two graphs A and B, we say that:</text:p>
      <text:list xml:id="list2293690469" text:style-name="L1">
        <text:list-item>
          <text:p text:style-name="P19">A <text:span text:style-name="T1">entails</text:span> B if every possible arrangement of the world that makes A true also makes B true.</text:p>
        </text:list-item>
        <text:list-item>
          <text:p text:style-name="P19">A <text:span text:style-name="T1">is equivalent to</text:span> B if and only if A entails B and B entails A.</text:p>
        </text:list-item>
      </text:list>
      <text:p text:style-name="P6">a graph that contains an internal contradiction is called <text:span text:style-name="T1">inconsistent. </text:span><text:span text:style-name="T2">Stated another way, there is no possible arrangement of the world that would make the expression true </text:span><text:span text:style-name="T2"><text:bibliography-mark text:identifier="aRDFConcepts" text:bibliography-type="www" text:author="Richard Cyganiak,David Wood, Markus Lanthaler, Graham Klyne, Jeremy Carroll, Brian McBride" text:publisher="W3C" text:title="RDF 1.1 Concepts and Abstract Syntax" text:year="2014" text:url="https://www.w3.org/TR/rdf11-concepts/#dfn-iri">[8]</text:bibliography-mark></text:span><text:span text:style-name="T2">.</text:span></text:p>
      <text:p text:style-name="P6"><text:soft-page-break/><text:s/>Tim Berners-Lee, creator of many key protocols and inventor of the Web, makes the following recommendations to allow the Semantic Web to grow <text:s/><text:bibliography-mark text:identifier="TBLLinkedData" text:bibliography-type="www" text:author="Tim Berners-Lee" text:title="Linked Data" text:year="2009" text:url="https://www.w3.org/DesignIssues/LinkedData.html">[9]</text:bibliography-mark><text:s/>:</text:p>
      <text:list xml:id="list2720613061" text:style-name="L2">
        <text:list-item>
          <text:p text:style-name="P20">Things should be named using IRIs.</text:p>
        </text:list-item>
        <text:list-item>
          <text:p text:style-name="P20">IRIs should be convertible to HTTP URIs .</text:p>
        </text:list-item>
        <text:list-item>
          <text:p text:style-name="P20">Making an HTTP request using an IRI<text:note text:id="ftn6" text:note-class="footnote"><text:note-citation>6</text:note-citation><text:note-body><text:p text:style-name="P1">The text says, "use HTTP URIs" but the current RDF standards use IRIs. An absolute IRI can be converted to a URI using a mapping defined in RFC3987, the W3C standard document describing URI syntax.</text:p></text:note-body></text:note> <text:s/>("dereferencing" it) should return useful information.</text:p>
        </text:list-item>
        <text:list-item>
          <text:p text:style-name="P20">Include links to other IRIs.</text:p>
        </text:list-item>
      </text:list>
      <text:p text:style-name="P6">HTTP and the World Wide Web are very widely used, so it follows that using the technologies and design philosophies that helped the Web grow would also help the Semantic Web to grow. <text:s/>The first point helps avoid naming conflicts as the number of linked datasets grows. <text:s/>The second ensures that the linked datasets of the semantic web are accessible via the "regular" web. The third point ties the metadata to the content it describes in a way that is already familiar and widely supported. Finally, the fourth point creates the interconnections that make the semantic web (and the web as we know it today) more than the sum of its parts.</text:p>
      <text:p text:style-name="P6">One of the key ideas behind the Semantic Web is that the meaning of data (the "semantics") should be included with the data in machine-readable form. <text:s/>This allows machines to make inferences, discover connections that a human browser might miss, and categorize data automatically. Recall that in the RDF model, the predicate describes some relationship between the subject and object. The model intentionally does not specify anything about the relationships – this is left up to whoever produces the dataset. <text:s/>There are many important considerations when choosing predicates: What will they be? How will they be named? How can they be used consistently? <text:s/>Are there any rules about which predicates can be used in a given situation? All of these questions are answered by defining a vocabulary.</text:p>
      <text:p text:style-name="P6">A vocabulary is a description of the "concepts and relationships used to describe an area of concern" <text:soft-page-break/><text:bibliography-mark text:identifier="W3C_vocab" text:bibliography-type="www" text:author="W3C" text:title="Vocabularies" text:url="https://www.w3.org/standards/semanticweb/ontology">[10]</text:bibliography-mark>. Vocabularies can range from simple lists of terms to formal specifications that include information about how the terms are related. Vocabularies can also be called "ontologies." The trend is to use "vocabulary" to refer to less formal or smaller specifications and "ontology" to refer to more complex or formal ones, but the division between the two is not clear <text:bibliography-mark text:identifier="W3C_vocab" text:bibliography-type="www" text:author="W3C" text:title="Vocabularies" text:url="https://www.w3.org/standards/semanticweb/ontology">[10]</text:bibliography-mark>. Vocabularies are expressed using the RDF Schema language (RDFS)<text:bibliography-mark text:identifier="RDFS" text:bibliography-type="www" text:author="Dan Brickley, R.V. Guha, Brian McBride" text:howpublished="W3C Recommendation" text:title="RDF Schema 1.1" text:year="2014" text:url="https://www.w3.org/TR/rdf-schema/">[11]</text:bibliography-mark> or the Web Ontology Language (OWL)<text:bibliography-mark text:identifier="OWL_primer" text:bibliography-type="www" text:author="Pascal Hitzler,Markus Krötzsch,Bijan Parsia,Peter F. Patel-Schneider,Sebastian Rudolph" text:howpublished="W3C Recommendation" text:month=" December" text:title="OWL 2 Web Ontology Language Primer (Second Edition)" text:year="2012" text:url="https://www.w3.org/TR/2012/REC-owl2-primer-20121211/">[12]</text:bibliography-mark>. <text:s/>OWL is an abstract language that may be expressed using several concrete syntaxes, similar to how the abstract RDF model may be expressed in a variety of ways. With an RDF syntax (that is, a representation of OWL using RDF), one can use the RDF Schema language and OWL together <text:bibliography-mark text:identifier="RDFPrimer" text:bibliography-type="www" text:author="Guus Schreiber, Yves Raimond,Frank Manola,Eric Miller,Brian McBride" text:publisher="W3C" text:title="RDF 1.1 Primer" text:year="2014" text:url="https://www.w3.org/TR/rdf11-primer/">[4]</text:bibliography-mark>.</text:p>
      <text:p text:style-name="P6">Vocabularies allow us to describe the semantics of the data and explicitly state rules for inference. They provide meaning to the IRIs. In RDF, the "things" being modeled are resources. We can use RDFS to specify categories for resources called "classes," where particular members of a class are called an "instance" of that class. Class membership is indicated using the "type" property. RDFS can also specify relationships between classes like "A is a subclass of B" which means that all instances of A are also instances of B. The same can be done for properties since all RDF properties are members of the class "Property." We can speak of "domain" and "range" (instances of the class "Property") as well and make restrictions based on these. <text:s/>"Domain" is used to express class membership based on properties. For example, the statement "P rdfs:domain C" means that any resource that appears in a triple as a subject with P as a predicate is a member of class C. "Range" is similar but applies instead to the object part of a triple: the statement "P rdfs:range C" means that when a resource appears in a triple as the object and has P as a predicate, it is a member of class "C" <text:bibliography-mark text:identifier="RDFS" text:bibliography-type="www" text:author="Dan Brickley, R.V. Guha, Brian McBride" text:howpublished="W3C Recommendation" text:title="RDF Schema 1.1" text:year="2014" text:url="https://www.w3.org/TR/rdf-schema/">[11]</text:bibliography-mark>.</text:p>
      <text:p text:style-name="P6">Vocabularies also help when considering multiple datasets since they allow us to recognize shared characteristics. For example, consider two datasets that use a vocabulary that includes the term "Name." There must be an IRI associated with "Name" if it is to appear in RDF triples as a predicate, and IRIs must be globally unique, so we can be certain that both datasets are referring to <text:soft-page-break/>the same thing when they use a reference to "Name." Vocabularies thus become more useful as they are used in more datasets, and it is preferable to use existing vocabularies when possible <text:bibliography-mark text:identifier="RDFPrimer" text:bibliography-type="www" text:author="Guus Schreiber, Yves Raimond,Frank Manola,Eric Miller,Brian McBride" text:publisher="W3C" text:title="RDF 1.1 Primer" text:year="2014" text:url="https://www.w3.org/TR/rdf11-primer/">[4]</text:bibliography-mark>.</text:p>
      <text:p text:style-name="P6">Several popular vocabularies include the W3C recommendation Simple Knowledge Organization System (SKOS), Friend of a Friend, Dublin Core and schema.org. For this project, we will use the Schema.org vocabulary where specific classes exist for the thing being modeled. This vocabulary was created through the collaboration of several major search providers and was designed so webmasters could mark up existing content with semantic information to improve search results. It was chosen because it is backed by large search providers and appears to be popular. Search providers have a strong incentive to maintain and promote such standards because they promise to improve the quality of search results, and as mentioned above become more valuable the more that are used. </text:p>
      <text:p text:style-name="P6">When no specific class exists in the Schema.org schema, we will use the Music Ontology, a web ontology specifically designed for use with music-related information <text:bibliography-mark text:identifier="MO_ISMIR" text:bibliography-type="conference" text:author=" Y. Raimond, S. Abdallah, M. Sandler, F. Giasson" text:publisher="International Conference on Music Information Retrieval (ISMIR)" text:title="The Music Ontology" text:year="2007">[13]</text:bibliography-mark>. This ontology will be used in a secondary capacity because of concerns about availability – specifically, until mid-October, the Music Ontology site was inaccessible. <text:s/>Also, there seems to be some conceptual overlap between the Schema.org vocabulary and the Music Ontology, and we will prefer the Schema.org vocabulary where it is specific enough and the Music Ontology otherwise.</text:p>
      <text:p text:style-name="P6">RDF and a suitable vocabulary allow us to describe resources and the relationships between them but do not provide a systematic way of answering questions. For this, the W3C has produced a set of specifications known as SPARQL (SPARQL Protocol And RDF Query Language). These describe a query language, several formats for query results, an extension for federated queries (distributed queries over several SPARQL endpoints), specifications for different <text:span text:style-name="T1">entailment regimes</text:span><text:span text:style-name="T2"> (rules used to make inferences about the data), an update language, a protocol for delivering SPARQL queries or updates to a service that can handle them, a SPARQL service description vocabulary and discovery methods, a minimal "graph store HTTP protocol" for managing RDF content through HTTP operations, and a suite of test cases </text:span><text:span text:style-name="T2"><text:bibliography-mark text:identifier="SPARQL_overview" text:bibliography-type="www" text:author="The SPARQL Working Group" text:title="SPARQL 1.1 Overview" text:year="2013" text:url="https://www.w3.org/TR/sparql11-overview/">[14]</text:bibliography-mark></text:span><text:span text:style-name="T2">.</text:span></text:p>
      <text:p text:style-name="P6"><text:soft-page-break/><text:span text:style-name="T2">The SPARQL query language is used to answer queries about RDF data. It bears some similarities to SQL but has greater expressive power </text:span><text:span text:style-name="T2"><text:bibliography-mark text:identifier="swToday" text:bibliography-type="www" text:author="Rivindu Perera,Parma Nand,Boris Bačić,Wen-Hsin Yang,Kazuhiro Seki,Radek Burget" text:howpublished="ePrint" text:publisher="arXiv" text:title="Semantic Web Today: From Oil Rigs to Panama Papers" text:year="2017" text:url="https://arxiv.org/abs/1711.01518" text:custom1="arXiv:1711.01518">[15]</text:bibliography-mark></text:span><text:span text:style-name="T2">. Most kinds of queries contain a </text:span><text:span text:style-name="T1">basic graph pattern. </text:span><text:span text:style-name="T2">These are patterns of triples where the subject, predicate, and object can be variables. If the result of substituting terms from some subgraph into the pattern(s) is equivalent</text:span><text:span text:style-name="T2"><text:note text:id="ftn7" text:note-class="footnote"><text:note-citation>7</text:note-citation><text:note-body><text:p text:style-name="P1">As defined earlier in terms of mutual entailment e.g. A and B are equivalent if A entails B and vice versa.</text:p></text:note-body></text:note></text:span><text:span text:style-name="T2"> <text:s/>to the subgraph, the pattern is said to </text:span><text:span text:style-name="T1">match</text:span><text:span text:style-name="T2"> the subgraph. Said another way, the subgraph that matches a pattern is the set of triples whose terms can be substituted in the pattern where variables appear. An addition to this pattern matching, SPARQL has facilities for filtering nodes based on an expression, grouping, aggregation, and specifying paths between nodes to produce </text:span><text:span text:style-name="T2"><text:bibliography-mark text:identifier="SPARQL_query" text:bibliography-type="www" text:author="Steve Harris, Andy Seaborne, Eric Prud'hommeaux" text:title="https://www.w3.org/TR/2013/REC-sparql11-query-20130321/" text:url="https://www.w3.org/TR/2013/REC-sparql11-query-20130321/">[16]</text:bibliography-mark></text:span><text:span text:style-name="T2">.</text:span></text:p>
      <text:p text:style-name="P6"><text:span text:style-name="T2">The Semantic Web and supporting technologies are an interesting concept, but the principles must be put into practice to be useful. The Semantic Web (like the document Web) becomes more useful as it grows because there are more connected datasets to query and reason with, perhaps leading to new insights and lines of inquiry. However, one of the chief barriers to widespread adoption of Semantic Web technologies is a lack of data in suitable formats. This is often referred to as a "chicken-and-egg problem" because people will not expend the necessary effort to mark up their content or convert it to RDF without a return on their investment, but there are not enough datasets in the Semantic Web yet to realize such a return. Markup formats such as RDFa</text:span><text:span text:style-name="T2"><text:bibliography-mark text:identifier="rdfa_primer" text:bibliography-type="www" text:author="Ivan Herman, Ben Adida, Manu Sporny, Mark Birbeck" text:month="March" text:publisher="W3C" text:title="RDFa 1.1 Primer - Third Edition" text:year="2015">[17]</text:bibliography-mark></text:span><text:span text:style-name="T2"> and Microdata </text:span><text:span text:style-name="T2"><text:bibliography-mark text:identifier="mcrdata" text:bibliography-type="www" text:author="Chaals McCathie Nevile, Dan Brickley" text:month="October" text:title="HTML Microdata" text:year="2017" text:url="https://www.w3.org/TR/microdata/">[18]</text:bibliography-mark></text:span><text:span text:style-name="T2"><text:s/>have been devised so semantic information can be added to existing web pages, but to date the overall vision of a vast, interconnected semantic web on the scale of the document web has yet to be realized </text:span><text:span text:style-name="T2"><text:bibliography-mark text:identifier="SemanticWebNLP" text:bibliography-type="book" text:author="Zaihrayeu, Ilya and Sun, Lei and Giunchiglia, Fausto and Pan, Wei and Ju, Qi and Chi, Mingmin and Huang, Xuanjing" text:booktitle="The Semantic Web" text:pages="623-636" text:publisher="Springer" text:title="From web directories to ontologies: Natural language processing challenges" text:year="2007">[19]</text:bibliography-mark></text:span><text:span text:style-name="T2">. </text:span></text:p>
      <text:p text:style-name="P6"><text:span text:style-name="T2">An important example of an RDF dataset available on the web is DBPedia. <text:s/>DBPedia is a collection of RDF datasets produced by extracting information from Wikipedia pages. Specifically, a community-driven mapping system is used to dictate how data in structured sections present in many Wikipedia pages can be extracted as RDF</text:span><text:span text:style-name="T2"><text:note text:id="ftn8" text:note-class="footnote"><text:note-citation>8</text:note-citation><text:note-body><text:p text:style-name="Footnote">These sections are called "infoboxes" and often appear at the beginning of a page. They are like structured abstracts that contain a summary of important information about the page.</text:p></text:note-body></text:note></text:span><text:span text:style-name="T2"> </text:span><text:span text:style-name="T2"><text:bibliography-mark text:identifier="dbpedia" text:bibliography-type="article" text:author="Lehmann, Jens and Isele, Robert and Jakob, Max and Jentzsch, Anja and Kontokostas, Dimitris and Mendes, Pablo N and Hellmann, Sebastian and Morsey, Mohamed and Van Kleef, Patrick and Auer, Soren, et al." text:journal="Semantic Web" text:number="2" text:pages="167-195" text:publisher="IOS Press" text:title="DBpedia--a large-scale, multilingual knowledge base extracted from Wikipedia" text:volume="6" text:year="2015">[20]</text:bibliography-mark></text:span><text:span text:style-name="T2">. The DBPedia project served as the inspiration for this one.</text:span></text:p>
      <text:p text:style-name="P5"><text:soft-page-break/>One of the goals of this project is to demonstrate how RDF triples can be extracted from a wiki related to classical music with the intent of both adding value to the existing data and making it easier to connect this data with other datasets. To accomplish this, some knowledge of the structure of IMSLP is required.</text:p>
      <text:h text:style-name="P30" text:outline-level="2">MediaWiki</text:h>
      <text:p text:style-name="P6">MediaWiki is the wiki software (also called "wiki engine") used to create the IMSLP site. This wiki software is also used by Wikipedia, arguably the most famous wiki and one of the most popular sites on the web. <text:s/>MediaWiki is written in PHP and uses a relational database for storage. Scalability and performance have been key concerns throughout its development. <text:s/>It is also highly customizable with over 900 configuration settings and 2000 extensions <text:bibliography-mark text:identifier="mwiki_wpedia" text:bibliography-type="www" text:publisher="Wikipedia" text:title="MediaWiki" text:url="https://en.wikipedia.org/wiki/MediaWiki">[21]</text:bibliography-mark>.</text:p>
      <text:p text:style-name="P6">Wikis are designed to be edited by their users in a web browser. In addition to adding or changing text, users must also be able to specify formatting, insert images, and other multimedia, and make links between pages. To facilitate this, MediaWiki uses a markup format that was designed to be easier to learn and use than HTML. This markup, sometimes called "wikitext" or "wikicode," does not have a complete formal specification. It was shown in <text:bibliography-mark text:identifier="mwgrammar" text:bibliography-type="conference" text:author="Brian W. Curry, Andrew Trotman,Michael Albert" text:organizations="Australasian Document Computing Symposium" text:title="Extracting Meaning from Wikimedia Article Archives" text:year="2010" text:url="http://www.cs.rmit.edu.au/adcs2010/proceedings/pdf/paper%204.pdf">[22]</text:bibliography-mark><text:s/>that the MediaWiki markup is a context-sensitive language, so a complete description of the grammar using a context-free metalanguage like Backus-Naur Form is not possible. Despite this fact, standalone parsers are available and are useful for projects like ours.</text:p>
      <text:p text:style-name="P6">The basic unit of orgaization in a MediaWiki site is the page. <text:s/>Pages are identified by title, which becomes a part of the page URI. Pages are grouped together using namespaces, denoted by a prefix before the page title. <text:s/>These were originally created to separate encyclopedia content in Wikipedia from discussion pages and pages associated with wiki users. <text:s/>Page titles must be unique within a given namespace. Special category pages in the "Category:" namespace are used to group and categorize related content. Pages are placed into categories by including a link to the corresponding category page. Categories may be assigned to other categories, so complex relationships are <text:soft-page-break/>possible. These categories may be created and edited by users as they are "just another page" with a few special features <text:bibliography-mark text:identifier="mwiki_wpedia" text:bibliography-type="www" text:publisher="Wikipedia" text:title="MediaWiki" text:url="https://en.wikipedia.org/wiki/MediaWiki">[21]</text:bibliography-mark>.</text:p>
      <text:p text:style-name="P6">MediaWiki has a template system for dynamically including blocks of text in pages. This allows the same text or markup to be reused uniformly in different pages. <text:s/>It is often used for text that is repeated in many places (sometimes called "boilerplate"). <text:s/>Templates can be defined with parameters that are supplied when the template is "transcluded<text:note text:id="ftn9" text:note-class="footnote"><text:note-citation>9</text:note-citation><text:note-body><text:p text:style-name="P1">Wikipedia defines this as "inclusion of the content of one document into another by reference."</text:p></text:note-body></text:note>" in another page using attribute-value pairs. For example, say there is a page called "content." To use a template in this page called "disclaimer" with a parameter "version" whose value is "1", one could write: {{disclaimer|version=1}}. When "content" is viewed, whatever is specified in the template "disclaimer" is inserted into the page "content." The parameter in "disclaimer" will be replaced by the value "1". The structured nature of templates is very helpful when one wishes to extract content from wiki pages automatically since pages are generally otherwise loosely-structured <text:bibliography-mark text:identifier="mwiki_wpedia" text:bibliography-type="www" text:publisher="Wikipedia" text:title="MediaWiki" text:url="https://en.wikipedia.org/wiki/MediaWiki">[21]</text:bibliography-mark>.</text:p>
      <text:p text:style-name="P6">Programs can interact with a MediaWiki site via a web-based application programming interface (API). <text:s/>These programs can login, retrieve pages, edit content, and do other things that a human user could. Frameworks are available in several programming languages for creating "bots," which are programs that are used for automating repetitive tasks. MediaWiki also has many "hooks" that allow developers to add functionality by defining callbacks in PHP. These hooks invoke the specified callback after some event takes place, allowing third-party code to respond to the event. <text:s/>There are also ways to create custom wikitext tags for special processing. Developers with access to the hosting environment can create pages in the "Special" namespace that perform some action and generate results dynamically. MediaWiki supplies around 75 of these namespaces with a new installation. <text:s/>These pages are not directly editable by users since they are dynamically generated by a PHP script. For example, the MediaWiki wiki has special pages to show broken redirects, long pages, and all disambiuguation pages. The extensibility features of MediaWiki are useful to both those hosting a wiki and those who wish to use data from a wiki in another program <text:bibliography-mark text:identifier="mwManual" text:bibliography-type="www" text:title="MediaWiki Manual" text:url="https://www.mediawiki.org/wiki/Manual:Contents">[23]</text:bibliography-mark>.</text:p>
      <text:p text:style-name="P6"><text:soft-page-break/>The technologies described heretofore are not new. <text:s/>The IMSLP is nearly twelve years old and is well-known among musicians and classical music enthusiasts alike. It has been featured in several papers (see <text:bibliography-mark text:identifier="imslpOrganist" text:bibliography-type="article" text:author="Benjamin Kolodziej" text:journal="The American Organist" text:month="April" text:pages="52" text:title="The International Music Score Library Project as a Practical Resources for Service Playing" text:year="2015">[24]</text:bibliography-mark><text:bibliography-mark text:identifier="mysterySchubert" text:bibliography-type="article" text:author="Kimmy Szeto" text:booktitle="Notes" text:pages="9-23" text:publisher="Music Library Association" text:title="The Mystery of the Schubert Song: The Linked Data Promise" text:volume="74" text:year="2017">[25]</text:bibliography-mark><text:bibliography-mark text:identifier="libGuideIMSLP" text:bibliography-type="article" text:author="Guo, E.W." text:journal="Fontes Artis Musicae" text:month="July" text:publisher="International Association of Music Libraries" text:title="A librarian's guide to imslp" text:volume="61" text:year="2014">[26]</text:bibliography-mark>) and is often among the first search results when searching for sheet music on Google. These are mature ideas that <text:s/>have been refined over several years. My work does not aim to revolutionize music, the semantic web, or the IMSLP. Rather, my goal is to enhance these existing things by combining them. Semantic web technologies are well-suited for this kind of task and have been applied successfully to the multimedia and eCulture domains before. Making data available as Linked Data makes it easier to apply machine learning techniques to do things like make suggestions to users or content providers based on predictive models <text:bibliography-mark text:identifier="swToday" text:bibliography-type="www" text:author="Rivindu Perera,Parma Nand,Boris Bačić,Wen-Hsin Yang,Kazuhiro Seki,Radek Burget" text:howpublished="ePrint" text:publisher="arXiv" text:title="Semantic Web Today: From Oil Rigs to Panama Papers" text:year="2017" text:url="https://arxiv.org/abs/1711.01518" text:custom1="arXiv:1711.01518">[15]</text:bibliography-mark>.</text:p>
      <text:h text:style-name="P25" text:outline-level="1">Project Goals</text:h>
      <text:p text:style-name="P6">The overarching goal of this project is to contribute to eCulture by applying computer science. <text:s/>Specifically, we will apply semantic web technologies to the data contained in the IMSLP with the intent of adding value by making it available as linked data.</text:p>
      <text:p text:style-name="P6">To achieve this, we attempted to do the following:</text:p>
      <text:list xml:id="list919814390" text:style-name="L3">
        <text:list-item>
          <text:p text:style-name="P21">To generate an RDF dataset from the data contained in the IMSLP wiki that meets these specifications:</text:p>
          <text:list>
            <text:list-item>
              <text:p text:style-name="P21">The current version of each page in the wiki that a user could view with a standard, unmodified web browser such as Mozilla Firefox, Google Chrome, or Microsoft Internet Explorer should produce at least one RDF triple. If nothing else, the presence of a triple suggests <text:span text:style-name="T1">something</text:span><text:span text:style-name="T2"> exists.</text:span></text:p>
            </text:list-item>
            <text:list-item>
              <text:p text:style-name="P22">The fact that a page belongs to a category should be represented by at least one triple. Categories provide relationships between pages in the wiki and imply a relationship between the things the pages are about.</text:p>
            </text:list-item>
            <text:list-item>
              <text:p text:style-name="P22">There should be some way to obtain musical scores that are available in the wiki <text:soft-page-break/>without dereferencing more than one URL.</text:p>
            </text:list-item>
            <text:list-item>
              <text:p text:style-name="P22">The data should be in a standard format. This format should be either officially recommended by the W3C or directly usable by one of the popular open-source SPARQL endpoint servers.</text:p>
            </text:list-item>
            <text:list-item>
              <text:p text:style-name="P22">The data should use well-established schemata wherever feasible. Defining “well-established” with precision is difficult, however for the purposes of this document we shall consider schemata available online that are mentioned on the W3C site, in scholarly discourse, hosted by an academic institution or library, or those backed by large corporate interests to be “well-established.” The “online” criterion is especially important. The idea behind these requirements is to maximize the chances that this dataset uses schemata that are also used in current and future open linked datasets available on the Web.</text:p>
            </text:list-item>
            <text:list-item>
              <text:p text:style-name="P22">Any extensions to schemata described above should include an RDF description so a computer could make inferences using the extensions.</text:p>
            </text:list-item>
            <text:list-item>
              <text:p text:style-name="P22">The data should meet Tim Berners-Lee's criteria for linked open data: </text:p>
              <text:list>
                <text:list-item>
                  <text:p text:style-name="P22">things should be named with <text:s/>IRIs </text:p>
                </text:list-item>
                <text:list-item>
                  <text:p text:style-name="P22">that can be dereferenced </text:p>
                </text:list-item>
                <text:list-item>
                  <text:p text:style-name="P22">to obtain useful information </text:p>
                </text:list-item>
                <text:list-item>
                  <text:p text:style-name="P22">and include links to other IRIs</text:p>
                </text:list-item>
              </text:list>
            </text:list-item>
          </text:list>
        </text:list-item>
        <text:list-item>
          <text:p text:style-name="P22">To link the dataset described above with one or more publicly-available datasets such as DBPedia,Wikidata, or MusicBrainz</text:p>
        </text:list-item>
        <text:list-item>
          <text:p text:style-name="P22">To provide a means of updating the dataset as more pages are added to the IMSLP wiki</text:p>
        </text:list-item>
        <text:list-item>
          <text:p text:style-name="P22">To demonstrate how the dataset produced by the project could be used to answer queries</text:p>
          <text:list>
            <text:list-item>
              <text:p text:style-name="P22">Queries that would be difficult or impossible for a human browser of the wiki are <text:soft-page-break/>more interesting because this represents added value.</text:p>
            </text:list-item>
            <text:list-item>
              <text:p text:style-name="P22">Queries that would be complex to express using SQL are also more interesting than those that could be answered by simple SQL queries for the same reason.</text:p>
            </text:list-item>
          </text:list>
        </text:list-item>
        <text:list-item>
          <text:p text:style-name="P22">To demonstrate how the dataset produced could be combined with online services such as YouTube to enrich the user experience</text:p>
        </text:list-item>
      </text:list>
      <text:p text:style-name="P5">The spirit of these requirements is that this effort should provide something useful that is not available by simply using the wiki. As much information as possible should be included to minimize the chances of overlooking something useful, especially since one of the reasons for embedding semantics in data is so that machines can make inferences about the data. </text:p>
      <text:h text:style-name="P25" text:outline-level="1">Tools</text:h>
      <text:p text:style-name="P6">The following sections contain details about the tools we used during the implementation of this project.</text:p>
      <text:h text:style-name="P31" text:outline-level="2">Programming Language/Environment</text:h>
      <text:p text:style-name="P8">We used Continuum Analytics' Anaconda distribution of Python 3.6 to do most of my programming. This choice was mostly based on personal preference. <text:s/>The combination of expressiveness, simplicity, and a large community of users, make Python a natural choice for a wide variety of programming tasks. Given the wide array of third-party libraries and the language's popularity, we did not have any difficulty finding libraries or reference information. Libraries that are not part of a standard Python 3.6 installation are mentioned explicitly in the following paragraphs.</text:p>
      <text:h text:style-name="P31" text:outline-level="2">Wikicode Parser Library</text:h>
      <text:p text:style-name="P8">Extracting data from wiki pages requires parsing of some form. We used a Python library called "mwparserfromhell" to parse the wikitext representation of each page. We chose to parse the wikitext representation of the pages because it is simpler and less verbose than HTML, so patterns <text:soft-page-break/>in the wikitext are easier to recognize and exploit. This also gives one access to the attribute-value pairs in templates without having to find them in the body of whatever text the template transcludes.</text:p>
      <text:p text:style-name="P6"><text:span text:style-name="T3">When applied to some wikitext, the parser returns a Wikicode object that represents the structure of the text. <text:s/>Wikicode objects act as containers for nodes, which are the different types of things found in wikitext like links, tables, headings, et cetera. Wikicode objects may contain other Wikicode objects. These objects have a number of methods useful for filtering and extracting data. These either return a list or a generator </text:span><text:span text:style-name="T3"><text:bibliography-mark text:identifier="pyGenerators" text:bibliography-type="www" text:title="Generators" text:url="https://wiki.python.org/moin/Generators">[27]</text:bibliography-mark></text:span><text:span text:style-name="T3"><text:s/>to allow iteration over certain kinds of nodes. For example, one could iterate over all of the links in a page by parsing the wikitext and calling the "ifilter_wikitext()" of the resulting Wikicode object. This function returns a generator expression which can be used to iterate over all of the wikilinks in the page </text:span><text:span text:style-name="T3"><text:bibliography-mark text:identifier="mwpDocs" text:bibliography-type="www" text:author="Earwig" text:title="mwparserfromhell Documentation" text:url="http://mwparserfromhell.readthedocs.io/en/latest">[28]</text:bibliography-mark></text:span><text:span text:style-name="T3">.</text:span></text:p>
      <text:h text:style-name="P31" text:outline-level="2">MediaWiki Client Library</text:h>
      <text:p text:style-name="P6"><text:span text:style-name="T3">We opted to use a MediaWiki client library called "mwclient" rather make raw HTTP requests to the IMSLP API endpoint. This is preferable because the library hides some of the complexity of making HTTP requests, saving the programmer from spending time on things like constructing URLs and handling different kinds of <text:s/>HTTP responses. The library provides convenient wrapper methods for many of the operations available through the MediaWiki API. All of my interaction with the MediaWiki API was through this client library </text:span><text:span text:style-name="T3"><text:bibliography-mark text:identifier="mwclientDocs" text:bibliography-type="www" text:title="mwclient Documentation" text:url="http://mwclient.readthedocs.io/en/latest/user/index.html">[29]</text:bibliography-mark></text:span><text:span text:style-name="T3">.</text:span></text:p>
      <text:h text:style-name="P31" text:outline-level="2">RDF</text:h>
      <text:p text:style-name="P8">The data extracted from the IMLSP wiki is in the form of RDF triples. We treated each page as a named graph because this simplified the code to generate the data. As much as possible, we adhered to Tim Berners-Lee's suggestion that each URI return useful information when dereferenced. We used page URIs as identifiers whenever possible. For the musical works, the work page URI is the identifier. For composers, we used to composer's page on IMSLP. <text:s/>For musical scores, we used a page from the "Special:" namespace with the file's internal ID number appended. Navigating to this <text:soft-page-break/>address initiates a download of the score.</text:p>
      <text:p text:style-name="P8">We used a library called "rdflib" for working with RDF triples. <text:s/>This powerful library includes methods for creating RDF graphs and making them persistent in various ways including several serializations as text, an in-memory store, or in a backing database. It also includes the ability to run SPARQL queries against graphs <text:bibliography-mark text:identifier="rdflibDocs" text:bibliography-type="www" text:title="rdflib 4.2.2 documentation" text:url="https://rdflib.readthedocs.io/en/stable/index.html">[30]</text:bibliography-mark>.</text:p>
      <text:p text:style-name="P8">For most of the triples, we were able to use an existing predicate in either the schema.org vocabulary or the MusicOntology. We opted to create my own extensions in a few cases because there were no suitable types in the other ontologies. A description of each of these extensions is attached as an appendix.</text:p>
      <text:p text:style-name="P8">We used the Turtle <text:bibliography-mark text:identifier="ttl" text:bibliography-type="article" text:author="Eric Prud'hommeaux, Gavin Carothers." text:month="February" text:publisher="W3C" text:title="RDF 1.1 Turtle: Terse RDF Triple Language" text:year="2014" text:url="http://www.w3.org/TR/turtle/">[31]</text:bibliography-mark><text:s/>format to represent the RDF produced by this project. This format is easier for human readers to understand than RDF/XML. It is not the most efficient format in terms of required storage space, but this is more than outweighed by the increased readability and simplicity. Both rdflib and Blazegraph accept RDF data in this format, so it would be simple to convert to another format supported by rdflib.</text:p>
      <text:h text:style-name="P31" text:outline-level="2">SPARQL</text:h>
      <text:p text:style-name="P8">We used SPARQL to write some queries that would be difficult for a human browser to answer to demonstrate the value added by extracting data from the IMSLP as RDF (collections of triples or single triples). <text:s/>Before this project, we had no prior experience with RDF, SPARQL, or other semantic web technologies, a fact that is relevant because it shows that the tools are useful even in the hands of a semantic web novice.</text:p>
      <text:p text:style-name="P8">Although RDFlib can be used to answer SPARQL queries, we chose to use a standalone special-purpose database called Blazegraph. Blazegraph can be run as a server with a SPARQL endpoint and has a (web) browser-based management interface. This browser-based interface can also be used to execute SPARQL queries and view the results and to explore the data contained in the triplestore.</text:p>
      <text:h text:style-name="P30" text:outline-level="2"><text:soft-page-break/>You<text:span text:style-name="T3">Tube Data API and Client Library</text:span></text:h>
      <text:p text:style-name="P6"><text:span text:style-name="T3">YouTube search results were included in the dataset by accessing the YouTube Data API. Like the MediaWiki API, this API is web-based and accessed by sending HTTP requests to an endpoint URL. We used the title of each work page to search YouTube for relevant videos and included the top ten search results for each musical work. We chose to use a client library provided by Google to access the YouTube Data API rather than making HTTP requests manually </text:span><text:span text:style-name="T3"><text:bibliography-mark text:identifier="youtube" text:bibliography-type="www" text:author="Google" text:title="API Reference" text:url="https://developers.google.com/youtube/v3/docs/">[32]</text:bibliography-mark></text:span><text:span text:style-name="T3">. </text:span></text:p>
      <text:h text:style-name="P31" text:outline-level="2">Date Parsing Library</text:h>
      <text:p text:style-name="P6"><text:span text:style-name="T3">We elected to use a third-party date parsing library, "dateparser," to handle dates in the wikitext input because it can extract dates from strings without specifying a format beforehand. <text:s/>This makes it far more useful than Python's "datetime" module when working with freely-entered text because it saves the developer from trying to anticipate all of the possible formats for expressing dates </text:span><text:span text:style-name="T3"><text:bibliography-mark text:identifier="dateparser_docs" text:bibliography-type="www" text:title="dateparser – python parser for human readable dates" text:url="https://dateparser.readthedocs.io/en/latest/">[33]</text:bibliography-mark></text:span><text:span text:style-name="T3">.</text:span></text:p>
      <text:h text:style-name="P31" text:outline-level="2">Existing Web Technologies</text:h>
      <text:p text:style-name="P6"><text:span text:style-name="T3">The semantic web technologies described above rely on existing (document) web technologies. These include the hypertext transfer protocol (HTTP) </text:span><text:span text:style-name="T3"><text:bibliography-mark text:identifier="http_rfc" text:bibliography-type="www" text:author="R. Fielding, J. Gettys, J. Mogul,  H. Frystyk,  L. Masinter, P. Leach, T. Berners-Lee" text:month="June" text:title="Hypertext Transfer Protocol -- HTTP/1.1" text:year="1999" text:url="https://www.ietf.org/rfc/rfc2616.txt">[34]</text:bibliography-mark></text:span><text:span text:style-name="T3">, the Unicode Standard </text:span><text:span text:style-name="T3"><text:bibliography-mark text:identifier="unicode_std" text:bibliography-type="www" text:author="The Unicode Consortium" text:month="June" text:title="The Unicode Standard Version 10.0 - Core Specification" text:year="2017" text:url="http://www.unicode.org/versions/Unicode10.0.0/">[35]</text:bibliography-mark></text:span><text:span text:style-name="T3"><text:s/>and UTF-8 encoding </text:span><text:span text:style-name="T3"><text:bibliography-mark text:identifier="utf8_rfc" text:bibliography-type="www" text:author="F. Yergeau" text:month="November" text:publisher="IETF" text:title="UTF-8, a transformation format of ISO 10646" text:year="2003" text:url="https://tools.ietf.org/html/rfc3629">[36]</text:bibliography-mark></text:span><text:span text:style-name="T3">, the eXtensible Markup Language (XML) </text:span><text:span text:style-name="T3"><text:bibliography-mark text:identifier="xmlstd" text:bibliography-type="www" text:author="Tim Bray, Jean Paoli, C. M. Sperberg-McQueen, Eve Maler, François Yergeau" text:month="November" text:title="Extensible Markup Language (XML) 1.0 (Fifth Edition)" text:year="2008" text:url="https://www.w3.org/TR/xml/">[37]</text:bibliography-mark></text:span><text:span text:style-name="T3">, Internationalized Resource Identifiers (IRIs)</text:span><text:span text:style-name="T3"><text:bibliography-mark text:identifier="IRIStandard" text:bibliography-type="www" text:author="M. Duerst, M. Suignard" text:publisher="The Internet Society" text:title="Internationalized Resource Identifiers (IRIs)" text:year="2005" text:url="https://www.ietf.org/rfc/rfc3987.txt" text:custom1="Request for Comments: 3987 ">[5]</text:bibliography-mark></text:span><text:span text:style-name="T3"> and Uniform Resource Identifiers (URIs)</text:span><text:span text:style-name="T3"><text:bibliography-mark text:identifier="URIStandard" text:bibliography-type="www" text:author="T. Berners-Lee, R. Fielding, L. Masinter" text:title="Uniform Resource Identifier (URI): Generic Syntax" text:year="2005" text:url="https://tools.ietf.org/html/rfc3986" text:custom1="Request for Comments: 3986  ">[6]</text:bibliography-mark></text:span><text:span text:style-name="T3">.</text:span></text:p>
      <text:h text:style-name="P30" text:outline-level="2">IMSLP Structure</text:h>
      <text:p text:style-name="P6">Though not a tool per se, the structure of the IMSLP library was an essential part of this project. Without this structure, extracting useful data from the wiki would have been much more difficult. The work pages in the IMSLP library are organized using tags which are associated with a hierarchy of MediaWiki categories. Individual pages are constructed entirely using MediaWiki templates. </text:p>
      <text:p text:style-name="P6">The tags and associated categories (sometimes collective referred to as "MW:G") replace the prescriptive, centrally-controlled, static cataloging scheme used in a traditional library. Tags are <text:soft-page-break/>short strings that describe some aspect of a musical work. These tags are associated with one or (usually) more genre categories. Tags are chosen to correspond to features of a musical work, and since the work will not change, in principle the tags should not change either<text:note text:id="ftn10" text:note-class="footnote"><text:note-citation>10</text:note-citation><text:note-body><text:p text:style-name="P1">The score for a musical work is not the same thing as the work itself.</text:p></text:note-body></text:note>. <text:s/>For example, a work tagged "tba" means this work is part of the categories "for tuba" and "scores featuring the tuba." Currently, there are tags to indicate instrumentation, type of work, languages, and for marking a work as an arrangement<text:note text:id="ftn11" text:note-class="footnote"><text:note-citation>11</text:note-citation><text:note-body><text:p text:style-name="P1">The online edition of the Encyclopedia Britannica defines a musical arrangement as "any adaptation of a composition to fit a medium other than that for which it was originally written, while at the same time retaining the general character of the original. <text:bibliography-mark text:identifier="arrng_def" text:bibliography-type="www" text:author="The Editors of Encyclopedia Britannica" text:title="Arrangement" text:url="https://www.britannica.com/art/arrangement">[38]</text:bibliography-mark>"</text:p></text:note-body></text:note> <text:bibliography-mark text:identifier="libGuideIMSLP" text:bibliography-type="article" text:author="Guo, E.W." text:journal="Fontes Artis Musicae" text:month="July" text:publisher="International Association of Music Libraries" text:title="A librarian's guide to imslp" text:volume="61" text:year="2014">[26]</text:bibliography-mark>. Tags are not directly visible to users. Instead, tags are replaced by the categories they are associated with.</text:p>
      <text:p text:style-name="P6">A tag can be associated with multiple categories (as seen in the example above), and a category can also be associated with multiple tags. The categories used by "MW:G" are arranged hierarchically, so associating a tag with a category will include that category and every category above it in the hierarchy. By including this additional layer of abstraction instead of using tags by themselves, it is possible to completely change the structure of the classification system without reclassifying individual items. The tags and category hierarchy for "MW:G" are defined on a a page in the wiki: "http://imslp.org/MediaWiki:Genres" (hence the "MW:G" abbreviation). The structure of the system is entirely specified here – the hierarchy of categories, tags, and which categories each tag should be associated with. Thus, changing the structure is simply a matter of changing the appropriate entries on that page <text:bibliography-mark text:identifier="libGuideIMSLP" text:bibliography-type="article" text:author="Guo, E.W." text:journal="Fontes Artis Musicae" text:month="July" text:publisher="International Association of Music Libraries" text:title="A librarian's guide to imslp" text:volume="61" text:year="2014">[26]</text:bibliography-mark>. It is not immediately apparent exactly how this system is implemented, but it seems likely to make use of the MediaWiki extension mechanisms described in the introduction.</text:p>
      <text:p text:style-name="P6">The structure of individual pages is even more important for this project because we are extracting metadata from each page individually. Each work page in the wiki consists of a template called "imslppage,"<text:note text:id="ftn12" text:note-class="footnote"><text:note-citation>12</text:note-citation><text:note-body><text:p text:style-name="Footnote"><text:span text:style-name="T7">The definition for this template can be found at </text:span><text:a xlink:type="simple" xlink:href="http://www.imslp.org/wiki/MediaWiki:FTE:imslppage" text:style-name="Internet_20_link" text:visited-style-name="Visited_20_Internet_20_Link">http://www.imslp.org/wiki/MediaWiki:FTE:imslppage</text:a><text:span text:style-name="T7"> and is viewable like any other page in the wiki. The file template can be viewed similarly. This proved very helpful during the implementation of this project.</text:span></text:p></text:note-body></text:note> <text:note text:id="ftn13" text:note-class="footnote"><text:note-citation>13</text:note-citation><text:note-body><text:p text:style-name="P1">The wikitext for these looks like {{#fte:imsppage|...}}, which <text:s/>indicates a parser function and not a template, so there is something happening in PHP that is not visible client-side. Whatever it really is, it acts enough like a template to treat it as such and furthermore, this was the operating assumption of the author during implementation.</text:p></text:note-body></text:note><text:s/>which means all work pages have a similar structure and appearance. MediaWiki templates may take parameters which are substituted into the template text at some predefined <text:soft-page-break/>location, thus pages for different works use the same template with different parameters.</text:p>
      <text:p text:style-name="P6">The "imslppage" template consists of <text:s/>a header, audio files, music (score) files, non-commercial recordings, general info, and comments sections. The "general info" section contains a table with details about the work such as alternative title(s), composer name, opus/catalog number, (musical) key, and year of first publication. The tabular structure means that this section is straightforward to parse. Each file included in the "audio files" and "music files" sections also has an associated template called "imslpfile." This template includes details about audio or score files such as publisher information, language, and copyright information. It should be noted that arrangements of a work appear in the "music files" section of a work page. For example, Franz Liszt's arrangements of Beethoven's 9<text:span text:style-name="T6">th</text:span> symphony appear on the work page for that symphony, "Symphony_No.9,_Op.125_(Beethoven,_Ludwig_van)".</text:p>
      <text:p text:style-name="P6">From the example given above, we can see that the work page titles also seem to follow a pattern "&lt;work name&gt; &lt;opus/other disambiguating information&gt; (&lt;composer name&gt;)." <text:s/>These look like they could possibly be used as query strings in a search engine. This suspicion was tested as part of the implementation – these titles were used to search YouTube for videos related to each of the works.</text:p>
      <text:p text:style-name="P6">With the information presented in the introduction and tools sections and the details about the structure of the IMSLP library, we now have enough information to describe the method used to extract metadata from the IMSLP wiki and to transform it to RDF.</text:p>
      <text:h text:style-name="P25" text:outline-level="1">Method</text:h>
      <text:p text:style-name="P6">The extraction process can be split into two distinct operations: retrieval and processing. "Retrieval" refers to whatever is needed to get wikitext from the IMSLP site for processing. The output of this step is wikitext that is ready for processing. The "processing" step refers to the extraction of metadata from the wikitext input. YouTube search results are added to the data during this step as well. The output of this step is RDF data in Turtle format. Turtle is one of the W3C-approved RDF <text:soft-page-break/>serialization formats. It is simple and easier to read than RDF/XML <text:bibliography-mark text:identifier="ttl" text:bibliography-type="article" text:author="Eric Prud'hommeaux, Gavin Carothers." text:month="February" text:publisher="W3C" text:title="RDF 1.1 Turtle: Terse RDF Triple Language" text:year="2014" text:url="http://www.w3.org/TR/turtle/">[31]</text:bibliography-mark>.</text:p>
      <text:h text:style-name="P31" text:outline-level="2">Retrieval</text:h>
      <text:p text:style-name="P6"><text:span text:style-name="T3">The "mwclient" library is used to request from the IMSLP site. These Requests are made with the "expand templates" option, which returns the page wikitext </text:span><text:span text:style-name="T4">after</text:span><text:span text:style-name="T5"> template transclutions. This is important because the "imslppage" template parameters do not contain all of the information available. For example, information from the genre system ("MW:G") and category membership is not available in the template parameters. The wikitext returned by the request is written to a file. This is not strictly necessary, as the wikitext could be processed immediately, but doing so avoids making unnecessary requests during development. </text:span></text:p>
      <text:p text:style-name="P7">For convenience, the page title was inserted as a comment in the wikitext. This is only useful if the wikitext is being written to disk first, since if we processed the wikitext in memory immediately after retrieving it, the page title would be available anyway.</text:p>
      <text:h text:style-name="P32" text:outline-level="2">Processing</text:h>
      <text:p text:style-name="P7">This is where the bulk of the work is done. The full wikitext is parsed using the "mwparserfromhell" parsing library. The page title is used to construct the URL for the work page being processed. <text:s/>This URL is used to uniquely identify the work represented by the page in the RDF representation.</text:p>
      <text:p text:style-name="P7">Next, an empty (RDF) named graph is created with the page URL as the identifier. This named graph will contain all of the triples related to the particular musical work represented by the work page. A triple is added to explicitly state the type of resource named by the page URL. This is important for inference. <text:s/>Though some things can be inferred from the schema definitions (e.g. a "MusicComposition" is produced by a "Composer", which must be a "Person"), there must be some information from which to infer things!</text:p>
      <text:p text:style-name="P7"><text:s/>After that, the processing script iterates over the nodes in the abstract syntax tree generated by <text:soft-page-break/>mwparserfromhell. During this iteration, it produces triples for any category links (that is, links from this page to a category page which indicates membership in said category) and processes the "audio files," "music files," and "general information" sections as it finds them.</text:p>
      <text:p text:style-name="P7">we assumeFinally, the processing script searches YouTube for videos related to the musical work the page represents using the page title. Information about the top ten most relevant search results is included as well as a URL that could be used to request the search results as HTML.</text:p>
      <text:h text:style-name="P32" text:outline-level="2">Vocabulary Mapping</text:h>
      <text:p text:style-name="P7">The "semantic" part of "semantic web" refers to the meaning assigned to data. By making this meaning explicit, machine-readable, and embedded in the data, a computer can use this data without <text:s/>previous knowledge of the dataset. <text:s/>As discussed before, vocabularies are used to make the meaning of the data explicit. Thus, mapping metadata to terms in a vocabulary is what puts the "semantics" into the "semantic web" and is a vitally important part of the process of producing any RDF dataset.</text:p>
      <text:p text:style-name="P7">Most of the metadata extracted from the IMSLP site can be associated with terms from the Schema.org vocabulary easily. Since we do not have an objective standard for how well a given vocabulary term corresponds to an item in a dataset, we cannot assert that a given mapping is "best." It is clear that popular vocabularies are preferable to new ones where possible, because datasets that share a common vocabulary can be used together without any preprocessing.</text:p>
      <text:p text:style-name="P5"><text:span text:style-name="T3">For this project, the Schema.org vocabulary was used wherever possible because of its apparent popularity and backing by major search providers. <text:s/>Mappings between items in the IMSLP metadata and the Schema.org vocabulary were chosen based on the following principle: a "good" mapping is one that is as self-explanatory as possible. A non-expert should be able to read the description provided with the vocabulary term and understand how that term matches something on the IMSLP site. For cases where there was no good candidate in the Schema.org vocabulary, another vocabulary called the "Music Ontology" was checked. In a few cases, there were no clear matches in that vocabulary either. For these, an extension of the Schema.org vocabulary was used. The </text:span><text:soft-page-break/><text:span text:style-name="T3">extensions are related to existing terms in the Schema.org vocabulary using the RDF and RDFS vocabularies defined in </text:span><text:span text:style-name="T3"><text:bibliography-mark text:identifier="aRDFConcepts" text:bibliography-type="www" text:author="Richard Cyganiak,David Wood, Markus Lanthaler, Graham Klyne, Jeremy Carroll, Brian McBride" text:publisher="W3C" text:title="RDF 1.1 Concepts and Abstract Syntax" text:year="2014" text:url="https://www.w3.org/TR/rdf11-concepts/#dfn-iri">[8]</text:bibliography-mark></text:span><text:span text:style-name="T3"><text:s/>and </text:span><text:span text:style-name="T3"><text:bibliography-mark text:identifier="RDFS" text:bibliography-type="www" text:author="Dan Brickley, R.V. Guha, Brian McBride" text:howpublished="W3C Recommendation" text:title="RDF Schema 1.1" text:year="2014" text:url="https://www.w3.org/TR/rdf-schema/">[11]</text:bibliography-mark></text:span><text:span text:style-name="T3">. An overview of the mappings follows, and a detailed mapping document is included as an appendix for review. Unless otherwise specified, we assume any vocabulary terms are from the Schema.org vocabulary.</text:span></text:p>
      <text:p text:style-name="P5"><text:span text:style-name="T3">Each IMSLP work page is</text:span><text:span text:style-name="T3"><text:note text:id="ftn14" text:note-class="footnote"><text:note-citation>14</text:note-citation><text:note-body><text:p text:style-name="P1">We say "is an instance of class" or "has type" rather than "is mapped to a class" to mirror how this would be expressed in RDF.</text:p></text:note-body></text:note></text:span><text:span text:style-name="T3"> an instance of a class called "MusicComposition." Various metadata about the musical work are mapped to properties of "MusicComposition." Composers mentioned on a work page are instances of a class "Composer." Score files and audio recordings found on a work page have type "MediaObject" and are related to the "MusicComposition" by the "encodesCreativeWork" property</text:span><text:span text:style-name="T3"><text:note text:id="ftn15" text:note-class="footnote"><text:note-citation>15</text:note-citation><text:note-body><text:p text:style-name="P1">"MusicComposition" is a subclass of "CreativeWork" and inherits this property from it. See <text:s/>https://schema.org/MusicComposition.</text:p></text:note-body></text:note></text:span><text:span text:style-name="T3">. Metadata related to each score file or audio recording are mapped to "MediaObject" properties. <text:s/>YouTube video search results are instances of <text:s/>"VideoObject" that also have a property "encodesCreativeWork."</text:span></text:p>
      <text:p text:style-name="P7">The "Music Ontology" is only used for one piece of metadata: the opus or catalog number of a musical work. A term from another vocabulary called "The Art &amp; Architecture Thesaurus" was used <text:s/>to represent the librettist for a musical work. Finally, a few custom extensions to the Schema.org schema were used where no appropriate class or property could be found in the others. MediaWiki category membership is specified using the "inCategory" property to be added to class "Thing." Another property called "numberOfPages" was added to refer to the number of pages in a score.</text:p>
      <text:p text:style-name="P7">Extensions were also needed for the "publication info" section for musical scores and "uploaded by" for both scores and audio files. A property of "MusicComposition" called "writtenForInstruments" was added to capture instrumentation information instead of using the Music Ontology's "Instrumentation" class. <text:s/>The "Instrumentation" class has "Arrangement" as a parent class and the description says it,"...deals with the techniques of writing music for a specific instrument..."</text:p>
      <text:h text:style-name="P26" text:outline-level="1"><text:soft-page-break/>Sample Code</text:h>
      <text:p text:style-name="P10"><text:span text:style-name="T2">The code that follows is a partial class definition for a class "IMSLPWorkPage." Treating pages as a single unit made the overall software design cleaner because of the way wikis are organized. <text:s/>The basic unit of structure in a wiki is the page, and in the IMSLP wiki, each page in the main namespace</text:span><text:span text:style-name="T2"><text:note text:id="ftn16" text:note-class="footnote"><text:note-citation>16</text:note-citation><text:note-body><text:p text:style-name="Footnote">Namespace 0, the default, unnamed one.</text:p></text:note-body></text:note></text:span><text:span text:style-name="T2"> represents a musical composition. Category pages also represent a single concept – even if the description of that concept includes multiple parts, "scores for the voice and piano" is still a singular concept that is also distinct from "scores for the voice" and "scores for the piano." Thus, pages can be treated as single units and the use of an "IMSLPWorkPage" class makes sense.</text:span></text:p>
      <text:p text:style-name="P9">The constructor and the main processing loop for each page are included below: </text:p>
      <text:p text:style-name="P15">class IMSLPWorkPage:</text:p>
      <text:p text:style-name="P15"><text:s text:c="4"/>def __init__(self,wikitextin):</text:p>
      <text:p text:style-name="P15"><text:s text:c="8"/>self.page_wikitext = mwp.parse(wikitextin)</text:p>
      <text:p text:style-name="P15"><text:s text:c="8"/>#self.pagetitle = [title.contents for title in w.ifilter_comments(matches='Pagename')]</text:p>
      <text:p text:style-name="P15"><text:s text:c="8"/>self.pagetitle = next(self.page_wikitext.ifilter_comments(matches='Pagename')).contents.split(':')[1]</text:p>
      <text:p text:style-name="P15"><text:s text:c="8"/>self.pageURI = rdflib.URIRef(get_url_for_wikipage(imslpBase, self.pagetitle))</text:p>
      <text:p text:style-name="P15"><text:s text:c="8"/>self.pageTriples = rdflib.Graph(identifier=self.pageURI)</text:p>
      <text:p text:style-name="P15"><text:s text:c="8"/>self.pageTriples.add( (self.pageURI,</text:p>
      <text:p text:style-name="P15"><text:s text:c="31"/>rdflib.RDF.type,</text:p>
      <text:p text:style-name="P15"><text:s text:c="31"/>sorg['MusicComposition']) )</text:p>
      <text:p text:style-name="P15"><text:s text:c="8"/>self.pageTriples.add( (self.pageURI,</text:p>
      <text:p text:style-name="P15"><text:s text:c="31"/>sorg['url'],</text:p>
      <text:p text:style-name="P15"><text:s text:c="31"/>self.pageURI))</text:p>
      <text:p text:style-name="P15"/>
      <text:p text:style-name="P15"><text:s text:c="4"/>def get_triples_from_page(self):</text:p>
      <text:p text:style-name="P15"><text:s text:c="8"/>for node in self.page_wikitext.ifilter():</text:p>
      <text:p text:style-name="P15"><text:s text:c="12"/>if type(node) == mwp.nodes.Tag:</text:p>
      <text:p text:style-name="P15"><text:s text:c="16"/>if node.tag == 'div' and node.has('id') and node.get('id').value == 'wpscore_tabs':</text:p>
      <text:p text:style-name="P15"><text:s text:c="20"/>self.get_triples_from_scores(node)</text:p>
      <text:p text:style-name="P15"><text:s text:c="16"/>if node.tag == 'div' and node.has('id') and node.get('id').value == 'wpaudio_tabs':</text:p>
      <text:p text:style-name="P15"><text:s text:c="20"/>self.get_triples_from_audio_files(node)</text:p>
      <text:p text:style-name="P15"><text:s text:c="16"/>if check_tag_class(node,'div',['wi_body']):</text:p>
      <text:p text:style-name="P15"><text:s text:c="20"/>self.get_triples_from_geninfo_section(node)</text:p>
      <text:p text:style-name="P15"><text:s text:c="12"/>if type(node) == mwp.nodes.Wikilink:</text:p>
      <text:p text:style-name="P15"><text:s text:c="16"/>if category_link_title_pattern.search(node.title.strip_code()):</text:p>
      <text:p text:style-name="P15"><text:soft-page-break/><text:s text:c="20"/>self.get_triples_from_category_link(node)</text:p>
      <text:p text:style-name="P15"><text:s text:c="12"/>if type(node) == mwp.nodes.Text:</text:p>
      <text:p text:style-name="P15"><text:s text:c="16"/>if 'REDIRECT' in node.value:</text:p>
      <text:p text:style-name="P15"><text:s text:c="20"/>redirect_link = self.page_wikitext.get(self.page_wikitext.index(node) + 1)</text:p>
      <text:p text:style-name="P15"><text:s text:c="20"/>self.pageTriples.add((self.pageURI,</text:p>
      <text:p text:style-name="P15"><text:s text:c="42"/>sorg['sameAs'],</text:p>
      <text:p text:style-name="P15"><text:s text:c="42"/>rdflib.URIRef(get_url_for_wikipage(imslpBase,redirect_link.title))))</text:p>
      <text:p text:style-name="P15"/>
      <text:p text:style-name="P10"><text:span text:style-name="T2">The body of get_triples_from_page() is a loop over the output of the wikitext parser. The functions provided by mwparserfromhell for operating on WikiCode objects are iterative, so iteration is used where one might expect recursion instead. For example, the method called to processing the "divs" for score and audio files iterates over the contents of the WikiCode object associated with the div. WikiCode objects can contain other WikiCode objects, so we still have the expected traversal of a tree structure without recursive calls.</text:span><text:span text:style-name="T2"><text:note text:id="ftn17" text:note-class="footnote"><text:note-citation>17</text:note-citation><text:note-body><text:p text:style-name="Footnote">This leads to inefficiencies though. Passing the WikiCode object for the div to the processing method does not advance the main loop, which still reads through the contents of the div without doing anything else with it. This could perhaps be avoided.</text:p></text:note-body></text:note></text:span><text:span text:style-name="T2"> </text:span></text:p>
      <text:p text:style-name="P9">The code that follows is a snipped from one of the methods that extracts information from the "edition info" table for score and audio files.</text:p>
      <text:p text:style-name="P15"><text:s text:c="4"/>def process_edition_info_table(self, parentTag, file_URI):</text:p>
      <text:p text:style-name="P15"><text:s text:c="8"/>for outer_edition_info_table in parentTag.contents.ifilter_tags(</text:p>
      <text:p text:style-name="P15"><text:s text:c="16"/>matches=lambda node: check_tag_class(node, 'table', classesToMatch=['we_edition_info'])):</text:p>
      <text:p text:style-name="P15"><text:s text:c="12"/>innerTable = outer_edition_info_table.contents.filter_tags(matches=lambda node: node.tag == 'table')</text:p>
      <text:p text:style-name="P15"><text:s text:c="12"/>if innerTable:</text:p>
      <text:p text:style-name="P15"><text:s text:c="16"/>tbl = iterate_table_key_value_pairs(innerTable[0])</text:p>
      <text:p text:style-name="P15"><text:s text:c="12"/>else:</text:p>
      <text:p text:style-name="P15"><text:s text:c="16"/>tbl = iterate_table_key_value_pairs(outer_edition_info_table)</text:p>
      <text:p text:style-name="P15"><text:s text:c="12"/>for field_name, field_value in tbl:</text:p>
      <text:p text:style-name="P15"><text:s text:c="16"/>field_name = field_name.strip_code()</text:p>
      <text:p text:style-name="P15"><text:s text:c="16"/>if field_name == 'Arranger':</text:p>
      <text:p text:style-name="P15"><text:s text:c="20"/>self.pageTriples.add((file_URI,</text:p>
      <text:p text:style-name="P15"><text:s text:c="37"/>sorg['musicArrangement'],</text:p>
      <text:p text:style-name="P15"><text:s text:c="37"/>self.pageURI))</text:p>
      <text:p text:style-name="P15"><text:s text:c="20"/># Only want the first one of these</text:p>
      <text:p text:style-name="P15"><text:s text:c="20"/>wikilink = next(field_value.ifilter_wikilinks(), None)</text:p>
      <text:p text:style-name="P15"><text:soft-page-break/><text:s text:c="20"/>if wikilink:</text:p>
      <text:p text:style-name="P15"><text:s text:c="24"/>self.pageTriples.add((file_URI,</text:p>
      <text:p text:style-name="P15"><text:s text:c="41"/>sorg['creator'],</text:p>
      <text:p text:style-name="P15"><text:s text:c="41"/>rdflib.URIRef(get_url_for_wikipage(imslpBase, wikilink.title))))</text:p>
      <text:p text:style-name="P15"><text:s text:c="24"/>self.pageTriples.add((rdflib.URIRef(get_url_for_wikipage(imslpBase, wikilink.title)),</text:p>
      <text:p text:style-name="P15"><text:s text:c="46"/>rdflib.RDF.type,</text:p>
      <text:p text:style-name="P15"><text:s text:c="46"/>sorg['Person']))</text:p>
      <text:p text:style-name="P15"><text:s text:c="20"/>else:</text:p>
      <text:p text:style-name="P15"><text:s text:c="24"/>self.pageTriples.add((file_URI,</text:p>
      <text:p text:style-name="P15"><text:s text:c="41"/>sorg['creator'],</text:p>
      <text:p text:style-name="P15"><text:s text:c="41"/>rdflib.URIRef(get_url_for_wikipage(imslpBase, wiki_uri_quote(</text:p>
      <text:p text:style-name="P15"><text:s text:c="45"/>field_value.strip_code())))))</text:p>
      <text:p text:style-name="P15"><text:s text:c="24"/>self.pageTriples.add((rdflib.URIRef(get_url_for_wikipage(imslpBase, wiki_uri_quote(</text:p>
      <text:p text:style-name="P15"><text:s text:c="45"/>field_value.strip_code()))),</text:p>
      <text:p text:style-name="P15"><text:s text:c="46"/>rdflib.RDF.type,</text:p>
      <text:p text:style-name="P15"><text:s text:c="46"/>sorg['Person']))</text:p>
      <text:h text:style-name="P26" text:outline-level="1">Results</text:h>
      <text:p text:style-name="P10"><text:span text:style-name="T2">The exctraction software was run on two datasets. These were generated by requesting respectively one thousand and ten thousand random pages from the default namespace of the IMSLP wiki.</text:span><text:span text:style-name="T2"><text:note text:id="ftn18" text:note-class="footnote"><text:note-citation>18</text:note-citation><text:note-body><text:p text:style-name="Footnote">The directory for the "10k" dataset contains 1004 files. This likely happened because the download process failed and was restarted partway through. The extraction code is not fast and had already been run on the dataset by the time this was noticed.</text:p></text:note-body></text:note></text:span><text:span text:style-name="T2"> We shall refer to these as the "1k dataset" and "10k dataset" respectively. We shall use the shorthand </text:span><text:span text:style-name="T1">dataset_size </text:span><text:span text:style-name="T2">to mean, "the number of IMSLP wiki pages in the input to the extraction program." Throughout this section, we will use some syntax from SPARQL when talking about triples </text:span><text:span text:style-name="T2"><text:bibliography-mark text:identifier="SPARQL_query" text:bibliography-type="www" text:author="Steve Harris, Andy Seaborne, Eric Prud'hommeaux" text:title="https://www.w3.org/TR/2013/REC-sparql11-query-20130321/" text:url="https://www.w3.org/TR/2013/REC-sparql11-query-20130321/">[16]</text:bibliography-mark></text:span><text:span text:style-name="T2">.</text:span></text:p>
      <text:list xml:id="list807493187" text:style-name="L4">
        <text:list-item>
          <text:p text:style-name="P23"><text:span text:style-name="T2">IRIs are bracketed by "&lt;" and "&gt;" as in &lt;</text:span><text:a xlink:type="simple" xlink:href="http://www.example.com/example1" text:style-name="Internet_20_link" text:visited-style-name="Visited_20_Internet_20_Link"><text:span text:style-name="T2">http://www.example.com/example1</text:span></text:a><text:span text:style-name="T2">&gt;</text:span></text:p>
        </text:list-item>
        <text:list-item>
          <text:p text:style-name="P23"><text:span text:style-name="T2">IRIs may be shortened using a prefix. For instances, instead of writing &lt;</text:span><text:a xlink:type="simple" xlink:href="http://www.schema.org/" text:style-name="Internet_20_link" text:visited-style-name="Visited_20_Internet_20_Link"><text:span text:style-name="T2">http://www.schema.org</text:span></text:a><text:span text:style-name="T2">/MusicComposition&gt;, we define a prefix and use it instead, like "schema:MusicComposition." We will use the following prefixes:</text:span></text:p>
          <text:list>
            <text:list-item>
              <text:p text:style-name="P24">prefix musicOntology: &lt;http://purl.org/ontology/mo/&gt;</text:p>
            </text:list-item>
            <text:list-item>
              <text:p text:style-name="P24"><text:soft-page-break/>prefix schema: &lt;http://schema.org/&gt;</text:p>
            </text:list-item>
            <text:list-item>
              <text:p text:style-name="P23"><text:span text:style-name="T2">prefix schemaExtensions: &lt;</text:span><text:a xlink:type="simple" xlink:href="http://schemaExtensions/" text:style-name="Internet_20_link" text:visited-style-name="Visited_20_Internet_20_Link"><text:span text:style-name="T2">http://schemaExtensions/</text:span></text:a><text:span text:style-name="T2">&gt;</text:span></text:p>
            </text:list-item>
            <text:list-item>
              <text:p text:style-name="P24">prefix rdf: &lt;http://www.w3.org/1999/02/22-rdf-syntax-ns#&gt;</text:p>
            </text:list-item>
          </text:list>
        </text:list-item>
        <text:list-item>
          <text:p text:style-name="P24">rdf:Type is shortened to "a."</text:p>
        </text:list-item>
        <text:list-item>
          <text:p text:style-name="P24">Variable names start with the character "?"</text:p>
        </text:list-item>
        <text:list-item>
          <text:p text:style-name="P24">Literal values are enclosed in quotation marks.</text:p>
        </text:list-item>
      </text:list>
      <text:p text:style-name="P9">Even the smaller of the two datasets is too large for a single person to explore manually. However, <text:s/>given what we know about how the dataset was generated, we can put forth some expectations about what the dataset should contain. Then, we can use SPARQL to check whether these expectations were met and to investigate significant deviations from what was expected. The queries are included in full as an appendix to this report. </text:p>
      <text:p text:style-name="P9">The data extraction process is far from perfect, and this imperfection manifests itself in the results as unexpected differences between how many triples of a certain kind we expect versus what is actually present in the dataset. These differences can be used with knowledge of the extraction code to determine what went wrong during the extraction. </text:p>
      <text:p text:style-name="P10"><text:span text:style-name="T2">Based on the design of the extraction program, we know that each page should have at least two triples associated with it: one that asserts that the page is a resource of the type "MusicComposition" and another that explicitly states that the page URL for the MusicComposition that page represents. These triples are added to the set of triples (graph)</text:span><text:span text:style-name="T2"><text:note text:id="ftn19" text:note-class="footnote"><text:note-citation>19</text:note-citation><text:note-body><text:p text:style-name="Footnote">A set of RDF triples can also be thought of as a directed grah.</text:p></text:note-body></text:note></text:span><text:span text:style-name="T2"> for each page once before any other processing takes place, and the property "schema:url" is not associated with a MusicComposition anywhere else. Thus,we expect to see </text:span><text:span text:style-name="T1">dataset_size</text:span><text:span text:style-name="T2"> triples of the form "&lt;page URL&gt; schema:url &lt;page URL&gt;".</text:span><text:span text:style-name="T2"><text:note text:id="ftn20" text:note-class="footnote"><text:note-citation>20</text:note-citation><text:note-body><text:p text:style-name="Footnote">This would not be useful if this were an unfamiliar dataset. We are using special knowledge of the dataset to simplify the anlysis.</text:p></text:note-body></text:note></text:span><text:span text:style-name="T2"> Note that we should expect to see many more than </text:span><text:span text:style-name="T1">dataset_size</text:span><text:span text:style-name="T2"> instances of MusicComposition since each movement of a piece is also an instance of </text:span><text:soft-page-break/><text:span text:style-name="T2">MusicComposition.</text:span></text:p>
      <text:p text:style-name="P9">We should also expect to see two more triples per page regardless of its content: one for the YouTube search URL, and one for the YouTube API Request URL. These are generated using only the page title and URL. However, these triples are not added until after the YouTube search API call has been made. If that call causes an exception, these triples are not added.</text:p>
      <text:p text:style-name="P10"><text:span text:style-name="T2">Each page in the default wiki namespace was assumed to be a "work page," or a page about a particular musical work, and each work has at least one name. If this is the case, we should expect to see </text:span><text:span text:style-name="T1">dataset_size</text:span><text:span text:style-name="T2"> triples of the form '&lt;page URL&gt; schema:name "work name"' Similarly, we expect every work to have a composer. This means there should be at least </text:span><text:span text:style-name="T1">dataset_size</text:span><text:span text:style-name="T2"> triples for properties "schema:name" and "schema:composer" in each dataset. It should be noted that there could be more of each because "schema:name" is a property associated with several different things (MusicComposition, Person, MediaObject, Language, and VideoObject all have this property).</text:span></text:p>
      <text:p text:style-name="P9">With these expectations made explicit, we can proceed to what was found in RDF datasets produced in our experiments.</text:p>
      <text:h text:style-name="P33" text:outline-level="2">1k Dataset</text:h>
      <text:p text:style-name="P9">This dataset contains 162,857 RDF triples. The following table shows how many instances of each (RDFS) class are in the dataset. Further tables showing details about the properties of tuples in our dataset included as an appendix.</text:p>
      <text:p text:style-name="P9"><draw:frame draw:style-name="fr1" draw:name="Frame1" text:anchor-type="paragraph" svg:x="0.0783in" svg:y="0.1528in" svg:width="2.3134in" draw:z-index="0"><draw:text-box fo:min-height="1.0528in"><text:p text:style-name="Table"><draw:frame draw:style-name="fr2" draw:name="Object1" text:anchor-type="paragraph" svg:width="2.3134in" svg:height="1.0528in"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Resource count by class</text:p></draw:text-box></draw:frame></text:p>
      <text:p text:style-name="P9">The results differ from what was expected in one area. Since the YouTube search requests included <text:soft-page-break/>up to the ten most relevent videos, the fact that the count of VideoObjects is much less than 10,000 suggests that either some requests were not made or that some of the searches returned less than the maximum number of results. The former can be ruled out since <text:s/>there are 1000 request URLs and 1000 search URLs included in the data. These triples are not added to the dataset unless the search request succeeds<text:note text:id="ftn21" text:note-class="footnote"><text:note-citation>21</text:note-citation><text:note-body><text:p text:style-name="Footnote">"Success" here means, "returns with no errors and zero or more results" and not, "retrns some results."</text:p></text:note-body></text:note>, so the requests must have been made successfully. That leaves the other possibility: not every search returned ten results. <text:s/>This can be confirmed easily using SPARQL: 220 works had less than ten search results and there were only 693 with results at all.</text:p>
      <text:p text:style-name="P9">The number of different languages<text:note text:id="ftn22" text:note-class="footnote"><text:note-citation>22</text:note-citation><text:note-body><text:p text:style-name="Footnote">Each instance of <text:s/>the class "Langage" should represent a different human language.</text:p></text:note-body></text:note> seems very high given the size and nature of the input dataset, so we investigated this further. There are not 61 distinct languages represented in the data, but rather 61 different strings that appeared in fields marked "language." For example, the work page for "5 Songs" (Op. 37) by Jean Sibelius lists the langage for this work as "English / French /German (No. 1) Swedish/German(Nos.2-4) English/French (No. 5)". The extraction program treated this string as a single language even though it refers to more than one.</text:p>
      <text:p text:style-name="P9">Another problem with the data was uncovered when searching for MusicComposition instances that <text:s/>are not the object of an "includedComposition" statement. Recall that individual movements of a larger musical work like a sonata or symphony are also MusicCompositions. If we wish to separate the "main" works from those that are parts of another, we can look for works that are not "included" in another work. The expected result was to find 1000 of these, but we found only 980. Upon closer examination, we found that these were due to MusicComposition instances that referred to <text:span text:style-name="T1">themselves</text:span> as included works. This was the case for "2 Andantes for Organ" by Gustav Adolf Merkel – a quick inspection of the IMSLP page for this piece shows that the self-reference was erroneous.</text:p>
      <text:p text:style-name="P9">Two other problems discovered in the data using SPARQL queries were corrected before completing the analysis. There was a problem with how page titles (and thus, page URLs) were being extracted from the wikitext. This led to having 998 triples with property "schema:url" instead <text:soft-page-break/>of the 1000 that were expected. This is also the case for properties schemaExtensions:youtubeAPIRequestURL and youtubeSearchURL. </text:p>
      <text:p text:style-name="P9">The problem in this case was in the function that constructs the page URL. This function uses a comment inserted into the wikitext of each wikipage that begins with the text, "Pagename:". The page URL is built from this by splitting comment string on the ":", so any page name that happens to include ":" was not included in its entirety. Thus, what should have been a unique identifier was no longer unique. <text:s/>This problem was found by looking for MusicalComposition instances that have more than one "schema:name" property.<text:note text:id="ftn23" text:note-class="footnote"><text:note-citation>23</text:note-citation><text:note-body><text:p text:style-name="Footnote">It was not immediately obvious that this was the problem. Logs and output were checked before the SPARQL query was devised to find the issue.</text:p></text:note-body></text:note> There are two such instances, so the case of the missing property "schema:url" was solved.</text:p>
      <text:p text:style-name="P9">Another issue uncovered during analysis was the omission of triples relating video results to the work pages that they were to represent. This was simply an omission, but one that was only apparent after asking for a count of MusicCompositions with less than ten video results. The result of the query was blank, which could not be correct as we previously established. Removing the restriction "less than ten" also produced no results. The triple pattern in the "WHERE" clause of the query looks like this:</text:p>
      <text:p text:style-name="P11"><text:s text:c="2"/>?sub schema:url ?sub .</text:p>
      <text:p text:style-name="P11"><text:s text:c="2"/>?sub a schema:MusicComposition .</text:p>
      <text:p text:style-name="P11"><text:s text:c="2"/>?vid schema:encodesCreativeWork ?sub .</text:p>
      <text:p text:style-name="P11"><text:s text:c="2"/>?vid a schema:VideoObject .</text:p>
      <text:p text:style-name="P9">The first two lines restrict the results to resource with type "MusicComposition" that have a URL. The next line states that the resource should be the object of a relationship "encodesCreativeWork" of some other resource "?vid," and the fourth line requires that "?vid" has type "VideoObject." The triple pattern as a whole is a conjunction, which means only triples matching all of these will be included in the results. We know from previous queries that the first two criteria alone will give us the 1000 work pages. We also know that there are VideoObjects in the dataset. Thus, the culprit <text:soft-page-break/>must be that the "encodesCreativeWork" relationship is missing. Inspecting the code confirmed just that.</text:p>
      <text:p text:style-name="P9">Although they were not found in the data itself, we know there were further problems because of error messages in the logs. In particular, sometimes a template related to copyright information was transcluded in inside of a table on the page, which caused an exception to be thrown in the function that extracts data from wiki tables.</text:p>
      <text:p text:style-name="P9">Finally, we would like to mention that some of the YouTube search results do not seem very relevant. <text:s/>When researching cases where there were only one or two results, following the "YouTubeSearchURL" link seemed to provide somewhat better results than the API call. <text:s/>This could be due to the way the YouTube client library handles query strings compared to using Python's "urlencode". </text:p>
      <text:p text:style-name="P9">Errors aside, there does appear to be a significant amount of useful data. Most of the expectations we enumerated earlier were met. We would also make an argument based on the number of different statements made per resource. Each RDF triple represents a particular statement about a resource. The number of statements about a resource tells us roughly how much information we have about that resource. </text:p>
      <text:p text:style-name="P9">We examined statement counts per page in detail for both datasets. For the 1k dataset, the extraction produced 27.7 statements per work page on average. Most work pages in the dataset had between 15 and 39 statements, with 20 to 24 being the most common. The most numerous was "keywords" property (for the video results) followed by the "category" property. This property was used to indicate (wiki) category membership. Judging by the statement counts, most sets of statements about a given work included composer, an alternative name, a genre, and an indication of which instruments the work was composed for. It should be noted that the existence of a statement with a given property does not mean that the input data is correct: there could be a syntactically-correct, consistent, and true<text:note text:id="ftn24" text:note-class="footnote"><text:note-citation>24</text:note-citation><text:note-body><text:p text:style-name="Footnote">In the sense that this property does exist and have this value in the input data.</text:p></text:note-body></text:note> RDF statement that lists "Donald Duck" as the composer of "The Well-<text:soft-page-break/>Tempered Clavier!"<text:note text:id="ftn25" text:note-class="footnote"><text:note-citation>25</text:note-citation><text:note-body><text:p text:style-name="P2">We refer to the two sets of preludes and fugues by J.S. Bach, see <text:a xlink:type="simple" xlink:href="https://en.wikipedia.org/wiki/The_Well-Tempered_Clavier" text:style-name="Internet_20_link" text:visited-style-name="Visited_20_Internet_20_Link">https://en.wikipedia.org/wiki/The_Well-Tempered_Clavier</text:a>.</text:p></text:note-body></text:note> Tables with details about statement counts and a histogram of statement counts per page are included as an appendix.</text:p>
      <text:p text:style-name="P9">Examining pages with very low or very high statement counts can reveal potential problems with the extraction process. For example, the pages that produced very few RDF triples were not actually pages about musical works at all. Some were manually-curated lists of works by a composer ("List of works by Dmitry Shostakovich" for example), while others appeared to be related to people or organizations with titles like "Wilhelm Schmid" or "Brandus." These pages do not have the same format as a work page and should be handled differently. As it exists now, the extraction software treated these like work pages and incorrectly assigned a type of "MusicComposition" to these resources.</text:p>
      <text:h text:style-name="P34" text:outline-level="2">10k Dataset</text:h>
      <text:p text:style-name="P13"><text:span text:style-name="T3">The 10k dataset was very similar to the 1k dataset in most ways, and the same tables and charts are available in an appendix as for the 1k dataset. This is to be expected since the same process was used to generate both datasets. <text:s/>However, there was one significant difference: the 10k datasets has a lower-than-expected</text:span><text:span text:style-name="T3"><text:note text:id="ftn26" text:note-class="footnote"><text:note-citation>26</text:note-citation><text:note-body><text:p text:style-name="P2"><text:s/>Less that would be expected based on the propertions of the dataset size versus number of video results.</text:p></text:note-body></text:note></text:span><text:span text:style-name="T3"> number of video results. This is due to the quota system Google imposes for the YouTube API. <text:s/>Each API call has a certain cost based on which function is called and what data is requested, and the total use is tracked by API key. The 10k dataset is large enough that the daily limit is reached before all ten thousand searches are performed. The exact cost per page depends on how many search results are returned, so we cannot say with certainty how many searches will succeed. However, we know that the function used to search costs one hundred "quota units," so simply running a search for all ten thousand pages in the input will exhaust the daily allotment of one million "quota units" per free API key</text:span><text:span text:style-name="T3"><text:note text:id="ftn27" text:note-class="footnote"><text:note-citation>27</text:note-citation><text:note-body><text:p text:style-name="Footnote">A higher quota is available to those who are willing to pay for it.</text:p></text:note-body></text:note></text:span><text:span text:style-name="T3"> </text:span><text:span text:style-name="T3"><text:bibliography-mark text:identifier="youtube" text:bibliography-type="www" text:author="Google" text:title="API Reference" text:url="https://developers.google.com/youtube/v3/docs/">[32]</text:bibliography-mark></text:span><text:span text:style-name="T3">.</text:span></text:p>
      <text:h text:style-name="P27" text:outline-level="1"><text:soft-page-break/>Contributions</text:h>
      <text:p text:style-name="P13">With this project, we provided a program to convert data stored in the IMSLP wiki into RDF format along with some ancillary tools to help accomplish that task. This data includes YouTube search results for IMSLP pages. We also provided a detailed description of a mapping of the IMSLP metadata to a well-established vocabulary. For cases where there was no good mapping, we provided extensions which are defined in a machine-readable format, so they could be hosted alongside the dataset and made avaiable to any person or machine browsing the data. The analysis in the "Results" section serves as evidence that these things have been done and that the tools function well enough to provide useful results. </text:p>
      <text:p text:style-name="P13">Several of the goals set out in the beginning of this paper were not met. <text:s/>Only a fraction of the IMSLP was represented as RDF, and there is currently no provision for intelligently updating this information. The dataset was not linked with others and is not currently available online, so it does not meet Tim Berners-Lee's criteria for "good" linked open data for those reasons <text:bibliography-mark text:identifier="TBLLinkedData" text:bibliography-type="www" text:author="Tim Berners-Lee" text:title="Linked Data" text:year="2009" text:url="https://www.w3.org/DesignIssues/LinkedData.html">[9]</text:bibliography-mark>.</text:p>
      <text:h text:style-name="P27" text:outline-level="1">Future Work</text:h>
      <text:p text:style-name="P13">There is much that could be done with the IMSLP site with regards to the semantic web. Firstly, the problems described in the "Results" section could be fixed to imrpove the quality of the resulting data. We did not provide any way of keeping the RDF data updated as the live IMSLP site changes. <text:s/>The methods used by the DBPedia project might possibly be useful to do this, and perhaps even their software could be used <text:bibliography-mark text:identifier="dbpedia" text:bibliography-type="article" text:author="Lehmann, Jens and Isele, Robert and Jakob, Max and Jentzsch, Anja and Kontokostas, Dimitris and Mendes, Pablo N and Hellmann, Sebastian and Morsey, Mohamed and Van Kleef, Patrick and Auer, Soren, et al." text:journal="Semantic Web" text:number="2" text:pages="167-195" text:publisher="IOS Press" text:title="DBpedia--a large-scale, multilingual knowledge base extracted from Wikipedia" text:volume="6" text:year="2015">[20]</text:bibliography-mark>.</text:p>
      <text:p text:style-name="P13">We did not provide methods for separating work pages from other pages. This could be done to both improve data quality and to extract other kinds of useful information. For example, one could extract data from IMSLP user pages and link user profiles to the pages they contributed to as uploaders, scanners, et cetera. Analyzing the extracted RDF triples could also help with the curation of the IMSLP collection. SPARQL queries could be used to find and correct errors in the metadata <text:soft-page-break/>just as they were used to find problems with the extraction process.</text:p>
      <text:p text:style-name="P13">Adding links to external datasets would improve the overall utility of this dataset and would serve as a small step toward achieving the vision of a vast, interconnected web of data. Linking generes, composers, and individual work pages to DBPedia could provide users with extra information. Also, DBPedia has become a "hub" on the semantic web with many incoming links, so linking to DBPedia also provides a way to reach further information <text:bibliography-mark text:identifier="dbpedia" text:bibliography-type="article" text:author="Lehmann, Jens and Isele, Robert and Jakob, Max and Jentzsch, Anja and Kontokostas, Dimitris and Mendes, Pablo N and Hellmann, Sebastian and Morsey, Mohamed and Van Kleef, Patrick and Auer, Soren, et al." text:journal="Semantic Web" text:number="2" text:pages="167-195" text:publisher="IOS Press" text:title="DBpedia--a large-scale, multilingual knowledge base extracted from Wikipedia" text:volume="6" text:year="2015">[20]</text:bibliography-mark>.</text:p>
      <text:p text:style-name="P13">The mappings of IMSLP metadata to schema.org terms could be used to add markup to the actual IMSLP pages. This could be accomplished by adding RDFa, Microdata, or some other kind of semantic markup to the templates used throughout the IMSLP site. <text:s/>In this way, semantic information could be added to the site without modifying each page. These mappings could be provided to the IMSLP community (perhaps by a page on the IMSLP site itself) and improved over time. Such markup could improve the quality of search results from major search providers like Google and Yahoo <text:bibliography-mark text:identifier="sorg_docs" text:bibliography-type="www" text:title="Documentation" text:url="http://schema.org/docs/documents.html">[39]</text:bibliography-mark>. There exist plugins for MediaWiki that allow for semantic queries as well <text:bibliography-mark text:identifier="mwManual" text:bibliography-type="www" text:title="MediaWiki Manual" text:url="https://www.mediawiki.org/wiki/Manual:Contents">[23]</text:bibliography-mark>.</text:p>
      <text:p text:style-name="P13">Part of the appeal of <text:s/>the semantic web is that data can be used in ways that the producers of the data do not anticipate. However, that does not preclude suggesting some possibilities. The data could be used to build or improve a recommendation system <text:bibliography-mark text:identifier="swToday" text:bibliography-type="www" text:author="Rivindu Perera,Parma Nand,Boris Bačić,Wen-Hsin Yang,Kazuhiro Seki,Radek Burget" text:howpublished="ePrint" text:publisher="arXiv" text:title="Semantic Web Today: From Oil Rigs to Panama Papers" text:year="2017" text:url="https://arxiv.org/abs/1711.01518" text:custom1="arXiv:1711.01518">[15]</text:bibliography-mark>, perhaps one that uses category membership. The information retrieval and audio analysis tools described in <text:bibliography-mark text:identifier="lnk_data_mus_rsch" text:bibliography-type="article" text:author="Chris Cannam, Mark Sandler1, Michael O. Jewell2, Christophe Rhodes, Mark d’Inverno" text:journal="Journal of New Music Research" text:number="4" text:pages="315-325" text:title="Linked Data and You: Bringing Music Research Softwareinto the Semantic Web" text:volume="39" text:year="2010">[40]</text:bibliography-mark><text:s/>could be applied to recordings available on the IMSLP site or YouTube and combined with metadata and links to scores from the IMSLP. </text:p>
      <text:h text:style-name="P27" text:outline-level="1">Conclusion</text:h>
      <text:p text:style-name="P13">In this paper, we provided a brief introduction to semantic web technologies, MediaWiki software, the International Music Score Library Project, <text:s/>and a means for extracting metadata from the IMSLP wiki and representing it using RDF. Furthermore, we included a means for incorporating results from YouTube that provide additional value to the extracted metadata. We tested the methods <text:soft-page-break/>described herein on a randomly-selected set of one thousand and ten thousand pages from the default namespace of the IMSLP wiki. We provided a basic analysis of the extracted data, highligted problems with the extraction process discovered by this analysis, and proposed solutions to those problems. Through the analysis, we provided evidence of what has been achieved. Finally, we proposed possible extensions to the work presented herei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Bibliography</text:p>
          </text:index-title>
          <text:p text:style-name="P18">1: Cisco Systems, The Zettabyte Era: Trends and Analysis, 2017, </text:p>
          <text:p text:style-name="P18">2: Tom Eblen, UK's digital backdrops put it in the theatrical forefront, 2011</text:p>
          <text:p text:style-name="P18">3: , Building the Web of Data, , https://www.w3.org/2013/data/</text:p>
          <text:p text:style-name="P18">4: Guus Schreiber, Yves Raimond,Frank Manola,Eric Miller,Brian McBride, RDF 1.1 Primer, 2014, https://www.w3.org/TR/rdf11-primer/</text:p>
          <text:p text:style-name="P18">5: M. Duerst, M. Suignard, Internationalized Resource Identifiers (IRIs), 2005, https://www.ietf.org/rfc/rfc3987.txt</text:p>
          <text:p text:style-name="P18">6: T. Berners-Lee, R. Fielding, L. Masinter, Uniform Resource Identifier (URI): Generic Syntax, 2005, https://tools.ietf.org/html/rfc3986</text:p>
          <text:p text:style-name="P18">7: , RDF 1.1 Concepts and Abstract Syntax, , https://www.w3.org/TR/rdf11-concepts/#dfn-iri</text:p>
          <text:p text:style-name="P18">8: Richard Cyganiak,David Wood, Markus Lanthaler, Graham Klyne, Jeremy Carroll, Brian McBride, RDF 1.1 Concepts and Abstract Syntax, 2014, https://www.w3.org/TR/rdf11-concepts/#dfn-iri</text:p>
          <text:p text:style-name="P18">9: Tim Berners-Lee, Linked Data, 2009, https://www.w3.org/DesignIssues/LinkedData.html</text:p>
          <text:p text:style-name="P18">10: W3C, Vocabularies, , https://www.w3.org/standards/semanticweb/ontology</text:p>
          <text:p text:style-name="P18">11: Dan Brickley, R.V. Guha, Brian McBride, RDF Schema 1.1, 2014, https://www.w3.org/TR/rdf-schema/</text:p>
          <text:p text:style-name="P18">12: Pascal Hitzler,Markus Krötzsch,Bijan Parsia,Peter F. Patel-Schneider,Sebastian Rudolph, OWL 2 Web Ontology Language Primer (Second Edition), 2012, https://www.w3.org/TR/2012/REC-owl2-primer-20121211/</text:p>
          <text:p text:style-name="P18">13: <text:s/>Y. Raimond, S. Abdallah, M. Sandler, F. Giasson, The Music Ontology, 2007</text:p>
          <text:p text:style-name="P18">14: The SPARQL Working Group, SPARQL 1.1 Overview, 2013, https://www.w3.org/TR/sparql11-overview/</text:p>
          <text:p text:style-name="P18">15: Rivindu Perera,Parma Nand,Boris Bačić,Wen-Hsin Yang,Kazuhiro Seki,Radek Burget, Semantic Web Today: From Oil Rigs to Panama Papers, 2017, https://arxiv.org/abs/1711.01518</text:p>
          <text:p text:style-name="P18">16: Steve Harris, Andy Seaborne, Eric Prud'hommeaux, https://www.w3.org/TR/2013/REC-sparql11-query-20130321/, , https://www.w3.org/TR/2013/REC-sparql11-query-20130321/</text:p>
          <text:p text:style-name="P18">17: Ivan Herman, Ben Adida, Manu Sporny, Mark Birbeck, RDFa 1.1 Primer - Third Edition, 2015, </text:p>
          <text:p text:style-name="P18">18: Chaals McCathie Nevile, Dan Brickley, HTML Microdata, 2017, https://www.w3.org/TR/microdata/</text:p>
          <text:p text:style-name="P18">19: Zaihrayeu, Ilya and Sun, Lei and Giunchiglia, Fausto and Pan, Wei and Ju, Qi and Chi, Mingmin and Huang, Xuanjing, From web directories to ontologies: Natural language processing challenges, 2007</text:p>
          <text:p text:style-name="P18">20: Lehmann, Jens and Isele, Robert and Jakob, Max and Jentzsch, Anja and Kontokostas, Dimitris and Mendes, Pablo N and Hellmann, Sebastian and Morsey, Mohamed and Van Kleef, Patrick and Auer, Soren, et al., DBpedia--a large-scale, multilingual knowledge base extracted from Wikipedia, 2015</text:p>
          <text:p text:style-name="P18">21: , MediaWiki, , https://en.wikipedia.org/wiki/MediaWiki</text:p>
          <text:p text:style-name="P18">22: Brian W. Curry, Andrew Trotman,Michael Albert, Extracting Meaning from Wikimedia Article <text:soft-page-break/>Archives, 2010</text:p>
          <text:p text:style-name="P18">23: , MediaWiki Manual, , https://www.mediawiki.org/wiki/Manual:Contents</text:p>
          <text:p text:style-name="P18">24: Benjamin Kolodziej, The International Music Score Library Project as a Practical Resources for Service Playing, 2015</text:p>
          <text:p text:style-name="P18">25: Kimmy Szeto, The Mystery of the Schubert Song: The Linked Data Promise, 2017</text:p>
          <text:p text:style-name="P18">26: Guo, E.W., A librarian's guide to imslp, 2014</text:p>
          <text:p text:style-name="P18">27: , Generators, , https://wiki.python.org/moin/Generators</text:p>
          <text:p text:style-name="P18">28: Earwig, mwparserfromhell Documentation, , http://mwparserfromhell.readthedocs.io/en/latest</text:p>
          <text:p text:style-name="P18">29: , mwclient Documentation, , http://mwclient.readthedocs.io/en/latest/user/index.html</text:p>
          <text:p text:style-name="P18">30: , rdflib 4.2.2 documentation, , https://rdflib.readthedocs.io/en/stable/index.html</text:p>
          <text:p text:style-name="P18">31: Eric Prud'hommeaux, Gavin Carothers., RDF 1.1 Turtle: Terse RDF Triple Language, 2014</text:p>
          <text:p text:style-name="P18">32: Google, API Reference, , https://developers.google.com/youtube/v3/docs/</text:p>
          <text:p text:style-name="P18">33: , dateparser – python parser for human readable dates, , https://dateparser.readthedocs.io/en/latest/</text:p>
          <text:p text:style-name="P18">34: R. Fielding, J. Gettys, J. Mogul, <text:s/>H. Frystyk, <text:s/>L. Masinter, P. Leach, T. Berners-Lee, Hypertext Transfer Protocol -- HTTP/1.1, 1999, https://www.ietf.org/rfc/rfc2616.txt</text:p>
          <text:p text:style-name="P18">35: The Unicode Consortium, The Unicode Standard Version 10.0 - Core Specification, 2017, http://www.unicode.org/versions/Unicode10.0.0/</text:p>
          <text:p text:style-name="P18">36: F. Yergeau, UTF-8, a transformation format of ISO 10646, 2003, https://tools.ietf.org/html/rfc3629</text:p>
          <text:p text:style-name="P18">37: Tim Bray, Jean Paoli, C. M. Sperberg-McQueen, Eve Maler, François Yergeau, Extensible Markup Language (XML) 1.0 (Fifth Edition), 2008, https://www.w3.org/TR/xml/</text:p>
          <text:p text:style-name="P18">38: The Editors of Encyclopedia Britannica, Arrangement, , https://www.britannica.com/art/arrangement</text:p>
          <text:p text:style-name="P18">39: , Documentation, , http://schema.org/docs/documents.html</text:p>
          <text:p text:style-name="P18">40: Chris Cannam, Mark Sandler1, Michael O. Jewell2, Christophe Rhodes, Mark d’Inverno, Linked Data and You: Bringing Music Research Softwareinto the Semantic Web, 2010</text:p>
        </text:index-body>
      </text:bibliography>
      <text:p text:style-name="Text_20_body"/>
      <text:h text:style-name="P28" text:outline-level="1">Appendix A: SPARQL Queries</text:h>
      <text:p text:style-name="P15">prefix musicOntology: &lt;http://purl.org/ontology/mo/&gt;</text:p>
      <text:p text:style-name="P15">prefix schema: &lt;http://schema.org/&gt;</text:p>
      <text:p text:style-name="P15">prefix schemaExtensions: &lt;http://schemaExtensions/&gt;</text:p>
      <text:p text:style-name="P15"/>
      <text:p text:style-name="P15">#total number of triples</text:p>
      <text:p text:style-name="P15">select (COUNT(?sub) as ?cnt)</text:p>
      <text:p text:style-name="P15">where {?sub ?prd ?obj}</text:p>
      <text:p text:style-name="P15"/>
      <text:p text:style-name="P15">#List classes</text:p>
      <text:p text:style-name="P15">select distinct ?class</text:p>
      <text:p text:style-name="P15">where {?sub a ?class}</text:p>
      <text:p text:style-name="P15"/>
      <text:p text:style-name="P15">#List counts of each class</text:p>
      <text:p text:style-name="P15">select ?class (COUNT(?sub) as ?cnt)</text:p>
      <text:p text:style-name="P15">where {?sub a ?class}</text:p>
      <text:p text:style-name="P15">GROUP BY ?class</text:p>
      <text:p text:style-name="P15"/>
      <text:p text:style-name="P15">#List counts of each property type</text:p>
      <text:p text:style-name="P15">select ?prd (COUNT(?sub) as ?cnt)</text:p>
      <text:p text:style-name="P15">where {?sub ?prd ?obj}</text:p>
      <text:p text:style-name="P15">group by ?prd</text:p>
      <text:p text:style-name="P15">#see how many languages we really have</text:p>
      <text:p text:style-name="P15">select DISTINCT ?sub (COUNT(?sub) as ?cnt)</text:p>
      <text:p text:style-name="P15">where {?sub a schema:Language}</text:p>
      <text:p text:style-name="P15">group by ?sub</text:p>
      <text:p text:style-name="P15"/>
      <text:p text:style-name="P15">#count of mediaObjects without page counts</text:p>
      <text:p text:style-name="P15">select DISTINCT (COUNT(?sub) as ?cnt)</text:p>
      <text:p text:style-name="P15">where {</text:p>
      <text:p text:style-name="P15"><text:s text:c="2"/>?sub a schema:MediaObject .</text:p>
      <text:p text:style-name="P15"><text:s text:c="2"/>FILTER NOT EXISTS {?sub schemaExtensions:numberOfPages ?pgs}</text:p>
      <text:p text:style-name="P15">}</text:p>
      <text:p text:style-name="P15">#mediaObjects WITH page counts</text:p>
      <text:p text:style-name="P15">select DISTINCT (COUNT(?sub) as ?cnt)</text:p>
      <text:p text:style-name="P15">where {</text:p>
      <text:p text:style-name="P15"><text:s text:c="2"/>?sub a schema:MediaObject .</text:p>
      <text:p text:style-name="P15"><text:s text:c="2"/>?sub schemaExtensions:numberOfPages ?pgs .</text:p>
      <text:p text:style-name="P15">}</text:p>
      <text:p text:style-name="P15">#compositions that aren't listed anywhere as "includedComposition" (i.e. those that have their own work page)</text:p>
      <text:p text:style-name="P15">select DISTINCT (COUNT(?sub) as ?cnt)</text:p>
      <text:p text:style-name="P15">where {</text:p>
      <text:p text:style-name="P15"><text:s text:c="2"/>?sub a schema:MusicComposition .</text:p>
      <text:p text:style-name="P15"><text:s text:c="2"/>FILTER NOT EXISTS {?otherComp schema:includedComposition ?sub}</text:p>
      <text:p text:style-name="P15">}</text:p>
      <text:p text:style-name="P15">#now find out why the results of the query above is less than expected...</text:p>
      <text:p text:style-name="P15">select ?sub</text:p>
      <text:p text:style-name="P15">where { ?sub a schema:MusicComposition .</text:p>
      <text:p text:style-name="P15"><text:s text:c="8"/>?sub schema:url ?sub</text:p>
      <text:p text:style-name="P15"><text:soft-page-break/><text:s text:c="8"/>MINUS{?sub a schema:MusicComposition .</text:p>
      <text:p text:style-name="P15"><text:s text:c="2"/><text:tab/><text:tab/><text:tab/> <text:s/>FILTER NOT EXISTS {?otherComp schema:includedComposition ?sub}</text:p>
      <text:p text:style-name="P15"><text:s text:c="8"/>} <text:s text:c="15"/></text:p>
      <text:p text:style-name="P15">}</text:p>
      <text:p text:style-name="P15">#confirm that the results from the above are all due to self-reference with includedComposition</text:p>
      <text:p text:style-name="P15">select ?sub</text:p>
      <text:p text:style-name="P15">where { ?sub a schema:MusicComposition .</text:p>
      <text:p text:style-name="P15"><text:s text:c="7"/>?sub schema:url ?sub .</text:p>
      <text:p text:style-name="P15"><text:s text:c="7"/>?sub schema:includedComposition ?sub <text:s text:c="5"/></text:p>
      <text:p text:style-name="P15">}</text:p>
      <text:p text:style-name="P15"/>
      <text:p text:style-name="P15">#check for redirects</text:p>
      <text:p text:style-name="P15">select DISTINCT (COUNT(?sub) as ?cnt)</text:p>
      <text:p text:style-name="P15">where {</text:p>
      <text:p text:style-name="P15"><text:s text:c="2"/>?sub schema:sameAs ?someOther .</text:p>
      <text:p text:style-name="P15"><text:s text:c="2"/></text:p>
      <text:p text:style-name="P15">}</text:p>
      <text:p text:style-name="P15"/>
      <text:p text:style-name="P15">#MusicComposition objects with a given number of properties</text:p>
      <text:p text:style-name="P15">select ?sub (COUNT(?prop) as ?cnt)</text:p>
      <text:p text:style-name="P15">where {</text:p>
      <text:p text:style-name="P15"><text:s text:c="2"/>?sub a schema:MusicComposition .</text:p>
      <text:p text:style-name="P15"><text:s text:c="2"/>?sub schema:url ?sub .</text:p>
      <text:p text:style-name="P15"><text:s text:c="2"/>?sub ?prop ?obj .</text:p>
      <text:p text:style-name="P15">}</text:p>
      <text:p text:style-name="P15">GROUP BY ?sub</text:p>
      <text:p text:style-name="P15">HAVING(COUNT(?prop) &lt; 15</text:p>
      <text:p text:style-name="P15"><text:s text:c="6"/>)</text:p>
      <text:p text:style-name="P15"/>
      <text:p text:style-name="P15">#get average number of properties for a work page (27.8658658 btw)</text:p>
      <text:p text:style-name="P15">select (AVG(?cnt) as ?avgPropCnt)</text:p>
      <text:p text:style-name="P15">where{</text:p>
      <text:p text:style-name="P15"><text:s text:c="2"/></text:p>
      <text:p text:style-name="P15"><text:s text:c="2"/>select ?sub (COUNT(?prop) as ?cnt)</text:p>
      <text:p text:style-name="P15"><text:s text:c="2"/>where {</text:p>
      <text:p text:style-name="P15"><text:s text:c="4"/>?sub a schema:MusicComposition .</text:p>
      <text:p text:style-name="P15"><text:s text:c="4"/>?sub schema:url ?sub .</text:p>
      <text:p text:style-name="P15"><text:s text:c="4"/>?sub ?prop ?obj .</text:p>
      <text:p text:style-name="P15"><text:s text:c="2"/>}</text:p>
      <text:p text:style-name="P15"><text:s text:c="2"/>GROUP BY ?sub</text:p>
      <text:p text:style-name="P15">}</text:p>
      <text:p text:style-name="P15"><text:s text:c="2"/></text:p>
      <text:p text:style-name="P15">#get total number of "Work page" MusicComposition with property count in a range</text:p>
      <text:p text:style-name="P15">select (COUNT(?cnt) as ?total)</text:p>
      <text:p text:style-name="P15">where {</text:p>
      <text:p text:style-name="P15"><text:s text:c="2"/>select (COUNT(?prop) as ?cnt)</text:p>
      <text:p text:style-name="P15"><text:s text:c="2"/>where {</text:p>
      <text:p text:style-name="P15"><text:s text:c="4"/>?sub a schema:MusicComposition .</text:p>
      <text:p text:style-name="P15"><text:s text:c="4"/>?sub schema:url ?sub .</text:p>
      <text:p text:style-name="P15"><text:s text:c="4"/>?sub ?prop ?obj .</text:p>
      <text:p text:style-name="P15"><text:soft-page-break/><text:s text:c="2"/>}</text:p>
      <text:p text:style-name="P15"><text:s text:c="2"/>GROUP BY ?sub</text:p>
      <text:p text:style-name="P15"><text:s text:c="2"/>HAVING(COUNT(?prop) &gt;= 5 &amp;&amp; COUNT(?prop) &lt; 10)</text:p>
      <text:p text:style-name="P15">}</text:p>
      <text:p text:style-name="P15"/>
      <text:p text:style-name="P15">#list property names and counts for MusicCompositions with total property counts in a range </text:p>
      <text:p text:style-name="P15">select ?prop (COUNT(*) as ?cnt)</text:p>
      <text:p text:style-name="P15">where {</text:p>
      <text:p text:style-name="P15"><text:s text:c="2"/>?sub ?prop ?obj</text:p>
      <text:p text:style-name="P15"><text:s text:c="2"/>FILTER EXISTS{</text:p>
      <text:p text:style-name="P15"><text:s text:c="4"/>select ?sub (COUNT(?prop) as ?cnt)</text:p>
      <text:p text:style-name="P15"><text:s text:c="4"/>where {</text:p>
      <text:p text:style-name="P15"><text:s text:c="6"/>?sub a schema:MusicComposition .</text:p>
      <text:p text:style-name="P15"><text:s text:c="6"/>?sub schema:url ?sub .</text:p>
      <text:p text:style-name="P15"><text:s text:c="6"/>?sub ?prop ?obj .</text:p>
      <text:p text:style-name="P15"><text:s text:c="4"/>}</text:p>
      <text:p text:style-name="P15"><text:s text:c="4"/>GROUP BY ?sub</text:p>
      <text:p text:style-name="P15"><text:s text:c="4"/>HAVING(COUNT(?prop) &gt;= 20 &amp;&amp; COUNT(?prop) &lt; 25)</text:p>
      <text:p text:style-name="P15"><text:s text:c="2"/>}</text:p>
      <text:p text:style-name="P15">} <text:s/></text:p>
      <text:p text:style-name="P15">GROUP BY ?prop</text:p>
      <text:p text:style-name="P15"/>
      <text:p text:style-name="P15">#find MusicComposition with more than one nonblank name</text:p>
      <text:p text:style-name="P15">select ?sub (COUNT(?name) as ?nameCnt)</text:p>
      <text:p text:style-name="P15">where {</text:p>
      <text:p text:style-name="P15"><text:s text:c="2"/>?sub schema:url ?sub .</text:p>
      <text:p text:style-name="P15"><text:s text:c="2"/>?sub a schema:MusicComposition .</text:p>
      <text:p text:style-name="P15"><text:s text:c="2"/>?sub schema:name ?name</text:p>
      <text:p text:style-name="P15"><text:s text:c="2"/>FILTER REGEX(str(?name),"[A-z]+")</text:p>
      <text:p text:style-name="P15">}</text:p>
      <text:p text:style-name="P15">group by ?sub</text:p>
      <text:p text:style-name="P15">having(COUNT(?name)&gt;1)</text:p>
      <text:p text:style-name="P15"/>
      <text:p text:style-name="P15">#find count of video results for each MusicComposition</text:p>
      <text:p text:style-name="P15">select ?sub (COUNT(?vid) as ?vidcnt)</text:p>
      <text:p text:style-name="P15">where {</text:p>
      <text:p text:style-name="P15"><text:s text:c="2"/>?sub schema:url ?sub .</text:p>
      <text:p text:style-name="P15"><text:s text:c="2"/>?sub a schema:MusicComposition .</text:p>
      <text:p text:style-name="P15"><text:s text:c="2"/>?vid schema:encodesCreativeWork ?sub .</text:p>
      <text:p text:style-name="P15"><text:s text:c="2"/>?vid a schema:VideoObject .</text:p>
      <text:p text:style-name="P15">} group by ?sub</text:p>
      <text:p text:style-name="P15">#add HAVING (COUNT(?vid) &lt; 10) to find all the ones with less than 10 results</text:p>
      <text:p text:style-name="P15"/>
      <text:h text:style-name="P28" text:outline-level="1">Appendix B: Definitions of Schema Extensions</text:h>
      <text:p text:style-name="Text_20_body">In Turtle format.</text:p>
      <text:p text:style-name="P15">@prefix dct: &lt;http://purl.org/dc/terms/&gt; .</text:p>
      <text:p text:style-name="P15">@prefix owl: &lt;http://www.w3.org/2002/07/owl#&gt; .</text:p>
      <text:p text:style-name="P15">@prefix rdf: &lt;http://www.w3.org/1999/02/22-rdf-syntax-ns#&gt; .</text:p>
      <text:p text:style-name="P15">@prefix rdfa: &lt;http://www.w3.org/ns/rdfa#&gt; .</text:p>
      <text:p text:style-name="P15">@prefix rdfs: &lt;http://www.w3.org/2000/01/rdf-schema#&gt; .</text:p>
      <text:p text:style-name="P15">@prefix schema: &lt;http://schema.org/&gt; .</text:p>
      <text:p text:style-name="P15">@prefix xml: &lt;http://www.w3.org/XML/1998/namespace&gt; .</text:p>
      <text:p text:style-name="P15">@prefix xsd: &lt;http://www.w3.org/2001/XMLSchema#&gt; .</text:p>
      <text:p text:style-name="P15">@prefix local: &lt;http://schemaExtensions/&gt; .</text:p>
      <text:p text:style-name="P15"/>
      <text:p text:style-name="P15">local:descriptionOfFirstPerformance a rdf:Property ;</text:p>
      <text:p text:style-name="P15"><text:s text:c="4"/>rdfs:label "descriptionOfFirstPerformance" ;</text:p>
      <text:p text:style-name="P15"><text:s text:c="4"/>rdfs:comment "A description of the first performance of a MusicComposition. This might include the date, time, venue, etc." ;</text:p>
      <text:p text:style-name="P15"><text:s text:c="4"/>schema:domainIncludes schema:MusicComposition ;</text:p>
      <text:p text:style-name="P15"><text:s text:c="4"/>schema:rangeIncludes schema:Text .</text:p>
      <text:p text:style-name="P15"/>
      <text:p text:style-name="P15">local:Librettist a Property ;</text:p>
      <text:p text:style-name="P15"><text:s text:c="4"/>rdfs:label "Librettist" ;</text:p>
      <text:p text:style-name="P15"><text:s text:c="4"/>rdfs:comment "The author of the libretto for a MusicComposition." ;</text:p>
      <text:p text:style-name="P15"><text:s text:c="4"/>schema:domainIncludes schema:MusicComposition ;</text:p>
      <text:p text:style-name="P15"><text:s text:c="4"/>schema:rangeIncludes shcema:Person .</text:p>
      <text:p text:style-name="P15"/>
      <text:p text:style-name="P15">local:writtenForInstruments a rdf:Property ;</text:p>
      <text:p text:style-name="P15"><text:s text:c="4"/>rdfs:label "writtenForInstruments" ;</text:p>
      <text:p text:style-name="P15"><text:s text:c="4"/>rdfs:comment "A list of instruments for which a MusicComposition was written e.g. 'two pianos','violin,cello,viola','soprano voice and piano'" ;</text:p>
      <text:p text:style-name="P15"><text:s text:c="4"/>schema:domainIncludes schema:MusicComposition ;</text:p>
      <text:p text:style-name="P15"><text:s text:c="4"/>schema:rangeIncludes schema:Text .</text:p>
      <text:p text:style-name="P15"/>
      <text:p text:style-name="P15">local:numberOfPages a rdf:Property ;</text:p>
      <text:p text:style-name="P15"><text:s text:c="4"/>rdfs:label "numberOfPages" ;</text:p>
      <text:p text:style-name="P15"><text:s text:c="4"/>rdfs:comment "The number of pages in a given MediaObject. For example, the number of pages in a PDF document." ;</text:p>
      <text:p text:style-name="P15"><text:s text:c="4"/>schema:domainIncludes schema:MediaObject ;</text:p>
      <text:p text:style-name="P15"><text:s text:c="4"/>schema:rangeIncludes schema:Number .</text:p>
      <text:p text:style-name="P15"/>
      <text:p text:style-name="P15">local:uploadedBy a rdf:Property ;</text:p>
      <text:p text:style-name="P15"><text:s text:c="4"/>rdfs:label "uploadedBy" ;</text:p>
      <text:p text:style-name="P15"><text:s text:c="4"/>rdfs:comment "The Person who uploaded the MediaObject." ;</text:p>
      <text:p text:style-name="P15"><text:s text:c="4"/>schema:domainIncludes schema:MediaObject ;</text:p>
      <text:p text:style-name="P15"><text:s text:c="4"/>schema:rangeIncludes schema:Person .</text:p>
      <text:p text:style-name="P15"/>
      <text:p text:style-name="P15">local:publicationInfo a rdf:Property ;</text:p>
      <text:p text:style-name="P15"><text:s text:c="4"/>rdfs:label "publicationInfo" ;</text:p>
      <text:p text:style-name="P15"><text:s text:c="4"/>rdfs:comment "Information about a particular publication. This <text:soft-page-break/>might include dates, publishers, and notes about the publication" ;</text:p>
      <text:p text:style-name="P15"><text:s text:c="4"/>schema:domainIncludes schema:MediaObject ;</text:p>
      <text:p text:style-name="P15"><text:s text:c="4"/>schema:rangeIncludes schema:Text .</text:p>
      <text:p text:style-name="P15"/>
      <text:p text:style-name="P15">local:additionalInfo a rdf:Property ;</text:p>
      <text:p text:style-name="P15"><text:s text:c="4"/>rdfs:label "additionalInfo" ;</text:p>
      <text:p text:style-name="P15"><text:s text:c="4"/>rdfs:comment "Additional information about a MediaObject." ;</text:p>
      <text:p text:style-name="P15"><text:s text:c="4"/>schema:domainIncludes schema:MediaObject ;</text:p>
      <text:p text:style-name="P15"><text:s text:c="4"/>schema:rangeIncludes schema:Text .</text:p>
      <text:p text:style-name="P15"/>
      <text:p text:style-name="P15">local:youtubeSearchURL a rdf:Property ;</text:p>
      <text:p text:style-name="P15"><text:s text:c="4"/>rdfs:label "youtubeSearchURL"</text:p>
      <text:p text:style-name="P15"><text:s text:c="4"/>rdfs:comment "Entering this URL in a web browser will display a page of YouTube search results. The title of the IMSLP page for this MusicComposition is used as the search query." ;</text:p>
      <text:p text:style-name="P15"><text:s text:c="4"/>schema:domainIncludes schema:MusicComposition ;</text:p>
      <text:p text:style-name="P15"><text:s text:c="4"/>schema:rangeIncludes schema:URL .</text:p>
      <text:p text:style-name="P15"/>
      <text:p text:style-name="P15">local:youtubeAPIRequestURL a rdf:Property ;</text:p>
      <text:p text:style-name="P15"><text:s text:c="4"/>rdfs:label "youtubeAPIRequestURL" ;</text:p>
      <text:p text:style-name="P15"><text:s text:c="4"/>rdfs:comment "The URL used to perform a search via the YoutTube Data API (v3). The search query used is the title of the IMSLP page for this MusicComposition. See https://developers.google.com/youtube/v3/docs/search for details about the YouTube Data API." ;</text:p>
      <text:p text:style-name="P15"><text:s text:c="4"/>schema:domainIncludes schema:MusicComposition ;</text:p>
      <text:p text:style-name="P15"><text:s text:c="4"/>schema:rangeIncludes schema:URL .</text:p>
      <text:p text:style-name="P15"/>
      <text:h text:style-name="P28" text:outline-level="1">Appendix C: Python code</text:h>
      <text:p text:style-name="P12">Modue IMSLPtoRDF.py</text:p>
      <text:p text:style-name="P15">import rdflib, re, dateparser, datetime, logging</text:p>
      <text:p text:style-name="P15">import mwparserfromhell as mwp</text:p>
      <text:p text:style-name="P15">from urllib.parse import quote, urljoin, urlsplit, urlunsplit, urlunparse, urlencode</text:p>
      <text:p text:style-name="P15">from mwclient.page import Page</text:p>
      <text:p text:style-name="P15">from itertools import product</text:p>
      <text:p text:style-name="P15">from googleapiclient.discovery import build</text:p>
      <text:p text:style-name="P15">from googleapiclient.errors import HttpError</text:p>
      <text:p text:style-name="P15">sorg = rdflib.Namespace('http://schema.org/')</text:p>
      <text:p text:style-name="P15">mo = rdflib.Namespace('http://purl.org/ontology/mo/')</text:p>
      <text:p text:style-name="P15">local = rdflib.Namespace('http://schemaExtensions/')</text:p>
      <text:p text:style-name="P15">getty = rdflib.Namespace('http://vocab.getty.edu/aat/')</text:p>
      <text:p text:style-name="P15">imslpBase = 'http://imslp.org/wiki/'</text:p>
      <text:p text:style-name="P15">wikipediaBase = 'https://en.wikipedia.org/wiki/'</text:p>
      <text:p text:style-name="P15">imslp = rdflib.Namespace(imslpBase)</text:p>
      <text:p text:style-name="P15">scoreURLpattern = re.compile('https://imslp.org/wiki/Special:ImagefromIndex/\d+')</text:p>
      <text:p text:style-name="P15">fileDetailPattern = re.compile('(\w+) by (\w+)')</text:p>
      <text:p text:style-name="P15">uploadDatePattern = re.compile('\((\d+/\d+/\d+)\)')</text:p>
      <text:p text:style-name="P15">duration_size_info_pattern = re.compile('\s-\s(\d+\.\d+MB)(?:,\s|\s-\s)(\d+\spp\.|\d*\:*\d+\:\d+)\s')</text:p>
      <text:p text:style-name="P15">duration_format_pattern = re.compile('(?:(\d+)\:)*(\d+)\:(\d+)')</text:p>
      <text:p text:style-name="P15">category_link_title_pattern = re.compile('^Category:')</text:p>
      <text:p text:style-name="P15">DEVELOPER_KEY = 'AIzaSyBgs-Wx1YKxMDTst6V03pCbvWlzPgxmIG8'</text:p>
      <text:p text:style-name="P15">YOUTUBE_API_SERVICE_NAME = 'youtube'</text:p>
      <text:p text:style-name="P15">YOUTUBE_API_VERSION = 'v3'</text:p>
      <text:p text:style-name="P15">MAX_YOUTUBE_RESULTS = 10</text:p>
      <text:p text:style-name="P15"/>
      <text:p text:style-name="P15">def videos_list_by_id(client, **kwargs):</text:p>
      <text:p text:style-name="P15"><text:s text:c="4"/>return client.videos().list(**kwargs).execute()</text:p>
      <text:p text:style-name="P15"/>
      <text:p text:style-name="P15">def video_categories_list(client, **kwargs):</text:p>
      <text:p text:style-name="P15"><text:s text:c="4"/>return client.videoCategories().list(**kwargs).execute()</text:p>
      <text:p text:style-name="P15"/>
      <text:p text:style-name="P15">def wiki_uri_quote(input_uri):</text:p>
      <text:p text:style-name="P15"><text:s text:c="4"/>return quote(str(Page.normalize_title(input_uri)),safe='/:')</text:p>
      <text:p text:style-name="P15"/>
      <text:p text:style-name="P15">def get_url_for_wikipage(wikibaseurl, wikilink):</text:p>
      <text:p text:style-name="P15"><text:s text:c="4"/>quotedWikilink = wiki_uri_quote(wikilink)</text:p>
      <text:p text:style-name="P15"><text:s text:c="4"/>newurl = urljoin(wikibaseurl,quotedWikilink)</text:p>
      <text:p text:style-name="P15"><text:s text:c="4"/>if newurl == quotedWikilink:#missing leading slash or colon can make urljoin return only 'wikilink' part</text:p>
      <text:p text:style-name="P15"><text:s text:c="8"/>newurl = urljoin(wikibaseurl,':'+quotedWikilink)</text:p>
      <text:p text:style-name="P15"><text:s text:c="4"/>return newurl</text:p>
      <text:p text:style-name="P15"/>
      <text:p text:style-name="P15">def add_fragment_to_url(url,fragmentToAdd):</text:p>
      <text:p text:style-name="P15"><text:s text:c="4"/>spliturl = urlsplit(url)</text:p>
      <text:p text:style-name="P15"><text:s text:c="4"/>newurl = (spliturl.scheme,spliturl.netloc,spliturl.path,spliturl.query,quot<text:soft-page-break/>e(fragmentToAdd))</text:p>
      <text:p text:style-name="P15"><text:s text:c="4"/>return urlunsplit(newurl)</text:p>
      <text:p text:style-name="P15"/>
      <text:p text:style-name="P15">'''def convert_categories_to_keywords(pagetitle,pagewikicode):</text:p>
      <text:p text:style-name="P15"><text:s text:c="4"/>g = rdflib.Graph()</text:p>
      <text:p text:style-name="P15"><text:s text:c="4"/>for category in pagewikicode.ifilter_wikilinks(matches='[^:]Category:'):</text:p>
      <text:p text:style-name="P15"><text:s text:c="8"/>rdfsubject = rdflib.URIRef(get_url_for_wikipage(imslpBase, pagetitle))</text:p>
      <text:p text:style-name="P15"><text:s text:c="8"/>rdfobject = rdflib.URIRef(get_url_for_wikipage(imslpBase, category.title))</text:p>
      <text:p text:style-name="P15"><text:s text:c="8"/>g.add((rdfsubject,sorg['keyword'], rdfobject))</text:p>
      <text:p text:style-name="P15"><text:s text:c="4"/>print(g.serialize(format='n3'))'''</text:p>
      <text:p text:style-name="P15"/>
      <text:p text:style-name="P15">'''def extract_table_data(someWikiTable):</text:p>
      <text:p text:style-name="P15"><text:s text:c="4"/>tabledata = []</text:p>
      <text:p text:style-name="P15"><text:s text:c="4"/>for tablerow in someWikiTable.contents.ifilter_tags(recursive=False):</text:p>
      <text:p text:style-name="P15"><text:s text:c="8"/>tableCols = [tableCol.contents for tableCol in tablerow.contents.ifilter_tags(recursive=False)]</text:p>
      <text:p text:style-name="P15"><text:s text:c="8"/>tabledata.append(tableCols)</text:p>
      <text:p text:style-name="P15"><text:s text:c="4"/>return tabledata'''</text:p>
      <text:p text:style-name="P15"/>
      <text:p text:style-name="P15">def iterate_table_rows(some_wikitable):</text:p>
      <text:p text:style-name="P15"><text:s text:c="4"/>for tablerow in some_wikitable.contents.ifilter_tags(recursive=False):</text:p>
      <text:p text:style-name="P15"><text:s text:c="8"/>yield tuple(tableCol.contents for tableCol in tablerow.contents.ifilter_tags(recursive=False))</text:p>
      <text:p text:style-name="P15"/>
      <text:p text:style-name="P15">def iterate_table_key_value_pairs(some_wikitable):</text:p>
      <text:p text:style-name="P15"><text:s text:c="4"/>for tablerow in iterate_table_rows(some_wikitable):</text:p>
      <text:p text:style-name="P15"><text:s text:c="8"/>#yield tablerow[0],tablerow[1]</text:p>
      <text:p text:style-name="P15"><text:s text:c="8"/>yield(tuple(val for val in tablerow))</text:p>
      <text:p text:style-name="P15"/>
      <text:p text:style-name="P15">'''def get_first_wikilink_or_text(some_wikicode):</text:p>
      <text:p text:style-name="P15"><text:s text:c="4"/>wikilink = next(some_wikicode.ifilter_wikilinks(), None)</text:p>
      <text:p text:style-name="P15"><text:s text:c="4"/>if not wikilink:</text:p>
      <text:p text:style-name="P15"><text:s text:c="8"/>wikilink = some_wikicode.strip_code()</text:p>
      <text:p text:style-name="P15"><text:s text:c="4"/>return wikilink'''</text:p>
      <text:p text:style-name="P15"/>
      <text:p text:style-name="P15">def check_tag_class(node,tagTypeName=None,classesToMatch=[]):</text:p>
      <text:p text:style-name="P15"><text:s text:c="4"/>if node.tag == tagTypeName and node.has('class'):</text:p>
      <text:p text:style-name="P15"><text:s text:c="8"/>return any((x == y for x,y in product(str(node.get('class').value).split(sep=' '),classesToMatch)))</text:p>
      <text:p text:style-name="P15"/>
      <text:p text:style-name="P15">def format_date(datetime):</text:p>
      <text:p text:style-name="P15"><text:s text:c="4"/>return datetime.strftime('%Y-%m-%d')</text:p>
      <text:p text:style-name="P15"/>
      <text:p text:style-name="P15">def format_hms_duration(hms_duration_str):</text:p>
      <text:p text:style-name="P15"><text:s text:c="4"/>m = duration_format_pattern.search(hms_duration_str)</text:p>
      <text:p text:style-name="P15"><text:s text:c="4"/>if m:</text:p>
      <text:p text:style-name="P15"><text:s text:c="8"/>if m.group(1):</text:p>
      <text:p text:style-name="P15"><text:soft-page-break/><text:s text:c="12"/>return 'PT{hours}H{mins}M{sec}S'.format(hours=m.group(1),mins=m.group(2),sec=m.group(3))</text:p>
      <text:p text:style-name="P15"><text:s text:c="8"/>else:</text:p>
      <text:p text:style-name="P15"><text:s text:c="12"/>return 'PT{mins}M{sec}S'.format(mins=m.group(2), sec=m.group(3))</text:p>
      <text:p text:style-name="P15"/>
      <text:p text:style-name="P15">class IMSLPWorkPage:</text:p>
      <text:p text:style-name="P15"><text:s text:c="4"/>def __init__(self,wikitextin):</text:p>
      <text:p text:style-name="P15"><text:s text:c="8"/>self.page_wikitext = mwp.parse(wikitextin)</text:p>
      <text:p text:style-name="P15"><text:s text:c="8"/>#self.pagetitle = [title.contents for title in w.ifilter_comments(matches='Pagename')]</text:p>
      <text:p text:style-name="P15"/>
      <text:p text:style-name="P15"><text:s text:c="8"/>#self.pagetitle = next(self.page_wikitext.ifilter_comments(matches='Pagename')).contents.split(':')[1]</text:p>
      <text:p text:style-name="P15"><text:s text:c="8"/>#Made this change to deal with a bug where ":" in page name messed up page title and url construction</text:p>
      <text:p text:style-name="P15"><text:s text:c="8"/>pagetitle_comment = next(self.page_wikitext.ifilter_comments(matches='Pagename')).contents.split(':')</text:p>
      <text:p text:style-name="P15"><text:s text:c="8"/>self.pagetitle = ":".join(pagetitle_comment[1:])</text:p>
      <text:p text:style-name="P15"><text:s text:c="8"/>self.pageURI = rdflib.URIRef(get_url_for_wikipage(imslpBase, self.pagetitle))</text:p>
      <text:p text:style-name="P15"><text:s text:c="8"/>self.pageTriples = rdflib.Graph(identifier=self.pageURI)</text:p>
      <text:p text:style-name="P15"><text:s text:c="8"/>self.pageTriples.add( (self.pageURI,</text:p>
      <text:p text:style-name="P15"><text:s text:c="31"/>rdflib.RDF.type,</text:p>
      <text:p text:style-name="P15"><text:s text:c="31"/>sorg['MusicComposition']) )</text:p>
      <text:p text:style-name="P15"><text:s text:c="8"/>self.pageTriples.add( (self.pageURI,</text:p>
      <text:p text:style-name="P15"><text:s text:c="31"/>sorg['url'],</text:p>
      <text:p text:style-name="P15"><text:s text:c="31"/>self.pageURI))</text:p>
      <text:p text:style-name="P15"/>
      <text:p text:style-name="P15"><text:s text:c="4"/>'''def get_triples_from_categories(self):</text:p>
      <text:p text:style-name="P15"><text:s text:c="8"/>for category in self.page_wikitext.ifilter_wikilinks(matches='[^:]Category:'):</text:p>
      <text:p text:style-name="P15"><text:s text:c="12"/>#self.pageTriples.add((self.pageURI,</text:p>
      <text:p text:style-name="P15"><text:s text:c="12"/># <text:s text:c="21"/>sorg['keywords'],</text:p>
      <text:p text:style-name="P15"><text:s text:c="12"/># <text:s text:c="21"/>rdflib.URIRef(get_url_for_wikipage(imslpBase, category.title))))</text:p>
      <text:p text:style-name="P15"><text:s text:c="12"/>self.pageTriples.add((self.pageURI,</text:p>
      <text:p text:style-name="P15"><text:s text:c="34"/>local['inCategory'],</text:p>
      <text:p text:style-name="P15"><text:s text:c="34"/>rdflib.URIRef(get_url_for_wikipage(imslpBase, category.title))))'''</text:p>
      <text:p text:style-name="P15"/>
      <text:p text:style-name="P15"><text:s text:c="4"/>def get_triples_from_category_link(self,category_link):</text:p>
      <text:p text:style-name="P15"><text:s text:c="8"/>#self.pageTriples.add((self.pageURI,</text:p>
      <text:p text:style-name="P15"><text:s text:c="8"/># <text:s text:c="21"/>sorg['keywords'],</text:p>
      <text:p text:style-name="P15"><text:s text:c="8"/># <text:s text:c="21"/>rdflib.URIRef(get_url_for_wikipage(imslpBase, category_link.title))))</text:p>
      <text:p text:style-name="P15"><text:s text:c="8"/>self.pageTriples.add((self.pageURI,</text:p>
      <text:p text:style-name="P15"><text:s text:c="30"/>#local['inCategory'],</text:p>
      <text:p text:style-name="P15"><text:soft-page-break/><text:s text:c="30"/>sorg['category'],</text:p>
      <text:p text:style-name="P15"><text:s text:c="30"/>rdflib.URIRef(get_url_for_wikipage(imslpBase, category_link.title))))</text:p>
      <text:p text:style-name="P15"/>
      <text:p text:style-name="P15"><text:s text:c="4"/>def get_triples_from_geninfo_section(self,start_node):</text:p>
      <text:p text:style-name="P15"><text:s text:c="8"/>for table in start_node.contents.ifilter_tags(matches=lambda node: node.tag == "table"):</text:p>
      <text:p text:style-name="P15"><text:s text:c="12"/>try:</text:p>
      <text:p text:style-name="P15"><text:s text:c="16"/>for fieldName,fieldValue in iterate_table_key_value_pairs(table):</text:p>
      <text:p text:style-name="P15"><text:s text:c="20"/># print(fieldName)</text:p>
      <text:p text:style-name="P15"><text:s text:c="20"/># print(fieldValue)</text:p>
      <text:p text:style-name="P15"><text:s text:c="20"/>if fieldName.matches('Work Title'):</text:p>
      <text:p text:style-name="P15"><text:s text:c="24"/>self.pageTriples.add((self.pageURI,</text:p>
      <text:p text:style-name="P15"><text:s text:c="41"/>sorg['name'],</text:p>
      <text:p text:style-name="P15"><text:s text:c="41"/>rdflib.Literal(fieldValue, datatype=sorg['Text'])))</text:p>
      <text:p text:style-name="P15"><text:s text:c="20"/>elif fieldName.matches(</text:p>
      <text:p text:style-name="P15"><text:s text:c="28"/>'Alt&lt;span class=\'mh555\'&gt;ernative&lt;/span&gt;&lt;span class=\'ms555\'&gt;.&lt;/span&gt; Title'):</text:p>
      <text:p text:style-name="P15"><text:s text:c="24"/>self.pageTriples.add((self.pageURI,</text:p>
      <text:p text:style-name="P15"><text:s text:c="41"/>sorg['alternateName'],</text:p>
      <text:p text:style-name="P15"><text:s text:c="41"/>rdflib.Literal(fieldValue, datatype=sorg['Text'])))</text:p>
      <text:p text:style-name="P15"><text:s text:c="20"/>elif fieldName.matches('Composer'):</text:p>
      <text:p text:style-name="P15"><text:s text:c="24"/>hasAny = None</text:p>
      <text:p text:style-name="P15"><text:s text:c="24"/>for wikilink in fieldValue.ifilter_wikilinks():</text:p>
      <text:p text:style-name="P15"><text:s text:c="28"/>hasAny = True</text:p>
      <text:p text:style-name="P15"><text:s text:c="28"/>composer_URI = rdflib.URIRef(get_url_for_wikipage(imslpBase, wikilink.title))</text:p>
      <text:p text:style-name="P15"><text:s text:c="28"/>self.pageTriples.add((self.pageURI,</text:p>
      <text:p text:style-name="P15"><text:s text:c="45"/>sorg['composer'],</text:p>
      <text:p text:style-name="P15"><text:s text:c="45"/>composer_URI))</text:p>
      <text:p text:style-name="P15"><text:s text:c="28"/>self.pageTriples.add( (composer_URI,</text:p>
      <text:p text:style-name="P15"><text:s text:c="51"/>rdflib.RDF.type,</text:p>
      <text:p text:style-name="P15"><text:s text:c="51"/>sorg['Person']) )</text:p>
      <text:p text:style-name="P15"><text:s text:c="24"/>if not hasAny:</text:p>
      <text:p text:style-name="P15"><text:s text:c="28"/>composer_URI = <text:s/>get_url_for_wikipage(imslpBase, fieldValue.strip_code())</text:p>
      <text:p text:style-name="P15"><text:s text:c="28"/>self.pageTriples.add( (self.pageURI,</text:p>
      <text:p text:style-name="P15"><text:s text:c="45"/>sorg['composer'],</text:p>
      <text:p text:style-name="P15"><text:s text:c="45"/>rdflib.URIRef(composer_URI)) )</text:p>
      <text:p text:style-name="P15"><text:s text:c="28"/>self.pageTriples.add( (rdflib.URIRef(composer_URI),</text:p>
      <text:p text:style-name="P15"><text:s text:c="51"/>rdflib.RDF.type,</text:p>
      <text:p text:style-name="P15"><text:soft-page-break/><text:s text:c="51"/>sorg['Person']) )</text:p>
      <text:p text:style-name="P15"><text:s text:c="20"/>elif fieldName.matches(</text:p>
      <text:p text:style-name="P15"><text:s text:c="28"/>'&lt;span class="mh555"&gt;Opus/Catalogue Number&lt;/span&gt;&lt;span class="ms555"&gt;Op./Cat. No.&lt;/span&gt;'):</text:p>
      <text:p text:style-name="P15"><text:s text:c="24"/>self.pageTriples.add((self.pageURI,</text:p>
      <text:p text:style-name="P15"><text:s text:c="41"/>mo['opus'],</text:p>
      <text:p text:style-name="P15"><text:s text:c="41"/>rdflib.Literal(fieldValue, datatype=rdflib.RDFS.Literal)))</text:p>
      <text:p text:style-name="P15"><text:s text:c="20"/>elif fieldName.matches('Key'):</text:p>
      <text:p text:style-name="P15"><text:s text:c="24"/>##print(fieldValue)</text:p>
      <text:p text:style-name="P15"><text:s text:c="24"/>hasAny = None</text:p>
      <text:p text:style-name="P15"><text:s text:c="24"/>for wikilink in fieldValue.ifilter_wikilinks(recursive=False):</text:p>
      <text:p text:style-name="P15"><text:s text:c="28"/>hasAny = True</text:p>
      <text:p text:style-name="P15"><text:s text:c="28"/>self.pageTriples.add((self.pageURI,</text:p>
      <text:p text:style-name="P15"><text:s text:c="45"/>sorg['musicalKey'],</text:p>
      <text:p text:style-name="P15"><text:s text:c="45"/>rdflib.URIRef(</text:p>
      <text:p text:style-name="P15"><text:s text:c="49"/>get_url_for_wikipage(imslpBase, wikilink.title))))</text:p>
      <text:p text:style-name="P15"><text:s text:c="24"/>if not hasAny:</text:p>
      <text:p text:style-name="P15"><text:s text:c="28"/>self.pageTriples.add((self.pageURI,</text:p>
      <text:p text:style-name="P15"><text:s text:c="45"/>sorg['musicalKey'],</text:p>
      <text:p text:style-name="P15"><text:s text:c="45"/>rdflib.Literal(fieldValue, datatype=sorg['Text'])))</text:p>
      <text:p text:style-name="P15"/>
      <text:p text:style-name="P15"><text:s text:c="20"/>elif fieldName.matches(</text:p>
      <text:p text:style-name="P15"><text:s text:c="28"/>"&lt;span class='mh555'&gt;Movements/Sections&lt;/span&gt;&lt;span class='ms555'&gt;Mov'ts/Sec's&lt;/span&gt;"):</text:p>
      <text:p text:style-name="P15"><text:s text:c="24"/>textnodes = [str(node).strip('\n') for node in fieldValue.filter_text(recursive=False)]</text:p>
      <text:p text:style-name="P15"><text:s text:c="24"/>if textnodes:</text:p>
      <text:p text:style-name="P15"><text:s text:c="28"/>for textnode in textnodes[1:]: <text:s/># first node is usu header info so skip it</text:p>
      <text:p text:style-name="P15"><text:s text:c="32"/>included_comp_name = add_fragment_to_url(self.pageURI, textnode)</text:p>
      <text:p text:style-name="P15"><text:s text:c="32"/>self.pageTriples.add((self.pageURI,</text:p>
      <text:p text:style-name="P15"><text:s text:c="49"/>sorg['includedComposition'],</text:p>
      <text:p text:style-name="P15"><text:s text:c="49"/>rdflib.URIRef(included_comp_name)))</text:p>
      <text:p text:style-name="P15"><text:s text:c="32"/>self.pageTriples.add((rdflib.URIRef(included_comp_name),</text:p>
      <text:p text:style-name="P15"><text:s text:c="54"/>rdflib.RDF.type,</text:p>
      <text:p text:style-name="P15"><text:s text:c="54"/>sorg['MusicComposition']))</text:p>
      <text:p text:style-name="P15"><text:s text:c="32"/># Name movements in compositions using URL fragment. No anchors exist on the pages so it</text:p>
      <text:p text:style-name="P15"><text:s text:c="32"/># won't do anything special in a browser, but it makes a good unique name for each movement</text:p>
      <text:p text:style-name="P15"><text:soft-page-break/><text:s text:c="32"/># where it's easy to tell by inspection which piece the movement belongs with</text:p>
      <text:p text:style-name="P15"><text:s text:c="32"/>self.pageTriples.add((rdflib.URIRef(add_fragment_to_url(self.pageURI, textnode)),</text:p>
      <text:p text:style-name="P15"><text:s text:c="49"/>sorg['name'],</text:p>
      <text:p text:style-name="P15"><text:s text:c="49"/>rdflib.Literal(textnode, datatype=sorg['Text'])))</text:p>
      <text:p text:style-name="P15"/>
      <text:p text:style-name="P15"><text:s text:c="20"/>elif fieldName.matches(</text:p>
      <text:p text:style-name="P15"><text:s text:c="28"/>"&lt;span class='mh555'&gt;Year/Date of Composition&lt;/span&gt;&lt;span class='ms555'&gt;Y/D of Comp.&lt;/span&gt;"):</text:p>
      <text:p text:style-name="P15"><text:s text:c="24"/>yearComposed = dateparser.parse(fieldValue.strip_code())</text:p>
      <text:p text:style-name="P15"><text:s text:c="24"/>if yearComposed:</text:p>
      <text:p text:style-name="P15"><text:s text:c="28"/># dateCreated should be a date, but we don't have an exact date, so use the first of the year for</text:p>
      <text:p text:style-name="P15"><text:s text:c="28"/># whatever dateparser found</text:p>
      <text:p text:style-name="P15"><text:s text:c="28"/>wikipediaYearPageURI = rdflib.URIRef(</text:p>
      <text:p text:style-name="P15"><text:s text:c="32"/>get_url_for_wikipage(wikipediaBase, str(yearComposed.year)))</text:p>
      <text:p text:style-name="P15"><text:s text:c="28"/>#self.pageTriples.add((wikipediaYearPageURI,</text:p>
      <text:p text:style-name="P15"><text:s text:c="28"/># <text:s text:c="16"/>rdflib.rdf.type,</text:p>
      <text:p text:style-name="P15"><text:s text:c="28"/># <text:s text:c="16"/>rdflib.Literal(yearComposed.year, datatype=sorg['Date'])))</text:p>
      <text:p text:style-name="P15"><text:s text:c="28"/>self.pageTriples.add((self.pageURI,</text:p>
      <text:p text:style-name="P15"><text:s text:c="45"/>sorg['dateCreated'],</text:p>
      <text:p text:style-name="P15"><text:s text:c="50"/>rdflib.Literal(yearComposed.year, datatype=sorg['Date'])))</text:p>
      <text:p text:style-name="P15"><text:s text:c="28"/>#self.pageTriples.add((self.pageURI,</text:p>
      <text:p text:style-name="P15"><text:s text:c="28"/># <text:s text:c="12"/>local['datePublished_text'],</text:p>
      <text:p text:style-name="P15"><text:s text:c="28"/># <text:s text:c="12"/>rdflib.Literal(fieldValue.strip_code(), datatype=sorg['Text'])))</text:p>
      <text:p text:style-name="P15"><text:s text:c="20"/>elif fieldName.matches(</text:p>
      <text:p text:style-name="P15"><text:s text:c="28"/>'First Perf&lt;span class=\'mh555\'&gt;ormance&lt;/span&gt;&lt;span class=\'ms555\'&gt;.&lt;/span&gt;'):</text:p>
      <text:p text:style-name="P15"><text:s text:c="24"/>self.pageTriples.add((self.pageURI,</text:p>
      <text:p text:style-name="P15"><text:s text:c="41"/>local['descriptionOfFirstPerformance'],</text:p>
      <text:p text:style-name="P15"><text:s text:c="41"/>rdflib.Literal(fieldValue, datatype=sorg['Text'])))</text:p>
      <text:p text:style-name="P15"><text:s text:c="20"/>elif fieldName.matches(</text:p>
      <text:p text:style-name="P15"><text:s text:c="28"/>'First Pub&lt;span class=\'mh555\'&gt;lication&lt;/span&gt;&lt;span class=\'ms555\'&gt;.&lt;/span&gt;'):</text:p>
      <text:p text:style-name="P15"><text:s text:c="24"/>yearPublished = dateparser.parse(fieldValue.strip_code())</text:p>
      <text:p text:style-name="P15"><text:s text:c="24"/>if yearPublished:</text:p>
      <text:p text:style-name="P15"><text:s text:c="28"/>wikipediaYearPageURI = rdflib.URIRef(</text:p>
      <text:p text:style-name="P15"><text:s text:c="32"/>get_url_for_wikipage(wikipediaBase, str(yearPublished.year)))</text:p>
      <text:p text:style-name="P15"><text:s text:c="28"/><text:soft-page-break/>#self.pageTriples.add((wikipediaYearPageURI,</text:p>
      <text:p text:style-name="P15"><text:s text:c="28"/># <text:s text:c="16"/>sorg['date'],</text:p>
      <text:p text:style-name="P15"><text:s text:c="28"/># <text:s text:c="16"/>rdflib.Literal(yearPublished.year, datatype=rdflib.XSD.gYear)))</text:p>
      <text:p text:style-name="P15"><text:s text:c="28"/>self.pageTriples.add((self.pageURI,</text:p>
      <text:p text:style-name="P15"><text:s text:c="45"/>sorg['datePublished'],</text:p>
      <text:p text:style-name="P15"><text:s text:c="50"/>rdflib.Literal(yearPublished.year, datatype=sorg['Date'])))</text:p>
      <text:p text:style-name="P15"><text:s text:c="28"/>#self.pageTriples.add((self.pageURI,</text:p>
      <text:p text:style-name="P15"><text:s text:c="28"/># <text:s text:c="12"/>local['datePublished_text'],</text:p>
      <text:p text:style-name="P15"><text:s text:c="28"/># <text:s text:c="12"/>rdflib.Literal(fieldValue, datatype=sorg['Text'])))</text:p>
      <text:p text:style-name="P15"><text:s text:c="20"/>elif fieldName.matches('Librettist'):</text:p>
      <text:p text:style-name="P15"><text:s text:c="24"/>wikilinks = fieldValue.filter_wikilinks()</text:p>
      <text:p text:style-name="P15"><text:s text:c="24"/>for link in wikilinks:</text:p>
      <text:p text:style-name="P15"><text:s text:c="28"/>self.pageTriples.add((self.pageURI,</text:p>
      <text:p text:style-name="P15"><text:s text:c="45"/>local['Librettist'],</text:p>
      <text:p text:style-name="P15"><text:s text:c="45"/># link to 'librettists'</text:p>
      <text:p text:style-name="P15"><text:s text:c="45"/>rdflib.URIRef(get_url_for_wikipage(imslpBase, link.title))))</text:p>
      <text:p text:style-name="P15"><text:s text:c="28"/>self.pageTriples.add((rdflib.URIRef(get_url_for_wikipage(imslpBase, link.title)),</text:p>
      <text:p text:style-name="P15"><text:s text:c="50"/>rdflib.RDF.type,</text:p>
      <text:p text:style-name="P15"><text:s text:c="50"/>sorg['Person']))</text:p>
      <text:p text:style-name="P15"><text:s text:c="24"/>if not wikilinks:</text:p>
      <text:p text:style-name="P15"><text:s text:c="28"/>self.pageTriples.add((self.pageURI,</text:p>
      <text:p text:style-name="P15"><text:s text:c="50"/>local['Librettist'],</text:p>
      <text:p text:style-name="P15"><text:s text:c="45"/>#rdflib.Literal(fieldValue.strip_code(), datatype=sorg['Text'])))</text:p>
      <text:p text:style-name="P15"><text:s text:c="50"/>rdflib.URIRef(get_url_for_wikipage(imslpBase,fieldValue.strip_code()))))</text:p>
      <text:p text:style-name="P15"><text:s text:c="28"/>self.pageTriples.add((rdflib.URIRef(get_url_for_wikipage(imslpBase,fieldValue.strip_code())),</text:p>
      <text:p text:style-name="P15"><text:s text:c="50"/>rdflib.RDF.type,</text:p>
      <text:p text:style-name="P15"><text:s text:c="50"/>sorg['Person']))</text:p>
      <text:p text:style-name="P15"><text:s text:c="20"/>elif fieldName.matches('Language'):</text:p>
      <text:p text:style-name="P15"><text:s text:c="24"/>wiki_language_link = rdflib.URIRef(get_url_for_wikipage(wikipediaBase,</text:p>
      <text:p text:style-name="P15"><text:s text:c="60"/>'{}_language'.format(fieldValue.strip_code())))</text:p>
      <text:p text:style-name="P15"><text:s text:c="24"/>self.pageTriples.add((self.pageURI,</text:p>
      <text:p text:style-name="P15"><text:s text:c="41"/>sorg['inLanguage'],</text:p>
      <text:p text:style-name="P15"><text:s text:c="45"/>wiki_language_link))</text:p>
      <text:p text:style-name="P15"><text:s text:c="41"/>#rdflib.Literal(fieldValue.strip_code(), datatype=sorg['Language'])))</text:p>
      <text:p text:style-name="P15"><text:soft-page-break/><text:s text:c="24"/>self.pageTriples.add((wiki_language_link,</text:p>
      <text:p text:style-name="P15"><text:s text:c="46"/>rdflib.RDF.type,</text:p>
      <text:p text:style-name="P15"><text:s text:c="46"/>sorg['Language']))</text:p>
      <text:p text:style-name="P15"><text:s text:c="20"/>elif fieldName.matches(</text:p>
      <text:p text:style-name="P15"><text:s text:c="28"/>'&lt;span class=\'mh555\'&gt;Average Duration&lt;/span&gt;&lt;span class=\'ms555\'&gt;Avg. Duration&lt;/span&gt;'):</text:p>
      <text:p text:style-name="P15"><text:s text:c="24"/>avgDuration = dateparser.parse(fieldValue.strip_code())</text:p>
      <text:p text:style-name="P15"><text:s text:c="24"/>if avgDuration:</text:p>
      <text:p text:style-name="P15"><text:s text:c="28"/>avgDurationMinutes = int(abs(avgDuration - datetime.datetime.now()).total_seconds() / 60)</text:p>
      <text:p text:style-name="P15"><text:s text:c="28"/>self.pageTriples.add((self.pageURI,</text:p>
      <text:p text:style-name="P15"><text:s text:c="45"/>sorg['timeRequired'],</text:p>
      <text:p text:style-name="P15"><text:s text:c="45"/>rdflib.Literal('PT{}M'.format(avgDurationMinutes),</text:p>
      <text:p text:style-name="P15"><text:s text:c="60"/>datatype=sorg['Duration'])))</text:p>
      <text:p text:style-name="P15"><text:s text:c="20"/>elif fieldName.matches('Piece Style'):</text:p>
      <text:p text:style-name="P15"><text:s text:c="24"/>hasAny = None</text:p>
      <text:p text:style-name="P15"><text:s text:c="24"/>for wikilink in fieldValue.ifilter_wikilinks():</text:p>
      <text:p text:style-name="P15"><text:s text:c="28"/>hasAny = True</text:p>
      <text:p text:style-name="P15"><text:s text:c="28"/>self.pageTriples.add((self.pageURI,</text:p>
      <text:p text:style-name="P15"><text:s text:c="45"/>sorg['genre'],</text:p>
      <text:p text:style-name="P15"><text:s text:c="45"/>rdflib.URIRef(</text:p>
      <text:p text:style-name="P15"><text:s text:c="49"/>get_url_for_wikipage(imslpBase, wikilink.title))))</text:p>
      <text:p text:style-name="P15"><text:s text:c="24"/>if not hasAny:</text:p>
      <text:p text:style-name="P15"><text:s text:c="28"/>self.pageTriples.add((self.pageURI,</text:p>
      <text:p text:style-name="P15"><text:s text:c="45"/>#local['genre_text'],</text:p>
      <text:p text:style-name="P15"><text:s text:c="45"/>sorg['genre'],</text:p>
      <text:p text:style-name="P15"><text:s text:c="45"/>rdflib.URIRef(</text:p>
      <text:p text:style-name="P15"><text:s text:c="49"/>get_url_for_wikipage(imslpBase, fieldValue.strip_code()))))</text:p>
      <text:p text:style-name="P15"><text:s text:c="20"/>elif fieldName.matches('Instrumentation'):</text:p>
      <text:p text:style-name="P15"><text:s text:c="24"/>self.pageTriples.add((self.pageURI,</text:p>
      <text:p text:style-name="P15"><text:s text:c="41"/>local['writtenForInstruments'],</text:p>
      <text:p text:style-name="P15"><text:s text:c="41"/>rdflib.Literal(fieldValue.strip_code(), datatype=sorg['Text'])))</text:p>
      <text:p text:style-name="P15"><text:s text:c="12"/>except Exception as e:</text:p>
      <text:p text:style-name="P15"><text:s text:c="16"/>logging.exception("Exception of type {0} while processing general info table:{1}".format(type(e),e))</text:p>
      <text:p text:style-name="P15"/>
      <text:p text:style-name="P15"><text:s text:c="4"/>def get_triples_from_scores(self,start_node):</text:p>
      <text:p text:style-name="P15"><text:s text:c="8"/>''' for span_wpscore in start_node.ifilter_tags(</text:p>
      <text:p text:style-name="P15"><text:s text:c="16"/>matches=lambda node: node.tag == 'div' and node.has('id') and node.get('id').value == 'wpscore_tabs'):'''</text:p>
      <text:p text:style-name="P15"><text:s text:c="8"/>#for span_wpscore in self.page_wikitext.ifilter_tags(matches=lambda node: node.tag == 'div' and node.has('id') and node.get('id').value == 'wpscore_tabs'):</text:p>
      <text:p text:style-name="P15"><text:soft-page-break/><text:s text:c="8"/>'''for sec3 in span_wpscore.contents.get_sections(levels=3):</text:p>
      <text:p text:style-name="P15"><text:s text:c="16"/>#secPath = sec3.get(0)</text:p>
      <text:p text:style-name="P15"><text:s text:c="16"/>#print(sec3)</text:p>
      <text:p text:style-name="P15"><text:s text:c="16"/>for sec4 in sec3.get_sections():</text:p>
      <text:p text:style-name="P15"><text:s text:c="20"/>#secPath += ' '+sec4.get(0)</text:p>
      <text:p text:style-name="P15"><text:s text:c="20"/>print(sec4)</text:p>
      <text:p text:style-name="P15"><text:s text:c="20"/>for sec5 in sec4.get_sections():</text:p>
      <text:p text:style-name="P15"><text:s text:c="24"/>#secPath += ' ' + sec5.get(0)</text:p>
      <text:p text:style-name="P15"><text:s text:c="24"/>print(sec5)</text:p>
      <text:p text:style-name="P15"><text:s text:c="24"/>for sec6 in sec5.get_sections():</text:p>
      <text:p text:style-name="P15"><text:s text:c="28"/>#secPath += ' ' + sec6.get(0)</text:p>
      <text:p text:style-name="P15"><text:s text:c="28"/>print(sec6)'''</text:p>
      <text:p text:style-name="P15"><text:s text:c="8"/>for div_we in start_node.contents.ifilter_tags(matches=lambda node: check_tag_class(node, 'div', ['we'])):</text:p>
      <text:p text:style-name="P15"><text:s text:c="12"/>self.process_div_we(div_we)</text:p>
      <text:p text:style-name="P15"/>
      <text:p text:style-name="P15"><text:s text:c="4"/>def get_triples_from_audio_files(self,start_node):</text:p>
      <text:p text:style-name="P15"><text:s text:c="8"/>#for span_wpaudio in self.page_wikitext.ifilter_tags(matches=lambda node: node.tag == 'div' and node.has('id') and node.get('id').value == 'wpaudio_tabs'):</text:p>
      <text:p text:style-name="P15"><text:s text:c="8"/>for div_we in start_node.contents.ifilter_tags(matches=lambda node: check_tag_class(node, 'div', ['we'])):</text:p>
      <text:p text:style-name="P15"><text:s text:c="12"/>self.process_div_we(div_we)</text:p>
      <text:p text:style-name="P15"/>
      <text:p text:style-name="P15"><text:s text:c="4"/>def process_div_we(self, parentTag):</text:p>
      <text:p text:style-name="P15"><text:s text:c="8"/>for div_we_file in parentTag.contents.ifilter_tags(</text:p>
      <text:p text:style-name="P15"><text:s text:c="16"/>matches=lambda node: check_tag_class(node, 'div', ['we_file', 'we_file_first'])):</text:p>
      <text:p text:style-name="P15"><text:s text:c="12"/># print(div_we_file.contents.get_tree())</text:p>
      <text:p text:style-name="P15"><text:s text:c="12"/>for downloadLink in div_we_file.contents.ifilter_external_links(</text:p>
      <text:p text:style-name="P15"><text:s text:c="20"/>matches=lambda node: scoreURLpattern.match(str(node.url))):</text:p>
      <text:p text:style-name="P15"><text:s text:c="16"/># print('{} {}'.format(downloadLink.url,downloadLink.title.strip_code()))</text:p>
      <text:p text:style-name="P15"><text:s text:c="16"/>file_URI = rdflib.URIRef(downloadLink.url)</text:p>
      <text:p text:style-name="P15"><text:s text:c="16"/>self.pageTriples.add( (file_URI,</text:p>
      <text:p text:style-name="P15"><text:s text:c="39"/>rdflib.RDF.type,</text:p>
      <text:p text:style-name="P15"><text:s text:c="39"/>sorg['MediaObject']) )</text:p>
      <text:p text:style-name="P15"><text:s text:c="16"/>self.pageTriples.add((file_URI,</text:p>
      <text:p text:style-name="P15"><text:s text:c="38"/>sorg['contentURL'],</text:p>
      <text:p text:style-name="P15"><text:s text:c="38"/>file_URI))</text:p>
      <text:p text:style-name="P15"><text:s text:c="16"/>self.pageTriples.add((file_URI,</text:p>
      <text:p text:style-name="P15"><text:s text:c="33"/>sorg['encodesCreativeWork'],</text:p>
      <text:p text:style-name="P15"><text:s text:c="38"/>self.pageURI))</text:p>
      <text:p text:style-name="P15"><text:s text:c="16"/>self.pageTriples.add((file_URI,</text:p>
      <text:p text:style-name="P15"><text:s text:c="33"/>sorg['name'],</text:p>
      <text:p text:style-name="P15"><text:s text:c="33"/>rdflib.Literal(downloadLink.title.strip_code(), <text:soft-page-break/>datatype=sorg['Text'])))</text:p>
      <text:p text:style-name="P15"><text:s text:c="12"/>for size_info in div_we_file.contents.ifilter_tags(matches=lambda node:check_tag_class(node,'span',['we_file_info2'])):</text:p>
      <text:p text:style-name="P15"><text:s text:c="16"/>m = duration_size_info_pattern.search(size_info.contents.strip_code())</text:p>
      <text:p text:style-name="P15"><text:s text:c="16"/>if m:</text:p>
      <text:p text:style-name="P15"><text:s text:c="20"/>file_size_str = m.group(1)</text:p>
      <text:p text:style-name="P15"><text:s text:c="20"/>file_len_duration = m.group(2)</text:p>
      <text:p text:style-name="P15"><text:s text:c="20"/>self.pageTriples.add( (file_URI,</text:p>
      <text:p text:style-name="P15"><text:s text:c="43"/>sorg['contentSize'],</text:p>
      <text:p text:style-name="P15"><text:s text:c="43"/>rdflib.Literal(file_size_str,datatype=sorg['Text'])) )</text:p>
      <text:p text:style-name="P15"><text:s text:c="20"/>if format_hms_duration(file_len_duration):</text:p>
      <text:p text:style-name="P15"><text:s text:c="24"/>self.pageTriples.add ((file_URI,</text:p>
      <text:p text:style-name="P15"><text:s text:c="47"/>sorg['duration'],</text:p>
      <text:p text:style-name="P15"><text:s text:c="47"/>rdflib.Literal(format_hms_duration(file_len_duration),</text:p>
      <text:p text:style-name="P15"><text:s text:c="62"/>datatype=sorg['Duration'])))</text:p>
      <text:p text:style-name="P15"><text:s text:c="20"/>else:</text:p>
      <text:p text:style-name="P15"><text:s text:c="24"/>self.pageTriples.add( (file_URI,</text:p>
      <text:p text:style-name="P15"><text:s text:c="47"/>local['numberOfPages'],</text:p>
      <text:p text:style-name="P15"><text:s text:c="47"/>rdflib.Literal(file_len_duration,datatype=sorg['Number'])) )</text:p>
      <text:p text:style-name="P15"><text:s text:c="12"/>for div_we_file_info in div_we_file.contents.ifilter_tags(</text:p>
      <text:p text:style-name="P15"><text:s text:c="20"/>matches=lambda node: check_tag_class(node, 'div', ['we_file_info'])):</text:p>
      <text:p text:style-name="P15"><text:s text:c="16"/># print(div_we_file_info)</text:p>
      <text:p text:style-name="P15"><text:s text:c="16"/>for span_details in div_we_file_info.contents.ifilter_tags(</text:p>
      <text:p text:style-name="P15"><text:s text:c="24"/>matches=lambda node: check_tag_class(node, 'span', ['mh555'])):</text:p>
      <text:p text:style-name="P15"><text:s text:c="20"/>for file_format_link in span_details.contents.ifilter_wikilinks(matches='IMSLP:File formats'):</text:p>
      <text:p text:style-name="P15"><text:s text:c="24"/>self.pageTriples.add((file_URI,</text:p>
      <text:p text:style-name="P15"><text:s text:c="46"/>sorg['encodingFormat'],</text:p>
      <text:p text:style-name="P15"><text:s text:c="46"/>rdflib.Literal(file_format_link.text.strip_code(), datatype=sorg['Text'])))</text:p>
      <text:p text:style-name="P15"><text:s text:c="20"/>for wikilink in span_details.contents.ifilter_wikilinks(matches='User:.*'):</text:p>
      <text:p text:style-name="P15"><text:s text:c="24"/># print('Uploaded by {}'.format(wikilink.title))</text:p>
      <text:p text:style-name="P15"><text:s text:c="24"/>self.pageTriples.add((file_URI,</text:p>
      <text:p text:style-name="P15"><text:s text:c="41"/>local['uploadedBy'],</text:p>
      <text:p text:style-name="P15"><text:s text:c="41"/>rdflib.URIRef(get_url_for_wikipage(imslpBase, wikilink.title))))</text:p>
      <text:p text:style-name="P15"><text:s text:c="24"/><text:soft-page-break/>self.pageTriples.add((rdflib.URIRef(get_url_for_wikipage(imslpBase, wikilink.title)),</text:p>
      <text:p text:style-name="P15"><text:s text:c="60"/>rdflib.RDF.type,</text:p>
      <text:p text:style-name="P15"><text:s text:c="60"/>sorg['Person']))</text:p>
      <text:p text:style-name="P15"><text:s text:c="20"/>m = uploadDatePattern.search(str(span_details))</text:p>
      <text:p text:style-name="P15"><text:s text:c="20"/>if m:</text:p>
      <text:p text:style-name="P15"><text:s text:c="24"/>uploadDate = dateparser.parse(str(m.group(1)))</text:p>
      <text:p text:style-name="P15"><text:s text:c="24"/># print('Upload date: {}'.format(uploadDate))</text:p>
      <text:p text:style-name="P15"><text:s text:c="24"/>self.pageTriples.add((file_URI,</text:p>
      <text:p text:style-name="P15"><text:s text:c="41"/>sorg['uploadDate'],</text:p>
      <text:p text:style-name="P15"><text:s text:c="41"/>rdflib.Literal(format_date(uploadDate), datatype=sorg['Date'])))</text:p>
      <text:p text:style-name="P15"><text:s text:c="20"/>m = fileDetailPattern.search(str(span_details))</text:p>
      <text:p text:style-name="P15"><text:s text:c="20"/># Not sure what to do with this info</text:p>
      <text:p text:style-name="P15"><text:s text:c="20"/>if m:</text:p>
      <text:p text:style-name="P15"><text:s text:c="24"/>actType = m.group(1)</text:p>
      <text:p text:style-name="P15"><text:s text:c="24"/>actPerson = m.group(2)</text:p>
      <text:p text:style-name="P15"><text:s text:c="12"/>self.process_edition_info_table(parentTag, file_URI)</text:p>
      <text:p text:style-name="P15"><text:s text:c="24"/>##print('{} did {} to produce this text'.format(actPerson,actType))</text:p>
      <text:p text:style-name="P15"/>
      <text:p text:style-name="P15"><text:s text:c="4"/>def process_edition_info_table(self, parentTag, file_URI):</text:p>
      <text:p text:style-name="P15"><text:s text:c="8"/>for outer_edition_info_table in parentTag.contents.ifilter_tags(</text:p>
      <text:p text:style-name="P15"><text:s text:c="16"/>matches=lambda node: check_tag_class(node, 'table', classesToMatch=['we_edition_info'])):</text:p>
      <text:p text:style-name="P15"><text:s text:c="12"/>innerTable = outer_edition_info_table.contents.filter_tags(matches=lambda node: node.tag == 'table')</text:p>
      <text:p text:style-name="P15"><text:s text:c="12"/>if innerTable:</text:p>
      <text:p text:style-name="P15"><text:s text:c="16"/>tbl = iterate_table_key_value_pairs(innerTable[0])</text:p>
      <text:p text:style-name="P15"><text:s text:c="12"/>else:</text:p>
      <text:p text:style-name="P15"><text:s text:c="16"/>tbl = iterate_table_key_value_pairs(outer_edition_info_table)</text:p>
      <text:p text:style-name="P15"><text:s text:c="12"/>for field_name, field_value in tbl:</text:p>
      <text:p text:style-name="P15"><text:s text:c="16"/>field_name = field_name.strip_code()</text:p>
      <text:p text:style-name="P15"><text:s text:c="16"/>if field_name == 'Arranger':</text:p>
      <text:p text:style-name="P15"><text:s text:c="20"/>self.pageTriples.add((file_URI,</text:p>
      <text:p text:style-name="P15"><text:s text:c="37"/>sorg['musicArrangement'],</text:p>
      <text:p text:style-name="P15"><text:s text:c="37"/>self.pageURI))</text:p>
      <text:p text:style-name="P15"><text:s text:c="20"/># Only want the first one of these</text:p>
      <text:p text:style-name="P15"><text:s text:c="20"/>wikilink = next(field_value.ifilter_wikilinks(), None)</text:p>
      <text:p text:style-name="P15"><text:s text:c="20"/>if wikilink:</text:p>
      <text:p text:style-name="P15"><text:s text:c="24"/>self.pageTriples.add((file_URI,</text:p>
      <text:p text:style-name="P15"><text:s text:c="41"/>sorg['creator'],</text:p>
      <text:p text:style-name="P15"><text:s text:c="41"/><text:soft-page-break/>rdflib.URIRef(get_url_for_wikipage(imslpBase, wikilink.title))))</text:p>
      <text:p text:style-name="P15"><text:s text:c="24"/>self.pageTriples.add((rdflib.URIRef(get_url_for_wikipage(imslpBase, wikilink.title)),</text:p>
      <text:p text:style-name="P15"><text:s text:c="46"/>rdflib.RDF.type,</text:p>
      <text:p text:style-name="P15"><text:s text:c="46"/>sorg['Person']))</text:p>
      <text:p text:style-name="P15"><text:s text:c="20"/>else:</text:p>
      <text:p text:style-name="P15"><text:s text:c="24"/>self.pageTriples.add((file_URI,</text:p>
      <text:p text:style-name="P15"><text:s text:c="41"/>sorg['creator'],</text:p>
      <text:p text:style-name="P15"><text:s text:c="41"/>rdflib.URIRef(get_url_for_wikipage(imslpBase, wiki_uri_quote(</text:p>
      <text:p text:style-name="P15"><text:s text:c="45"/>field_value.strip_code())))))</text:p>
      <text:p text:style-name="P15"><text:s text:c="24"/>self.pageTriples.add((rdflib.URIRef(get_url_for_wikipage(imslpBase, wiki_uri_quote(</text:p>
      <text:p text:style-name="P15"><text:s text:c="45"/>field_value.strip_code()))),</text:p>
      <text:p text:style-name="P15"><text:s text:c="46"/>rdflib.RDF.type,</text:p>
      <text:p text:style-name="P15"><text:s text:c="46"/>sorg['Person']))</text:p>
      <text:p text:style-name="P15"><text:s text:c="16"/>if field_name == 'Copyright':</text:p>
      <text:p text:style-name="P15"><text:s text:c="20"/># print('Copyright: {}'.format(field_value))</text:p>
      <text:p text:style-name="P15"><text:s text:c="20"/>wikilink = next(field_value.ifilter_wikilinks(), None)</text:p>
      <text:p text:style-name="P15"><text:s text:c="20"/>if wikilink:</text:p>
      <text:p text:style-name="P15"><text:s text:c="24"/>self.pageTriples.add((file_URI,</text:p>
      <text:p text:style-name="P15"><text:s text:c="41"/>sorg['license'],</text:p>
      <text:p text:style-name="P15"><text:s text:c="41"/>rdflib.URIRef(get_url_for_wikipage(imslpBase, wikilink.title))))</text:p>
      <text:p text:style-name="P15"><text:s text:c="20"/>else:</text:p>
      <text:p text:style-name="P15"><text:s text:c="24"/>self.pageTriples.add((file_URI,</text:p>
      <text:p text:style-name="P15"><text:s text:c="41"/>sorg['license'],</text:p>
      <text:p text:style-name="P15"><text:s text:c="41"/>rdflib.URIRef(get_url_for_wikipage(imslpBase,</text:p>
      <text:p text:style-name="P15"><text:s text:c="82"/>wiki_uri_quote(</text:p>
      <text:p text:style-name="P15"><text:s text:c="86"/>field_value.strip_code())))))</text:p>
      <text:p text:style-name="P15"><text:s text:c="16"/>if field_name == 'Publisher. Info.':</text:p>
      <text:p text:style-name="P15"><text:s text:c="20"/># print('Publisher info:{}'.format(field_value.strip_code()))</text:p>
      <text:p text:style-name="P15"><text:s text:c="20"/>self.pageTriples.add((file_URI,</text:p>
      <text:p text:style-name="P15"><text:s text:c="37"/>local['publicationInfo'],</text:p>
      <text:p text:style-name="P15"><text:s text:c="37"/>rdflib.Literal(field_value.strip_code(),</text:p>
      <text:p text:style-name="P15"><text:s text:c="52"/>datatype=sorg['Text'])))</text:p>
      <text:p text:style-name="P15"><text:s text:c="16"/>if field_name == 'Misc. Notes':</text:p>
      <text:p text:style-name="P15"><text:s text:c="20"/>self.pageTriples.add((file_URI,</text:p>
      <text:p text:style-name="P15"><text:s text:c="37"/>local['additionalInfo'],</text:p>
      <text:p text:style-name="P15"><text:s text:c="37"/>rdflib.Literal(field_value.strip_code(), datatype=sorg['Text']))</text:p>
      <text:p text:style-name="P15"><text:s text:c="36"/>)</text:p>
      <text:p text:style-name="P15"><text:soft-page-break/><text:s text:c="16"/>if field_name == 'Editor':</text:p>
      <text:p text:style-name="P15"><text:s text:c="20"/># print('Editor:{}'.format(field_value))</text:p>
      <text:p text:style-name="P15"><text:s text:c="20"/>wikilink = next(field_value.ifilter_wikilinks(), None)</text:p>
      <text:p text:style-name="P15"><text:s text:c="20"/>if wikilink:</text:p>
      <text:p text:style-name="P15"><text:s text:c="24"/>self.pageTriples.add((file_URI,</text:p>
      <text:p text:style-name="P15"><text:s text:c="41"/>sorg['editor'],</text:p>
      <text:p text:style-name="P15"><text:s text:c="41"/>rdflib.URIRef(</text:p>
      <text:p text:style-name="P15"><text:s text:c="45"/>get_url_for_wikipage(imslpBase, wikilink.title))))</text:p>
      <text:p text:style-name="P15"><text:s text:c="24"/>self.pageTriples.add((rdflib.URIRef(get_url_for_wikipage(imslpBase, wikilink.title)),</text:p>
      <text:p text:style-name="P15"><text:s text:c="46"/>rdflib.RDF.type,</text:p>
      <text:p text:style-name="P15"><text:s text:c="46"/>sorg['Person']))</text:p>
      <text:p text:style-name="P15"><text:s text:c="20"/>else:</text:p>
      <text:p text:style-name="P15"><text:s text:c="24"/>self.pageTriples.add((file_URI,</text:p>
      <text:p text:style-name="P15"><text:s text:c="41"/>sorg['editor'],</text:p>
      <text:p text:style-name="P15"><text:s text:c="41"/>rdflib.URIRef(get_url_for_wikipage(imslpBase,</text:p>
      <text:p text:style-name="P15"><text:s text:c="82"/>wiki_uri_quote(</text:p>
      <text:p text:style-name="P15"><text:s text:c="86"/>field_value.strip_code())))))</text:p>
      <text:p text:style-name="P15"><text:s text:c="24"/>self.pageTriples.add((rdflib.URIRef(get_url_for_wikipage(imslpBase,</text:p>
      <text:p text:style-name="P15"><text:s text:c="82"/>wiki_uri_quote(</text:p>
      <text:p text:style-name="P15"><text:s text:c="86"/>field_value.strip_code()))),</text:p>
      <text:p text:style-name="P15"><text:s text:c="46"/>rdflib.RDF.type,</text:p>
      <text:p text:style-name="P15"><text:s text:c="46"/>sorg['Person']))</text:p>
      <text:p text:style-name="P15"><text:s text:c="16"/>if field_name == 'Language':</text:p>
      <text:p text:style-name="P15"><text:s text:c="20"/>wiki_language_link = rdflib.URIRef(get_url_for_wikipage(wikipediaBase,</text:p>
      <text:p text:style-name="P15"><text:s text:c="76"/>'{}_language'.format(</text:p>
      <text:p text:style-name="P15"><text:s text:c="80"/>field_value.strip_code())))</text:p>
      <text:p text:style-name="P15"><text:s text:c="20"/>self.pageTriples.add((file_URI,</text:p>
      <text:p text:style-name="P15"><text:s text:c="42"/>sorg['inLanguage'],</text:p>
      <text:p text:style-name="P15"><text:s text:c="42"/>wiki_language_link))</text:p>
      <text:p text:style-name="P15"><text:s text:c="20"/>self.pageTriples.add((wiki_language_link,</text:p>
      <text:p text:style-name="P15"><text:s text:c="42"/>rdflib.RDF.type,</text:p>
      <text:p text:style-name="P15"><text:s text:c="42"/>sorg['Language']))</text:p>
      <text:p text:style-name="P15"><text:s text:c="16"/>#if field_name == 'Translator':</text:p>
      <text:p text:style-name="P15"><text:s text:c="16"/># <text:s text:c="3"/>print('Translator:{}'.format(field_value))</text:p>
      <text:p text:style-name="P15"><text:s text:c="16"/>#if field_name == 'Copyist':</text:p>
      <text:p text:style-name="P15"><text:s text:c="16"/># <text:s text:c="3"/>print('Copyist:{}'.format(field_value))</text:p>
      <text:p text:style-name="P15"><text:s text:c="16"/>#if field_name == 'Scanner':</text:p>
      <text:p text:style-name="P15"><text:s text:c="16"/># <text:s text:c="3"/>print('Scanner:{}'.format(field_value))</text:p>
      <text:p text:style-name="P15"/>
      <text:p text:style-name="P15"><text:soft-page-break/><text:s text:c="4"/>def get_triples_from_page(self):</text:p>
      <text:p text:style-name="P15"><text:s text:c="8"/>for node in self.page_wikitext.ifilter():</text:p>
      <text:p text:style-name="P15"><text:s text:c="12"/>if type(node) == mwp.nodes.Tag:</text:p>
      <text:p text:style-name="P15"><text:s text:c="16"/>if node.tag == 'div' and node.has('id') and node.get('id').value == 'wpscore_tabs':</text:p>
      <text:p text:style-name="P15"><text:s text:c="20"/>self.get_triples_from_scores(node)</text:p>
      <text:p text:style-name="P15"><text:s text:c="16"/>if node.tag == 'div' and node.has('id') and node.get('id').value == 'wpaudio_tabs':</text:p>
      <text:p text:style-name="P15"><text:s text:c="20"/>self.get_triples_from_audio_files(node)</text:p>
      <text:p text:style-name="P15"><text:s text:c="16"/>if check_tag_class(node,'div',['wi_body']):</text:p>
      <text:p text:style-name="P15"><text:s text:c="20"/>self.get_triples_from_geninfo_section(node)</text:p>
      <text:p text:style-name="P15"><text:s text:c="12"/>if type(node) == mwp.nodes.Wikilink:</text:p>
      <text:p text:style-name="P15"><text:s text:c="16"/>if category_link_title_pattern.search(node.title.strip_code()):</text:p>
      <text:p text:style-name="P15"><text:s text:c="20"/>self.get_triples_from_category_link(node)</text:p>
      <text:p text:style-name="P15"><text:s text:c="12"/>if type(node) == mwp.nodes.Text:</text:p>
      <text:p text:style-name="P15"><text:s text:c="16"/>if 'REDIRECT' in node.value:</text:p>
      <text:p text:style-name="P15"><text:s text:c="20"/>redirect_link = self.page_wikitext.get(self.page_wikitext.index(node) + 1)</text:p>
      <text:p text:style-name="P15"><text:s text:c="20"/>self.pageTriples.add((self.pageURI,</text:p>
      <text:p text:style-name="P15"><text:s text:c="42"/>sorg['sameAs'],</text:p>
      <text:p text:style-name="P15"><text:s text:c="42"/>rdflib.URIRef(get_url_for_wikipage(imslpBase,redirect_link.title))))</text:p>
      <text:p text:style-name="P15"/>
      <text:p text:style-name="P15"><text:s text:c="4"/>def get_triples_from_youtube_search(self):</text:p>
      <text:p text:style-name="P15"><text:s text:c="8"/>try:</text:p>
      <text:p text:style-name="P15"><text:s text:c="12"/>youtube = build(YOUTUBE_API_SERVICE_NAME, YOUTUBE_API_VERSION,</text:p>
      <text:p text:style-name="P15"><text:s text:c="28"/>developerKey=DEVELOPER_KEY,cache_discovery=False)</text:p>
      <text:p text:style-name="P15"/>
      <text:p text:style-name="P15"><text:s text:c="12"/>video_categories = video_categories_list(youtube, part='snippet', regionCode='US')</text:p>
      <text:p text:style-name="P15"><text:s text:c="12"/>categoryID_lookup = {video_category_info['id']: video_category_info['snippet']['title']</text:p>
      <text:p text:style-name="P15"><text:s text:c="33"/>for video_category_info in video_categories['items']}</text:p>
      <text:p text:style-name="P15"><text:s text:c="12"/>search_args = {}</text:p>
      <text:p text:style-name="P15"><text:s text:c="12"/>search_args['q'] = self.pagetitle</text:p>
      <text:p text:style-name="P15"><text:s text:c="12"/>search_args['type'] = 'video'</text:p>
      <text:p text:style-name="P15"><text:s text:c="12"/>search_args['max_results'] = MAX_YOUTUBE_RESULTS</text:p>
      <text:p text:style-name="P15"><text:s text:c="12"/>youtube_search_request = youtube.search().list(q=search_args['q'], part='id,snippet',</text:p>
      <text:p text:style-name="P15"><text:s text:c="51"/>maxResults=search_args['max_results'],type=search_args['type'])</text:p>
      <text:p text:style-name="P15"><text:s text:c="12"/>search_results = youtube_search_request.execute()</text:p>
      <text:p text:style-name="P15"><text:s text:c="12"/>#https://www.youtube.com/results?search_query=&lt;search query here&gt;</text:p>
      <text:p text:style-name="P15"><text:s text:c="12"/>browser_search_uri = rdflib.URIRef(urlunparse(('https', 'www.youtube.com', 'results', None,</text:p>
      <text:p text:style-name="P15"><text:s text:c="58"/><text:soft-page-break/>urlencode((('search_query', self.pagetitle),))</text:p>
      <text:p text:style-name="P15"><text:s text:c="58"/># Careful! Note trailing comma</text:p>
      <text:p text:style-name="P15"><text:s text:c="58"/>, None)))</text:p>
      <text:p text:style-name="P15"/>
      <text:p text:style-name="P15"><text:s text:c="12"/>self.pageTriples.add((self.pageURI,</text:p>
      <text:p text:style-name="P15"><text:s text:c="33"/>local['youtubeSearchURL'],</text:p>
      <text:p text:style-name="P15"><text:s text:c="33"/>browser_search_uri))</text:p>
      <text:p text:style-name="P15"><text:s text:c="12"/>self.pageTriples.add((self.pageURI,</text:p>
      <text:p text:style-name="P15"><text:s text:c="33"/>local['youtubeAPIRequestURL'],</text:p>
      <text:p text:style-name="P15"><text:s text:c="33"/>rdflib.URIRef(youtube_search_request.uri)))</text:p>
      <text:p text:style-name="P15"><text:s text:c="12"/>for item in search_results['items']:</text:p>
      <text:p text:style-name="P15"><text:s text:c="16"/># print(search_response.uri) #Here!</text:p>
      <text:p text:style-name="P15"><text:s text:c="16"/>try:</text:p>
      <text:p text:style-name="P15"><text:s text:c="20"/>video_result = videos_list_by_id(youtube, part='id,snippet,contentDetails,topicDetails',</text:p>
      <text:p text:style-name="P15"><text:s text:c="53"/>id=item['id']['videoId'])</text:p>
      <text:p text:style-name="P15"><text:s text:c="16"/>except KeyError as e:</text:p>
      <text:p text:style-name="P15"><text:s text:c="20"/>logging.exception("No videoId in video_result")</text:p>
      <text:p text:style-name="P15"><text:s text:c="16"/>for vid_result_details in video_result['items']:</text:p>
      <text:p text:style-name="P15"><text:s text:c="20"/>#watch video URL looks like https://www.youtube.com/watch?v=&lt;video_id_here&gt;</text:p>
      <text:p text:style-name="P15"><text:s text:c="20"/>video_URI = rdflib.URIRef(urlunparse(('https', 'www.youtube.com', 'watch', None,</text:p>
      <text:p text:style-name="P15"><text:s text:c="58"/>urlencode((('v', vid_result_details['id']),))</text:p>
      <text:p text:style-name="P15"><text:s text:c="58"/># Careful! Note trailing comma</text:p>
      <text:p text:style-name="P15"><text:s text:c="58"/>, None)))</text:p>
      <text:p text:style-name="P15"><text:s text:c="20"/>self.pageTriples.add((video_URI,</text:p>
      <text:p text:style-name="P15"><text:s text:c="41"/>rdflib.RDF.type,</text:p>
      <text:p text:style-name="P15"><text:s text:c="41"/>sorg['VideoObject']))</text:p>
      <text:p text:style-name="P15"><text:s text:c="20"/>#Forgot this before. It's kind of important...</text:p>
      <text:p text:style-name="P15"><text:s text:c="20"/>self.pageTriples.add((video_URI,</text:p>
      <text:p text:style-name="P15"><text:s text:c="42"/>sorg['encodesCreativeWork'],</text:p>
      <text:p text:style-name="P15"><text:s text:c="42"/>self.pageURI))</text:p>
      <text:p text:style-name="P15"><text:s text:c="20"/>try:</text:p>
      <text:p text:style-name="P15"><text:s text:c="24"/># from snippet</text:p>
      <text:p text:style-name="P15"><text:s text:c="24"/>self.pageTriples.add((video_URI,</text:p>
      <text:p text:style-name="P15"><text:s text:c="33"/>sorg['datePublished'],</text:p>
      <text:p text:style-name="P15"><text:s text:c="33"/>rdflib.Literal(vid_result_details['snippet']['publishedAt'], datatype=sorg['Date'])))</text:p>
      <text:p text:style-name="P15"><text:s text:c="20"/>except KeyError as e:</text:p>
      <text:p text:style-name="P15"><text:s text:c="24"/>logging.exception('No key in vid_result_details')</text:p>
      <text:p text:style-name="P15"/>
      <text:p text:style-name="P15"><text:soft-page-break/></text:p>
      <text:p text:style-name="P15"><text:s text:c="24"/>self.pageTriples.add((video_URI,</text:p>
      <text:p text:style-name="P15"><text:s text:c="33"/>sorg['name'],</text:p>
      <text:p text:style-name="P15"><text:s text:c="33"/>rdflib.Literal(vid_result_details['snippet']['localized']['title'],</text:p>
      <text:p text:style-name="P15"><text:s text:c="48"/>datatype=sorg['Text'])))</text:p>
      <text:p text:style-name="P15"><text:s text:c="20"/>except KeyError as e:</text:p>
      <text:p text:style-name="P15"><text:s text:c="24"/>logging.exception('No key in vid_result_details')</text:p>
      <text:p text:style-name="P15"/>
      <text:p text:style-name="P15"><text:s text:c="20"/>try:</text:p>
      <text:p text:style-name="P15"><text:s text:c="24"/>self.pageTriples.add((video_URI,</text:p>
      <text:p text:style-name="P15"><text:s text:c="33"/>sorg['description'],</text:p>
      <text:p text:style-name="P15"><text:s text:c="33"/>rdflib.Literal(vid_result_details['snippet']['localized']['description'],</text:p>
      <text:p text:style-name="P15"><text:s text:c="48"/>datatype=sorg['Text'])))</text:p>
      <text:p text:style-name="P15"><text:s text:c="20"/>except KeyError as e:</text:p>
      <text:p text:style-name="P15"><text:s text:c="24"/>logging.exception('No key in vid_result_details')</text:p>
      <text:p text:style-name="P15"/>
      <text:p text:style-name="P15"><text:s text:c="20"/>try:</text:p>
      <text:p text:style-name="P15"><text:s text:c="24"/>self.pageTriples.add((video_URI,</text:p>
      <text:p text:style-name="P15"><text:s text:c="33"/>sorg['thumbnailUrl'],</text:p>
      <text:p text:style-name="P15"><text:s text:c="33"/>rdflib.URIRef(vid_result_details['snippet']['thumbnails']['default']['url'])))</text:p>
      <text:p text:style-name="P15"><text:s text:c="20"/>except KeyError as e:</text:p>
      <text:p text:style-name="P15"><text:s text:c="24"/>logging.exception('No key in vid_result_details')</text:p>
      <text:p text:style-name="P15"/>
      <text:p text:style-name="P15"><text:s text:c="20"/>try:</text:p>
      <text:p text:style-name="P15"><text:s text:c="24"/>self.pageTriples.add((video_URI,</text:p>
      <text:p text:style-name="P15"><text:s text:c="33"/>sorg['category'],</text:p>
      <text:p text:style-name="P15"><text:s text:c="33"/>rdflib.Literal(categoryID_lookup[vid_result_details['snippet']['categoryId']],</text:p>
      <text:p text:style-name="P15"><text:s text:c="48"/>datatype=sorg['Text'])))</text:p>
      <text:p text:style-name="P15"><text:s text:c="20"/>except KeyError as e:</text:p>
      <text:p text:style-name="P15"><text:s text:c="24"/>logging.exception('No key in vid_result_details')</text:p>
      <text:p text:style-name="P15"/>
      <text:p text:style-name="P15"/>
      <text:p text:style-name="P15"><text:s text:c="20"/>try:</text:p>
      <text:p text:style-name="P15"><text:s text:c="24"/>for tag in vid_result_details['snippet']['tags']:#apparently these don't always exist</text:p>
      <text:p text:style-name="P15"><text:s text:c="28"/>self.pageTriples.add((video_URI,</text:p>
      <text:p text:style-name="P15"><text:s text:c="37"/>sorg['keywords'],</text:p>
      <text:p text:style-name="P15"><text:s text:c="37"/>rdflib.Literal(tag, <text:soft-page-break/>datatype=sorg['Text'])))</text:p>
      <text:p text:style-name="P15"><text:s text:c="20"/>except KeyError as e:</text:p>
      <text:p text:style-name="P15"><text:s text:c="24"/>logging.exception('No key in vid_result_details')</text:p>
      <text:p text:style-name="P15"/>
      <text:p text:style-name="P15"><text:s text:c="24"/># From contentDetails</text:p>
      <text:p text:style-name="P15"><text:s text:c="20"/>try:</text:p>
      <text:p text:style-name="P15"><text:s text:c="24"/>self.pageTriples.add((video_URI,</text:p>
      <text:p text:style-name="P15"><text:s text:c="33"/>sorg['duration'],</text:p>
      <text:p text:style-name="P15"><text:s text:c="33"/>rdflib.Literal(vid_result_details['contentDetails']['duration'],</text:p>
      <text:p text:style-name="P15"><text:s text:c="48"/>datatype=sorg['Duration'])))</text:p>
      <text:p text:style-name="P15"><text:s text:c="20"/>except KeyError as e:</text:p>
      <text:p text:style-name="P15"><text:s text:c="24"/>logging.exception('No key in vid_result_details')</text:p>
      <text:p text:style-name="P15"/>
      <text:p text:style-name="P15"><text:s text:c="24"/># from topicDetails</text:p>
      <text:p text:style-name="P15"><text:s text:c="20"/>try:</text:p>
      <text:p text:style-name="P15"><text:s text:c="24"/>for topic in vid_result_details['topicDetails']['topicCategories']:</text:p>
      <text:p text:style-name="P15"><text:s text:c="28"/>self.pageTriples.add((video_URI,</text:p>
      <text:p text:style-name="P15"><text:s text:c="37"/>local['additionalInfo'],</text:p>
      <text:p text:style-name="P15"><text:s text:c="37"/>rdflib.URIRef(topic)))</text:p>
      <text:p text:style-name="P15"><text:s text:c="20"/>except KeyError as e:</text:p>
      <text:p text:style-name="P15"><text:s text:c="24"/>logging.exception('No key in vid_result_details')</text:p>
      <text:p text:style-name="P15"/>
      <text:p text:style-name="P15"><text:s text:c="8"/>except HttpError as e:</text:p>
      <text:p text:style-name="P15"><text:s text:c="12"/>print('An HTTP error %d occurred:\n%s' % (e.resp.status, e.content))</text:p>
      <text:p text:style-name="P15"/>
      <text:p text:style-name="P15"/>
      <text:p text:style-name="P14">parse_parallel.py</text:p>
      <text:p text:style-name="P15"># -*- coding: utf-8 -*-</text:p>
      <text:p text:style-name="P15">import IMSLPtoRDF as imrdf</text:p>
      <text:p text:style-name="P15">import rdflib</text:p>
      <text:p text:style-name="P15">import os.path</text:p>
      <text:p text:style-name="P15">import logging</text:p>
      <text:p text:style-name="P15">from multiprocessing import Pool</text:p>
      <text:p text:style-name="P15">logging.basicConfig(filename='10k_test_2.log',level=logging.DEBUG)</text:p>
      <text:p text:style-name="P15">progressFile = 'run_progress.txt'</text:p>
      <text:p text:style-name="P15">inputDir = "C:\\Users\\NiMo3\\Documents\\msproject\\IMSLP_dump\\rand_testset_10k"</text:p>
      <text:p text:style-name="P15">outputDir = 'C:\\Users\\NiMo3\\Documents\\msproject\\IMSLP_dump\\10ktest_out'</text:p>
      <text:p text:style-name="P15">#inputDir = "D:\\IMSLP_dump\\rand_testset_1"</text:p>
      <text:p text:style-name="P15"/>
      <text:p text:style-name="P15">def extract_triples(wikitext_file):</text:p>
      <text:p text:style-name="P15"><text:s text:c="4"/>with open(os.path.join(inputDir,wikitext_file),'r',encoding='UTF-8') as wikitextIn:</text:p>
      <text:p text:style-name="P15"><text:s text:c="8"/>try:</text:p>
      <text:p text:style-name="P15"><text:s text:c="12"/>currentPage = imrdf.IMSLPWorkPage(wikitextIn)</text:p>
      <text:p text:style-name="P15"><text:s text:c="12"/>#currentPage.get_triples_from_page()</text:p>
      <text:p text:style-name="P15"><text:s text:c="12"/>currentPage.get_triples_from_youtube_search()</text:p>
      <text:p text:style-name="P15"><text:s text:c="12"/>return currentPage.pageTriples</text:p>
      <text:p text:style-name="P15"><text:s text:c="8"/>except Exception as e:</text:p>
      <text:p text:style-name="P15"><text:s text:c="12"/>logging("Exception when processing file: {}".format(e))</text:p>
      <text:p text:style-name="P15"><text:s text:c="4"/>#currentPage.pageTriples.serialize(destination=os.path.join(outputDir,'{}.n3'.format(wikitext_file)), format='n3')</text:p>
      <text:p text:style-name="P15"/>
      <text:p text:style-name="P15">if __name__ == '__main__':</text:p>
      <text:p text:style-name="P15"><text:s text:c="4"/>mpool = Pool(8)</text:p>
      <text:p text:style-name="P15"><text:s text:c="4"/>res = mpool.map(extract_triples, os.listdir(inputDir))</text:p>
      <text:p text:style-name="P15"><text:s text:c="4"/>mpool.close()</text:p>
      <text:p text:style-name="P15"><text:s text:c="4"/>mpool.join()</text:p>
      <text:p text:style-name="P15"><text:s text:c="4"/>outputGraph = rdflib.Graph()</text:p>
      <text:p text:style-name="P15"><text:s text:c="4"/>for p in res:</text:p>
      <text:p text:style-name="P15"><text:s text:c="8"/>outputGraph += p</text:p>
      <text:p text:style-name="P15"><text:s text:c="4"/>outputGraph.serialize(destination=os.path.join(outputDir,'test_out_10k_vids.ttl'),format='ttl')</text:p>
      <text:p text:style-name="P15"/>
      <text:p text:style-name="P14">dumpwiki_randomset.py</text:p>
      <text:p text:style-name="P15">import mwclient</text:p>
      <text:p text:style-name="P15">import os.path</text:p>
      <text:p text:style-name="P15">from os import listdir</text:p>
      <text:p text:style-name="P15">from urllib.parse import quote</text:p>
      <text:p text:style-name="P15">dumpdir = 'D:/IMSLP_dump/rand_testset_10k'</text:p>
      <text:p text:style-name="P15">site = mwclient.Site('imslp.org',path='/')</text:p>
      <text:p text:style-name="P15">while len(listdir(dumpdir)) &lt; 10000:</text:p>
      <text:p text:style-name="P15"><text:s text:c="4"/>for pageInfo in site.random(0,limit=10):</text:p>
      <text:p text:style-name="P15"><text:s text:c="8"/>page = site.pages[pageInfo['title']]</text:p>
      <text:p text:style-name="P15"><text:s text:c="8"/>normalizedName = str(mwclient.page.Page.normalize_title(page.name))</text:p>
      <text:p text:style-name="P15"><text:s text:c="8"/>pageOutPath = os.path.join(dumpdir, quote(normalizedName, safe=()))</text:p>
      <text:p text:style-name="P15"><text:s text:c="8"/>with open(pageOutPath,'w',encoding='UTF-8') as pageout:</text:p>
      <text:p text:style-name="P15"><text:s text:c="12"/>#print(page.name)</text:p>
      <text:p text:style-name="P15"><text:s text:c="12"/>pageout.write('&lt;!--Pagename:{}--&gt;\n'.format(page.name))</text:p>
      <text:p text:style-name="P15"><text:s text:c="12"/>pageout.write(page.text(expandtemplates=True))</text:p>
      <text:p text:style-name="P15"/>
      <text:p text:style-name="Standard"><text:s text:c="4"/></text:p>
      <text:p text:style-name="Standard"><text:s text:c="4"/></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20H12M47S</meta:editing-duration>
    <meta:editing-cycles>250</meta:editing-cycles>
    <meta:generator>LibreOffice/5.4.3.2$Windows_X86_64 LibreOffice_project/92a7159f7e4af62137622921e809f8546db437e5</meta:generator>
    <dc:date>2017-12-06T22:02:33.629000000</dc:date>
    <meta:document-statistic meta:table-count="0" meta:image-count="0" meta:object-count="1" meta:page-count="60" meta:paragraph-count="1114" meta:word-count="14263" meta:character-count="123089" meta:non-whitespace-character-count="9328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55pt"/>
    </style:style>
    <style:style style:name="co2" style:family="table-column">
      <style:table-column-properties fo:break-before="auto" style:column-width="41.95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style>
    <style:style style:name="ce3"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1k dataset" table:style-name="ta1" table:print="false">
        <table:table-column table:style-name="co1" table:default-cell-style-name="ce2"/>
        <table:table-column table:style-name="co2" table:default-cell-style-name="ce3"/>
        <table:table-row table:style-name="ro1">
          <table:table-cell table:style-name="Default" table:number-columns-repeated="2"/>
        </table:table-row>
        <table:table-row table:style-name="ro1">
          <table:table-cell table:style-name="ce1" office:value-type="string" calcext:value-type="string">
            <text:p>Class</text:p>
          </table:table-cell>
          <table:table-cell table:style-name="ce1" office:value-type="string" calcext:value-type="string">
            <text:p>Count</text:p>
          </table:table-cell>
        </table:table-row>
        <table:table-row table:style-name="ro1">
          <table:table-cell office:value-type="string" calcext:value-type="string">
            <text:p>schema:VideoObject</text:p>
          </table:table-cell>
          <table:table-cell office:value-type="float" office:value="5429" calcext:value-type="float">
            <text:p>5429</text:p>
          </table:table-cell>
        </table:table-row>
        <table:table-row table:style-name="ro1">
          <table:table-cell office:value-type="string" calcext:value-type="string">
            <text:p>schema:Language</text:p>
          </table:table-cell>
          <table:table-cell office:value-type="float" office:value="61" calcext:value-type="float">
            <text:p>61</text:p>
          </table:table-cell>
        </table:table-row>
        <table:table-row table:style-name="ro1">
          <table:table-cell office:value-type="string" calcext:value-type="string">
            <text:p>schema:MediaObject</text:p>
          </table:table-cell>
          <table:table-cell office:value-type="float" office:value="3818" calcext:value-type="float">
            <text:p>3818</text:p>
          </table:table-cell>
        </table:table-row>
        <table:table-row table:style-name="ro1">
          <table:table-cell office:value-type="string" calcext:value-type="string">
            <text:p>schema:MusicComposition</text:p>
          </table:table-cell>
          <table:table-cell office:value-type="float" office:value="2477" calcext:value-type="float">
            <text:p>2477</text:p>
          </table:table-cell>
        </table:table-row>
        <table:table-row table:style-name="ro1">
          <table:table-cell office:value-type="string" calcext:value-type="string">
            <text:p>schema:Person</text:p>
          </table:table-cell>
          <table:table-cell office:value-type="float" office:value="1908" calcext:value-type="float">
            <text:p>190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33.85pt" fo:margin-bottom="33.85pt" fo:margin-left="33.85pt" fo:margin-right="33.85pt"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06">00/00/0000</text:date>, <text:time style:data-style-name="N2" text:time-value="22:48:12.21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